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RomNo9L-Medi" svg:font-family="NimbusRomNo9L-Medi"/>
    <style:font-face style:name="AdvPS9B31" svg:font-family="AdvPS9B31" style:font-family-generic="roman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5.8cm"/>
    </style:style>
    <style:style style:name="co29" style:family="table-column">
      <style:table-column-properties fo:break-before="auto" style:column-width="4.49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6.63cm"/>
    </style:style>
    <style:style style:name="co32" style:family="table-column">
      <style:table-column-properties fo:break-before="auto" style:column-width="9.433cm"/>
    </style:style>
    <style:style style:name="co33" style:family="table-column">
      <style:table-column-properties fo:break-before="auto" style:column-width="4.577cm"/>
    </style:style>
    <style:style style:name="co34" style:family="table-column">
      <style:table-column-properties fo:break-before="auto" style:column-width="1.498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6.299cm"/>
    </style:style>
    <style:style style:name="co37" style:family="table-column">
      <style:table-column-properties fo:break-before="auto" style:column-width="3.108cm"/>
    </style:style>
    <style:style style:name="co17" style:family="table-column">
      <style:table-column-properties fo:break-before="auto" style:column-width="12.797cm"/>
    </style:style>
    <style:style style:name="co18" style:family="table-column">
      <style:table-column-properties fo:break-before="auto" style:column-width="4.246cm"/>
    </style:style>
    <style:style style:name="co19" style:family="table-column">
      <style:table-column-properties fo:break-before="auto" style:column-width="8.74cm"/>
    </style:style>
    <style:style style:name="co20" style:family="table-column">
      <style:table-column-properties fo:break-before="auto" style:column-width="6.659cm"/>
    </style:style>
    <style:style style:name="co21" style:family="table-column">
      <style:table-column-properties fo:break-before="auto" style:column-width="3.912cm"/>
    </style:style>
    <style:style style:name="co22" style:family="table-column">
      <style:table-column-properties fo:break-before="auto" style:column-width="12.016cm"/>
    </style:style>
    <style:style style:name="co23" style:family="table-column">
      <style:table-column-properties fo:break-before="auto" style:column-width="7.186cm"/>
    </style:style>
    <style:style style:name="co24" style:family="table-column">
      <style:table-column-properties fo:break-before="auto" style:column-width="5.965cm"/>
    </style:style>
    <style:style style:name="co25" style:family="table-column">
      <style:table-column-properties fo:break-before="auto" style:column-width="15.956cm"/>
    </style:style>
    <style:style style:name="co26" style:family="table-column">
      <style:table-column-properties fo:break-before="auto" style:column-width="2.746cm"/>
    </style:style>
    <style:style style:name="co27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316cm" fo:break-before="auto" style:use-optimal-row-height="false"/>
    </style:style>
    <style:style style:name="ro1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8" style:family="table-cell" style:parent-style-name="Default">
      <style:table-cell-properties fo:background-color="#cccccc" fo:border="0.088cm solid #000000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fo:background-color="#00cc00" fo:border-left="0.002cm solid #000000" fo:border-right="0.088cm solid #000000" fo:border-top="0.002cm solid #000000"/>
    </style:style>
    <style:style style:name="ce56" style:family="table-cell" style:parent-style-name="Default">
      <style:table-cell-properties fo:background-color="#cccccc" fo:border="0.088cm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02cm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 fo:border="0.002cm solid #000000"/>
    </style:style>
    <style:style style:name="ce5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02cm solid #000000" fo:background-color="#33ff99" fo:border-left="0.002cm solid #000000" fo:border-right="0.088cm solid #000000" fo:border-top="0.002cm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02cm solid #000000" fo:background-color="#ffcc00" fo:border-left="0.002cm solid #000000" fo:border-right="0.088cm solid #000000" fo:border-top="0.002cm solid #000000"/>
    </style:style>
    <style:style style:name="ce62" style:family="table-cell" style:parent-style-name="Default">
      <style:table-cell-properties fo:border-bottom="0.002cm solid #000000" fo:background-color="#ffff99" fo:border-left="0.002cm solid #000000" fo:border-right="0.088cm solid #000000" fo:border-top="0.002cm solid #000000"/>
    </style:style>
    <style:style style:name="ce63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64" style:family="table-cell" style:parent-style-name="Default">
      <style:table-cell-properties fo:background-color="#666666" fo:border="0.088cm solid #000000"/>
    </style:style>
    <style:style style:name="ce65" style:family="table-cell" style:parent-style-name="Default">
      <style:table-cell-properties fo:background-color="#666666" fo:border="0.002cm solid #000000"/>
    </style:style>
    <style:style style:name="ce66" style:family="table-cell" style:parent-style-name="Default">
      <style:table-cell-properties fo:background-color="#00cc00" fo:border="0.002cm solid #000000"/>
    </style:style>
    <style:style style:name="ce67" style:family="table-cell" style:parent-style-name="Default">
      <style:table-cell-properties fo:background-color="#ffff99" fo:border="0.002cm solid #000000"/>
    </style:style>
    <style:style style:name="ce68" style:family="table-cell" style:parent-style-name="Default">
      <style:table-cell-properties fo:background-color="#999999" fo:border="0.088cm solid #000000"/>
    </style:style>
    <style:style style:name="ce69" style:family="table-cell" style:parent-style-name="Default">
      <style:table-cell-properties fo:background-color="#00cc33" fo:border="0.002cm solid #000000"/>
    </style:style>
    <style:style style:name="ce70" style:family="table-cell" style:parent-style-name="Default">
      <style:table-cell-properties fo:background-color="#99ccff" fo:border="0.002cm solid #000000"/>
    </style:style>
    <style:style style:name="ce71" style:family="table-cell" style:parent-style-name="Default">
      <style:table-cell-properties fo:background-color="#33ff99" fo:border="0.002cm solid #000000"/>
    </style:style>
    <style:style style:name="ce72" style:family="table-cell" style:parent-style-name="Default">
      <style:table-cell-properties fo:background-color="#ffcc00" fo:border="0.088cm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2cm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02cm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37" style:family="table-cell" style:parent-style-name="Default">
      <style:text-properties style:use-window-font-color="true" style:text-outline="false" style:text-line-through-styl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40" style:family="table-cell" style:parent-style-name="Default">
      <style:table-cell-properties fo:background-color="#66ff66"/>
    </style:style>
    <style:style style:name="ce41" style:family="table-cell" style:parent-style-name="Default">
      <style:table-cell-properties fo:background-color="#ffff66"/>
    </style:style>
    <style:style style:name="ce42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66ccff"/>
    </style:style>
    <style:style style:name="ce45" style:family="table-cell" style:parent-style-name="Default">
      <style:table-cell-properties fo:background-color="#33ff99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/>
    <style:style style:name="ce80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3333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99ff66"/>
    </style:style>
    <style:style style:name="ce50" style:family="table-cell" style:parent-style-name="Default">
      <style:table-cell-properties fo:background-color="#ff9900"/>
    </style:style>
    <style:style style:name="ce51" style:family="table-cell" style:parent-style-name="Default">
      <style:table-cell-properties fo:background-color="#ffff99"/>
    </style:style>
    <style:style style:name="ce75" style:family="table-cell" style:parent-style-name="Default">
      <style:text-properties style:use-window-font-color="true" style:text-outline="false" style:text-line-through-styl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use-window-font-color="true" style:text-outline="false" style:text-line-through-styl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ackground-color="#ffffcc"/>
    </style:style>
    <style:style style:name="T6" style:family="text">
      <style:text-properties style:text-position="super 58%"/>
    </style:style>
    <style:style style:name="T5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8" style:family="text">
      <style:text-properties fo:color="#001ca6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4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</office:automatic-styles>
  <office:body>
    <office:spreadsheet>
      <table:table table:name="for_search" table:style-name="ta1" table:print="false">
        <table:table-column table:style-name="co25" table:default-cell-style-name="Default"/>
        <table:table-column table:style-name="co2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Структура и интерпретация компьютерных программ</text:p>
          </table:table-cell>
          <table:table-cell office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Автоматное программирование</text:p>
          </table:table-cell>
          <table:table-cell office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75" office:value-type="string">
            <text:p><text:span text:style-name="T4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>
            <text:p>Не заставляйте меня думать. Веб-юзабилити и здравый смысл</text:p>
          </table:table-cell>
          <table:table-cell office:value-type="string">
            <text:p>Steve Krug</text:p>
          </table:table-cell>
          <table:table-cell table:number-columns-repeated="3"/>
        </table:table-row>
        <table:table-row table:style-name="ro12">
          <table:table-cell table:style-name="ce76" office:value-type="string">
            <text:p>Libtool</text:p>
          </table:table-cell>
          <table:table-cell table:number-columns-repeated="4"/>
          <table:table-cell office:value-type="string">
            <text:p>Дизайн привычных вещей</text:p>
          </table:table-cell>
          <table:table-cell office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Человек в поисках смысла</text:p>
          </table:table-cell>
          <table:table-cell office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>
            <text:p>https://www.amazon.com/dp/B085C6LR8M?searchxofy=true&amp;ref_=dbs_s_aps_series_rwt</text:p>
          </table:table-cell>
          <table:table-cell office:value-type="string">
            <text:p>Reinforcement Learning, second edition: An Introduction</text:p>
          </table:table-cell>
          <table:table-cell office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babilistic Graphical Models: Principles and Techniques </text:p>
          </table:table-cell>
          <table:table-cell office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lements of Causal Inference: Foundations and Learning Algorithms</text:p>
          </table:table-cell>
          <table:table-cell office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oundations of Machine Learning</text:p>
          </table:table-cell>
          <table:table-cell office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chine Learning for Data Streams: with Practical Examples in MOA</text:p>
          </table:table-cell>
          <table:table-cell office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ural Network Methods in Natural Language Processing</text:p>
          </table:table-cell>
          <table:table-cell office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>
            <text:p>against elections</text:p>
          </table:table-cell>
          <table:table-cell office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>
            <text:p>Deep Work: Rules for Focused Success in a Distracted World </text:p>
          </table:table-cell>
          <table:table-cell office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>
            <text:p>Peak: Secrets from the New Science of Expertise</text:p>
          </table:table-cell>
          <table:table-cell office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>
            <text:p>The Power of Habit: Why We Do What We Do in Life and Business</text:p>
          </table:table-cell>
          <table:table-cell office:value-type="string">
            <text:p>Charles Duhigg</text:p>
          </table:table-cell>
          <table:table-cell/>
          <table:table-cell office:value-type="string">
            <text:p>Books №</text:p>
          </table:table-cell>
          <table:table-cell office:value-type="string">
            <text:p>reading priority</text:p>
          </table:table-cell>
          <table:table-cell table:style-name="ce77" office:value-type="string">
            <text:p>HIGH</text:p>
          </table:table-cell>
          <table:table-cell table:style-name="ce77" office:value-type="string">
            <text:p>page</text:p>
          </table:table-cell>
          <table:table-cell table:style-name="ce81" office:value-type="string">
            <text:p>Moderate</text:p>
          </table:table-cell>
          <table:table-cell table:style-name="ce81" office:value-type="string">
            <text:p>page</text:p>
          </table:table-cell>
          <table:table-cell table:style-name="ce82" office:value-type="string">
            <text:p>low</text:p>
          </table:table-cell>
        </table:table-row>
        <table:table-row table:style-name="ro1">
          <table:table-cell office:value-type="string">
            <text:p>Large-Scale C++ Volume I: Process and Architecture </text:p>
          </table:table-cell>
          <table:table-cell office:value-type="string">
            <text:p>John Lak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++ Primer</text:p>
          </table:table-cell>
          <table:table-cell office:value-type="float" office:value="606">
            <text:p>606</text:p>
          </table:table-cell>
          <table:table-cell office:value-type="string">
            <text:p>Artificial minds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https://nlp.stanford.edu/IR-book/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C++ Concurrency in Action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3">
          <table:table-cell office:value-type="string">
            <text:p>https://nlp.stanford.edu/fsnlp/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Data Structures and Algorithm</text:p>
            <text:p>Analysis</text:p>
            <text:p>Edition 3.2 (C++ Version)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https://web.stanford.edu/~jurafsky/slp3/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The Legacy code programmers toolbox</text:p>
          </table:table-cell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how the body shapes the mind</text:p>
          </table:table-cell>
          <table:table-cell office:value-type="string">
            <text:p>gallaher</text:p>
          </table:table-cell>
          <table:table-cell table:number-columns-repeated="3"/>
          <table:table-cell office:value-type="string">
            <text:p>Head First Java</text:p>
          </table:table-cell>
          <table:table-cell office:value-type="float" office:value="903">
            <text:p>903</text:p>
          </table:table-cell>
          <table:table-cell table:number-columns-repeated="3"/>
        </table:table-row>
        <table:table-row table:style-name="ro1">
          <table:table-cell office:value-type="string">
            <text:p>Hearing Gesture</text:p>
          </table:table-cell>
          <table:table-cell office:value-type="string">
            <text:p>Goldin-Meadow</text:p>
          </table:table-cell>
          <table:table-cell table:number-columns-repeated="3"/>
          <table:table-cell office:value-type="string">
            <text:p>Head First Android Development</text:p>
          </table:table-cell>
          <table:table-cell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string">
            <text:p>Artificial You: AI and the Future of Your Mind</text:p>
          </table:table-cell>
          <table:table-cell office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>
            <text:p>Artificial Intelligence: A Guide for Thinking Humans</text:p>
          </table:table-cell>
          <table:table-cell office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>
            <text:p>Vehicles: Experiments in Synthetic Psychology</text:p>
          </table:table-cell>
          <table:table-cell office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полиамория. Свобода выбирать</text:p>
          </table:table-cell>
          <table:table-cell office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he Fear Paradox</text:p>
          </table:table-cell>
          <table:table-cell office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Сказать жизни да</text:p>
          </table:table-cell>
          <table:table-cell office:value-type="string">
            <text:p>Виктор Франкл</text:p>
          </table:table-cell>
          <table:table-cell table:style-name="ce52" office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>
            <text:p>Человек в поисках смысла</text:p>
          </table:table-cell>
          <table:table-cell office:value-type="string">
            <text:p>Виктор Франкл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Quantum Reality</text:p>
          </table:table-cell>
          <table:table-cell office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>
            <text:p>The Cosmic Blueprint</text:p>
          </table:table-cell>
          <table:table-cell office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>
            <text:p>War, What is it Good For</text:p>
          </table:table-cell>
          <table:table-cell office:value-type="string">
            <text:p>Ian Morris</text:p>
          </table:table-cell>
          <table:table-cell table:number-columns-repeated="8"/>
        </table:table-row>
        <table:named-expressions/>
      </table:table>
      <table:table table:name="read" table:style-name="ta1" table:print="false"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9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9"/>
        <table:table-column table:style-name="co2" table:visibility="collapse" table:default-cell-style-name="ce9"/>
        <table:table-column table:style-name="co2" table:number-columns-repeated="9" table:default-cell-style-name="ce9"/>
        <table:table-column table:style-name="co2" table:visibility="collapse" table:default-cell-style-name="ce9"/>
        <table:table-column table:style-name="co2" table:number-columns-repeated="9" table:default-cell-style-name="ce9"/>
        <table:table-column table:style-name="co2" table:visibility="collapse" table:default-cell-style-name="ce9"/>
        <table:table-column table:style-name="co2" table:number-columns-repeated="21" table:default-cell-style-name="ce9"/>
        <table:table-row table:style-name="ro1">
          <table:table-cell table:style-name="ce56" office:value-type="string" table:number-columns-spanned="3" table:number-rows-spanned="1">
            <text:p>General books</text:p>
          </table:table-cell>
          <table:covered-table-cell table:number-columns-repeated="2" table:style-name="ce56"/>
          <table:table-cell table:style-name="ce64"/>
          <table:table-cell table:style-name="ce56" office:value-type="string" table:number-columns-spanned="3" table:number-rows-spanned="1">
            <text:p>Algorithms</text:p>
          </table:table-cell>
          <table:covered-table-cell table:number-columns-repeated="2" table:style-name="ce64"/>
          <table:table-cell table:style-name="ce56" office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>
            <text:p>https://arxiv.org/abs/2005.10825v1</text:p>
          </table:covered-table-cell>
          <table:table-cell table:style-name="ce64"/>
          <table:table-cell table:style-name="ce56" office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18"/>
          <table:table-cell table:style-name="ce18" office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18" office:value-type="string">
            <text:p>Gamedev</text:p>
          </table:table-cell>
          <table:table-cell table:style-name="ce18" table:number-columns-repeated="2"/>
          <table:table-cell table:style-name="ce18" office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18"/>
          <table:table-cell table:style-name="ce18" office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18"/>
          <table:table-cell table:style-name="ce18" office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56" office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56" office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56" office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56" office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60" office:value-type="string">
            <text:p>Progress</text:p>
          </table:table-cell>
          <table:table-cell/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60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note</text:p>
          </table:table-cell>
          <table:table-cell table:style-name="ce57" office:value-type="string">
            <text:p>Progress</text:p>
          </table:table-cell>
          <table:table-cell/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note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/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71"/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71"/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Author</text:p>
          </table:table-cell>
          <table:table-cell table:style-name="ce57" office:value-type="string">
            <text:p>Progress</text:p>
          </table:table-cell>
          <table:table-cell table:style-name="ce57" office:value-type="string">
            <text:p>Title</text:p>
          </table:table-cell>
          <table:table-cell table:style-name="ce57" office:value-type="string">
            <text:p>Where or author</text:p>
          </table:table-cell>
          <table:table-cell table:style-name="ce57" office:value-type="string">
            <text:p>Progress</text:p>
          </table:table-cell>
        </table:table-row>
        <table:table-row table:style-name="ro12">
          <table:table-cell office:value-type="string">
            <text:p>The Art Of Computer Programming - Fundamental Algorithms (3rd edition Volume 1)</text:p>
          </table:table-cell>
          <table:table-cell office:value-type="string">
            <text:p>Donald Knuth</text:p>
          </table:table-cell>
          <table:table-cell table:style-name="ce61" office:value-type="float" office:value="27">
            <text:p>27</text:p>
          </table:table-cell>
          <table:table-cell/>
          <table:table-cell table:style-name="ce9" office:value-type="string">
            <text:p>Introduction to Algorithms</text:p>
          </table:table-cell>
          <table:table-cell table:style-name="ce9" office:value-type="string">
            <text:p>CLRS</text:p>
          </table:table-cell>
          <table:table-cell table:style-name="ce63" office:value-type="float" office:value="24">
            <text:p>24</text:p>
          </table:table-cell>
          <table:table-cell office:value-type="string">
            <text:p>Neural Networks for Applied Sciences and Engineering</text:p>
          </table:table-cell>
          <table:table-cell table:style-name="ce59" office:value-type="string">
            <text:p>Sandhya Samarasinghe</text:p>
          </table:table-cell>
          <table:table-cell table:style-name="ce59"/>
          <table:table-cell table:style-name="ce66" office:value-type="string">
            <text:p>complete</text:p>
          </table:table-cell>
          <table:table-cell/>
          <table:table-cell office:value-type="string">
            <text:p>Artificial intelligence The very Idea</text:p>
          </table:table-cell>
          <table:table-cell office:value-type="string">
            <text:p>John Haugeland</text:p>
          </table:table-cell>
          <table:table-cell/>
          <table:table-cell table:style-name="ce69" office:value-type="string">
            <text:p>complete</text:p>
          </table:table-cell>
          <table:table-cell office:value-type="string">
            <text:p>Programming Principles And Practice Using C++ 2nd Edition</text:p>
          </table:table-cell>
          <table:table-cell office:value-type="string">
            <text:p>Bjarne Stroustrup</text:p>
          </table:table-cell>
          <table:table-cell table:style-name="ce66" office:value-type="string">
            <text:p>complete</text:p>
          </table:table-cell>
          <table:table-cell/>
          <table:table-cell office:value-type="string">
            <text:p>ASP.NET Core in action</text:p>
          </table:table-cell>
          <table:table-cell office:value-type="string">
            <text:p>Andrew Lock</text:p>
          </table:table-cell>
          <table:table-cell office:value-type="float" office:value="205">
            <text:p>205</text:p>
          </table:table-cell>
          <table:table-cell office:value-type="string">
            <text:p>game programming in c++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C Tips from the New School - 2nd Edition</text:p>
          </table:table-cell>
          <table:table-cell office:value-type="string">
            <text:p>Ben Klemens</text:p>
          </table:table-cell>
          <table:table-cell table:style-name="ce67" office:value-type="float" office:value="209">
            <text:p>209</text:p>
          </table:table-cell>
          <table:table-cell/>
          <table:table-cell office:value-type="string">
            <text:p>Head First Java</text:p>
          </table:table-cell>
          <table:table-cell/>
          <table:table-cell office:value-type="float" office:value="213">
            <text:p>213</text:p>
          </table:table-cell>
          <table:table-cell office:value-type="string">
            <text:p>Spaceship Go</text:p>
          </table:table-cell>
          <table:table-cell office:value-type="string">
            <text:p>Blas Rodriguez Irizar </text:p>
          </table:table-cell>
          <table:table-cell office:value-type="string">
            <text:p><text:a xlink:href="https://blasrodri.github.io/spaceship-go-gh-pages/">https://blasrodri.github.io/spaceship-go-gh-pages/</text:a></text:p>
          </table:table-cell>
          <table:table-cell office:value-type="string">
            <text:p>Learning Python</text:p>
          </table:table-cell>
          <table:table-cell table:style-name="ce25" office:value-type="string">
            <text:p>Mark Lutz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Eloquent JavaScript 2nd Edition</text:p>
          </table:table-cell>
          <table:table-cell office:value-type="string">
            <text:p>Marijn Haverbeke</text:p>
          </table:table-cell>
          <table:table-cell table:style-name="ce67" office:value-type="float" office:value="12">
            <text:p>12</text:p>
          </table:table-cell>
          <table:table-cell office:value-type="string">
            <text:p>Microservices Patterns</text:p>
          </table:table-cell>
          <table:table-cell office:value-type="string">
            <text:p>Chris Richardson</text:p>
          </table:table-cell>
          <table:table-cell table:style-name="ce67"/>
          <table:table-cell office:value-type="string">
            <text:p>Calculus for the practical man</text:p>
          </table:table-cell>
          <table:table-cell/>
          <table:table-cell table:style-name="ce66" office:value-type="string">
            <text:p>done</text:p>
          </table:table-cell>
          <table:table-cell table:style-name="ce58" office:value-type="string">
            <text:p>Oracle PL/SQL programming</text:p>
          </table:table-cell>
          <table:table-cell table:style-name="ce58" office:value-type="string">
            <text:p>Steven Feuerstein</text:p>
          </table:table-cell>
          <table:table-cell table:style-name="ce58" office:value-type="float" office:value="8">
            <text:p>8</text:p>
          </table:table-cell>
          <table:table-cell office:value-type="string">
            <text:p>An Embedded Software Primer </text:p>
          </table:table-cell>
          <table:table-cell office:value-type="string">
            <text:p>David E. Simon</text:p>
          </table:table-cell>
          <table:table-cell table:style-name="ce58"/>
          <table:table-cell office:value-type="string">
            <text:p>Kubernetes in Action</text:p>
          </table:table-cell>
          <table:table-cell office:value-type="string">
            <text:p>Marko Lukša</text:p>
          </table:table-cell>
          <table:table-cell table:style-name="ce58"/>
          <table:table-cell office:value-type="string">
            <text:p>Single variable calculus</text:p>
          </table:table-cell>
          <table:table-cell office:value-type="string">
            <text:p>MIT</text:p>
          </table:table-cell>
          <table:table-cell table:style-name="ce66"/>
        </table:table-row>
        <table:table-row table:style-name="ro4">
          <table:table-cell table:number-columns-repeated="2"/>
          <table:table-cell table:style-name="ce62"/>
          <table:table-cell/>
          <table:table-cell office:value-type="string">
            <text:p>Grokking algorithms</text:p>
          </table:table-cell>
          <table:table-cell office:value-type="string">
            <text:p>Aditya Y. Bhargava</text:p>
          </table:table-cell>
          <table:table-cell table:style-name="ce52" office:value-type="string">
            <text:p>complete, revisit last two chapters</text:p>
          </table:table-cell>
          <table:table-cell office:value-type="string">
            <text:p>Machine Learning. Probabilistic perspective</text:p>
          </table:table-cell>
          <table:table-cell office:value-type="string">
            <text:p>Murphy</text:p>
          </table:table-cell>
          <table:table-cell/>
          <table:table-cell table:style-name="ce67" office:value-type="float" office:value="34">
            <text:p>34</text:p>
          </table:table-cell>
          <table:table-cell/>
          <table:table-cell office:value-type="string">
            <text:p>Robot Sex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The C++ Programming Language 4<text:span text:style-name="T6">th</text:span> Edition</text:p>
          </table:table-cell>
          <table:table-cell office:value-type="string">
            <text:p>Bjarne Stroustrup</text:p>
          </table:table-cell>
          <table:table-cell table:style-name="ce67" office:value-type="float" office:value="489">
            <text:p>489</text:p>
          </table:table-cell>
          <table:table-cell/>
          <table:table-cell office:value-type="string">
            <text:p>Learn C# in one day</text:p>
          </table:table-cell>
          <table:table-cell/>
          <table:table-cell table:style-name="ce66" office:value-type="string">
            <text:p>complete</text:p>
          </table:table-cell>
          <table:table-cell table:number-columns-repeated="3"/>
          <table:table-cell office:value-type="string">
            <text:p>Modern C</text:p>
          </table:table-cell>
          <table:table-cell office:value-type="string">
            <text:p>Jens Gustedt</text:p>
          </table:table-cell>
          <table:table-cell table:number-columns-repeated="2"/>
          <table:table-cell office:value-type="string">
            <text:p>Thinking in Java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go for dummie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bite of python</text:p>
          </table:table-cell>
          <table:table-cell/>
          <table:table-cell table:style-name="ce66" office:value-type="string">
            <text:p>complete</text:p>
          </table:table-cell>
          <table:table-cell/>
          <table:table-cell office:value-type="string">
            <text:p>A Smarter Way to Learn HTML &amp; CSS Learn it faster</text:p>
          </table:table-cell>
          <table:table-cell office:value-type="string">
            <text:p>Mark Myers</text:p>
          </table:table-cell>
          <table:table-cell table:style-name="ce67" office:value-type="float" office:value="19">
            <text:p>19</text:p>
          </table:table-cell>
          <table:table-cell office:value-type="string">
            <text:p>Microservices Security in Action </text:p>
          </table:table-cell>
          <table:table-cell office:value-type="string">
            <text:p>Prabath Siriwardena and Nuwan Dias</text:p>
          </table:table-cell>
          <table:table-cell table:style-name="ce67"/>
          <table:table-cell office:value-type="string">
            <text:p>Calculus</text:p>
          </table:table-cell>
          <table:table-cell office:value-type="string">
            <text:p>Strang</text:p>
          </table:table-cell>
          <table:table-cell table:style-name="ce67" office:value-type="string">
            <text:p>Ch 4</text:p>
          </table:table-cell>
          <table:table-cell table:style-name="ce58" office:value-type="string">
            <text:p>Oracle Database Database PL/SQL Language Reference, 12c</text:p>
          </table:table-cell>
          <table:table-cell table:style-name="ce58" table:number-columns-repeated="2"/>
          <table:table-cell office:value-type="string">
            <text:p>Making Embedded Systems: Design Patterns for Great Software </text:p>
          </table:table-cell>
          <table:table-cell office:value-type="string">
            <text:p>Elecia White</text:p>
          </table:table-cell>
          <table:table-cell table:style-name="ce58"/>
          <table:table-cell office:value-type="string">
            <text:p>Learn Docker in a Month of Lunches</text:p>
          </table:table-cell>
          <table:table-cell office:value-type="string">
            <text:p>Elton Stoneman</text:p>
          </table:table-cell>
          <table:table-cell table:style-name="ce58"/>
          <table:table-cell office:value-type="string">
            <text:p>Multivariable Calculus</text:p>
          </table:table-cell>
          <table:table-cell office:value-type="string">
            <text:p>MIT</text:p>
          </table:table-cell>
          <table:table-cell table:style-name="ce66"/>
        </table:table-row>
        <table:table-row table:style-name="ro12">
          <table:table-cell office:value-type="string">
            <text:p>Computer Science an Overview</text:p>
          </table:table-cell>
          <table:table-cell table:style-name="ce59" office:value-type="string">
            <text:p>Brookshear, Brylov</text:p>
          </table:table-cell>
          <table:table-cell table:style-name="ce52" office:value-type="string">
            <text:p>complete</text:p>
          </table:table-cell>
          <table:table-cell table:number-columns-repeated="4"/>
          <table:table-cell office:value-type="string">
            <text:p>Deep Learning</text:p>
          </table:table-cell>
          <table:table-cell office:value-type="string">
            <text:p>Goodfellow, Bengio, Courville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string">
            <text:p>Artificial Minds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string">
            <text:p>Game Programming Using QT</text:p>
          </table:table-cell>
          <table:table-cell office:value-type="string">
            <text:p>Wysota, Haas</text:p>
          </table:table-cell>
          <table:table-cell table:style-name="ce70" office:value-type="float" office:value="76">
            <text:p>76</text:p>
          </table:table-cell>
          <table:table-cell/>
          <table:table-cell office:value-type="string">
            <text:p>Code like a pro in C#</text:p>
          </table:table-cell>
          <table:table-cell office:value-type="string">
            <text:p>Jort Rodenburg</text:p>
          </table:table-cell>
          <table:table-cell office:value-type="float" office:value="83">
            <text:p>83</text:p>
          </table:table-cell>
          <table:table-cell table:number-columns-repeated="13"/>
          <table:table-cell office:value-type="string">
            <text:p>Programming Python</text:p>
          </table:table-cell>
          <table:table-cell table:style-name="ce25" office:value-type="string">
            <text:p>Mark Lutz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SmarterWaytoLearnJavaScript</text:p>
          </table:table-cell>
          <table:table-cell office:value-type="string">
            <text:p>Mark Myers</text:p>
          </table:table-cell>
          <table:table-cell table:style-name="ce67" office:value-type="float" office:value="11">
            <text:p>11</text:p>
          </table:table-cell>
          <table:table-cell office:value-type="string">
            <text:p>Microservices in .NET Core</text:p>
          </table:table-cell>
          <table:table-cell office:value-type="string">
            <text:p>Christian Horsdal Gammelgaard</text:p>
          </table:table-cell>
          <table:table-cell table:style-name="ce67"/>
          <table:table-cell office:value-type="string">
            <text:p>Advanced calculus </text:p>
          </table:table-cell>
          <table:table-cell office:value-type="string">
            <text:p>Woods</text:p>
          </table:table-cell>
          <table:table-cell table:style-name="ce67" office:value-type="string">
            <text:p>Ch 2</text:p>
          </table:table-cell>
          <table:table-cell table:style-name="ce58" office:value-type="string">
            <text:p>Learning PL SQL</text:p>
          </table:table-cell>
          <table:table-cell table:style-name="ce58"/>
          <table:table-cell table:style-name="ce58" office:value-type="float" office:value="151">
            <text:p>151</text:p>
          </table:table-cell>
          <table:table-cell table:number-columns-repeated="2"/>
          <table:table-cell table:style-name="ce58"/>
          <table:table-cell office:value-type="string">
            <text:p>Bootstrapping Microservices with Docker, Kubernetes, and Terraform</text:p>
          </table:table-cell>
          <table:table-cell office:value-type="string">
            <text:p>Ashley Davis</text:p>
          </table:table-cell>
          <table:table-cell table:style-name="ce58"/>
          <table:table-cell office:value-type="string">
            <text:p>Introduction to probability</text:p>
          </table:table-cell>
          <table:table-cell office:value-type="string">
            <text:p>MIT</text:p>
          </table:table-cell>
          <table:table-cell table:style-name="ce67"/>
        </table:table-row>
        <table:table-row table:style-name="ro1">
          <table:table-cell office:value-type="string">
            <text:p>Introduction to computing systems</text:p>
          </table:table-cell>
          <table:table-cell office:value-type="string">
            <text:p>Patt, Pattel</text:p>
          </table:table-cell>
          <table:table-cell table:style-name="ce52" office:value-type="string">
            <text:p>complete (no appendices)</text:p>
          </table:table-cell>
          <table:table-cell table:number-columns-repeated="4"/>
          <table:table-cell office:value-type="string">
            <text:p>intro to Machine Learning with Python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Effective CPP</text:p>
          </table:table-cell>
          <table:table-cell office:value-type="string">
            <text:p>Meyers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# in Depth</text:p>
          </table:table-cell>
          <table:table-cell office:value-type="string">
            <text:p><text:s/>Jon Skeet</text:p>
          </table:table-cell>
          <table:table-cell table:number-columns-repeated="14"/>
          <table:table-cell office:value-type="string">
            <text:p>Learning pandas</text:p>
          </table:table-cell>
          <table:table-cell office:value-type="string">
            <text:p>Harrison, Prentiss</text:p>
          </table:table-cell>
          <table:table-cell table:style-name="ce66" office:value-type="string">
            <text:p>complete</text:p>
          </table:table-cell>
          <table:table-cell/>
          <table:table-cell office:value-type="string">
            <text:p>Your First Meteor Application</text:p>
          </table:table-cell>
          <table:table-cell office:value-type="string">
            <text:p>David Turnbull</text:p>
          </table:table-cell>
          <table:table-cell table:style-name="ce67" office:value-type="float" office:value="27">
            <text:p>27</text:p>
          </table:table-cell>
          <table:table-cell table:number-columns-repeated="2"/>
          <table:table-cell table:style-name="ce67"/>
          <table:table-cell/>
          <table:table-cell office:value-type="string">
            <text:p>Колмогоров</text:p>
          </table:table-cell>
          <table:table-cell table:style-name="ce67" office:value-type="float" office:value="15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>
            <text:p>Matrix Methods in Data Analysis, Signal Processing, and Machine Learning</text:p>
          </table:table-cell>
          <table:table-cell office:value-type="string">
            <text:p>MIT</text:p>
          </table:table-cell>
          <table:table-cell table:style-name="ce67"/>
        </table:table-row>
        <table:table-row table:style-name="ro1">
          <table:table-cell office:value-type="string">
            <text:p>Structured computer organization</text:p>
          </table:table-cell>
          <table:table-cell office:value-type="string">
            <text:p>A. Tanenbaum</text:p>
          </table:table-cell>
          <table:table-cell table:style-name="ce52" office:value-type="string">
            <text:p>complete</text:p>
          </table:table-cell>
          <table:table-cell table:number-columns-repeated="4"/>
          <table:table-cell office:value-type="string">
            <text:p>python for data analysis</text:p>
          </table:table-cell>
          <table:table-cell table:number-columns-repeated="2"/>
          <table:table-cell office:value-type="float" office:value="211">
            <text:p>211</text:p>
          </table:table-cell>
          <table:table-cell table:number-columns-repeated="5"/>
          <table:table-cell office:value-type="string">
            <text:p>effective stl</text:p>
          </table:table-cell>
          <table:table-cell office:value-type="string">
            <text:p>Meyer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LR via C#</text:p>
          </table:table-cell>
          <table:table-cell office:value-type="string">
            <text:p>Jeffrey Richter</text:p>
          </table:table-cell>
          <table:table-cell table:number-columns-repeated="14"/>
          <table:table-cell office:value-type="string">
            <text:p>numerical python</text:p>
          </table:table-cell>
          <table:table-cell office:value-type="string">
            <text:p>Johansson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you don't know js yet - get started</text:p>
          </table:table-cell>
          <table:table-cell office:value-type="string">
            <text:p>Kyle Simpson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Linear Algebra step by step</text:p>
          </table:table-cell>
          <table:table-cell office:value-type="string">
            <text:p>Kuldeep Singh</text:p>
          </table:table-cell>
          <table:table-cell office:value-type="float" office:value="208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>
            <text:p>Artificial Intelligence</text:p>
          </table:table-cell>
          <table:table-cell office:value-type="string">
            <text:p>MIT</text:p>
          </table:table-cell>
          <table:table-cell/>
        </table:table-row>
        <table:table-row table:style-name="ro1">
          <table:table-cell office:value-type="string">
            <text:p>OS practices and principles</text:p>
          </table:table-cell>
          <table:table-cell office:value-type="string">
            <text:p>Fnderson, Dahlin</text:p>
          </table:table-cell>
          <table:table-cell table:style-name="ce63" office:value-type="string">
            <text:p>124 vol 2</text:p>
          </table:table-cell>
          <table:table-cell table:number-columns-repeated="4"/>
          <table:table-cell office:value-type="string">
            <text:p>Tensorflow 2 keras</text:p>
          </table:table-cell>
          <table:table-cell/>
          <table:table-cell office:value-type="string">
            <text:p>chapter references – for future read</text:p>
          </table:table-cell>
          <table:table-cell office:value-type="float" office:value="151">
            <text:p>151</text:p>
          </table:table-cell>
          <table:table-cell table:number-columns-repeated="5"/>
          <table:table-cell office:value-type="string">
            <text:p>Primer plus</text:p>
          </table:table-cell>
          <table:table-cell office:value-type="string">
            <text:p>prata</text:p>
          </table:table-cell>
          <table:table-cell table:style-name="ce52" office:value-type="string">
            <text:p>complete, revisit appendices f and g</text:p>
          </table:table-cell>
          <table:table-cell/>
          <table:table-cell office:value-type="string">
            <text:p>Effective C#</text:p>
          </table:table-cell>
          <table:table-cell office:value-type="string">
            <text:p>Bill Wagner</text:p>
          </table:table-cell>
          <table:table-cell table:number-columns-repeated="14"/>
          <table:table-cell office:value-type="string">
            <text:p>Python Unlocked</text:p>
          </table:table-cell>
          <table:table-cell table:number-columns-repeated="9"/>
          <table:table-cell office:value-type="string">
            <text:p>Intro to probability</text:p>
          </table:table-cell>
          <table:table-cell/>
          <table:table-cell office:value-type="float" office:value="222">
            <text:p>222</text:p>
          </table:table-cell>
          <table:table-cell table:number-columns-repeated="9"/>
          <table:table-cell office:value-type="string">
            <text:p>Differential Equations</text:p>
          </table:table-cell>
          <table:table-cell office:value-type="string">
            <text:p>MIT</text:p>
          </table:table-cell>
          <table:table-cell/>
        </table:table-row>
        <table:table-row table:style-name="ro1">
          <table:table-cell office:value-type="string">
            <text:p>Как перестать учить язык и начать на нём жить</text:p>
          </table:table-cell>
          <table:table-cell office:value-type="string">
            <text:p>А. Иванова</text:p>
          </table:table-cell>
          <table:table-cell table:style-name="ce52" office:value-type="string">
            <text:p>complete</text:p>
          </table:table-cell>
          <table:table-cell table:number-columns-repeated="4"/>
          <table:table-cell office:value-type="string">
            <text:p>https://christophm.github.io/interpretable-ml-book/intro.html</text:p>
          </table:table-cell>
          <table:table-cell table:number-columns-repeated="8"/>
          <table:table-cell office:value-type="string">
            <text:p>Primer</text:p>
          </table:table-cell>
          <table:table-cell office:value-type="string">
            <text:p>lippman</text:p>
          </table:table-cell>
          <table:table-cell table:style-name="ce67" office:value-type="float" office:value="529">
            <text:p>529</text:p>
          </table:table-cell>
          <table:table-cell/>
          <table:table-cell office:value-type="string">
            <text:p>.NET Core in Action</text:p>
          </table:table-cell>
          <table:table-cell office:value-type="string">
            <text:p>Dustin Metzgar</text:p>
          </table:table-cell>
          <table:table-cell table:number-columns-repeated="14"/>
          <table:table-cell office:value-type="string">
            <text:p>python list of free books</text:p>
          </table:table-cell>
          <table:table-cell/>
          <table:table-cell office:value-type="string">
            <text:p>https://github.com/pamoroso/free-python-books</text:p>
          </table:table-cell>
          <table:table-cell table:number-columns-repeated="19"/>
          <table:table-cell office:value-type="string">
            <text:p>CS231n: Convolutional Neural Networks for Visual Recognition</text:p>
          </table:table-cell>
          <table:table-cell office:value-type="string">
            <text:p>stanford</text:p>
          </table:table-cell>
          <table:table-cell/>
        </table:table-row>
        <table:table-row table:style-name="ro1">
          <table:table-cell office:value-type="string">
            <text:p>Better angels of our nature</text:p>
          </table:table-cell>
          <table:table-cell office:value-type="string">
            <text:p>S. Pincker</text:p>
          </table:table-cell>
          <table:table-cell table:style-name="ce63" office:value-type="float" office:value="302">
            <text:p>302</text:p>
          </table:table-cell>
          <table:table-cell table:number-columns-repeated="4"/>
          <table:table-cell office:value-type="string">
            <text:p>Deep Learning with Python</text:p>
          </table:table-cell>
          <table:table-cell office:value-type="string">
            <text:p>F. Chollet</text:p>
          </table:table-cell>
          <table:table-cell table:number-columns-repeated="7"/>
          <table:table-cell office:value-type="string">
            <text:p>Thinking in C++ vol 1</text:p>
          </table:table-cell>
          <table:table-cell office:value-type="string">
            <text:p>Bruce Eckel</text:p>
          </table:table-cell>
          <table:table-cell table:style-name="ce67" office:value-type="float" office:value="159">
            <text:p>159</text:p>
          </table:table-cell>
          <table:table-cell/>
          <table:table-cell office:value-type="string">
            <text:p>Entity Framework Core in Action</text:p>
          </table:table-cell>
          <table:table-cell office:value-type="string">
            <text:p>John Smith</text:p>
          </table:table-cell>
          <table:table-cell table:number-columns-repeated="36"/>
          <table:table-cell office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>
            <text:p>Legacy code: prog. Toolbox</text:p>
          </table:table-cell>
          <table:table-cell office:value-type="string">
            <text:p>J. Boccara</text:p>
          </table:table-cell>
          <table:table-cell table:style-name="ce63" office:value-type="string">
            <text:p>Part 1</text:p>
          </table:table-cell>
          <table:table-cell table:number-columns-repeated="4"/>
          <table:table-cell office:value-type="string">
            <text:p>practival statistics for data scientists</text:p>
          </table:table-cell>
          <table:table-cell table:number-columns-repeated="8"/>
          <table:table-cell office:value-type="string">
            <text:p>Thinking in C++ vol 2</text:p>
          </table:table-cell>
          <table:table-cell office:value-type="string">
            <text:p>Bruce Eckel</text:p>
          </table:table-cell>
          <table:table-cell table:number-columns-repeated="2"/>
          <table:table-cell office:value-type="string">
            <text:p>Concurrent Programming on Windows</text:p>
          </table:table-cell>
          <table:table-cell office:value-type="string">
            <text:p>Joe Duffy</text:p>
          </table:table-cell>
          <table:table-cell table:number-columns-repeated="36"/>
          <table:table-cell office:value-type="string">
            <text:p>CS234: Reinforcement Learning</text:p>
          </table:table-cell>
          <table:table-cell office:value-type="string">
            <text:p>stanford</text:p>
          </table:table-cell>
          <table:table-cell/>
        </table:table-row>
        <table:table-row table:style-name="ro1">
          <table:table-cell table:style-name="Default" office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>
            <text:p>Accelerated C++</text:p>
          </table:table-cell>
          <table:table-cell office:value-type="string">
            <text:p>Koenig, Moo</text:p>
          </table:table-cell>
          <table:table-cell office:value-type="float" office:value="44">
            <text:p>44</text:p>
          </table:table-cell>
          <table:table-cell table:number-columns-repeated="39"/>
          <table:table-cell office:value-type="string">
            <text:p>Intro to Linear algebra 18.05</text:p>
          </table:table-cell>
          <table:table-cell office:value-type="string">
            <text:p>MIT</text:p>
          </table:table-cell>
          <table:table-cell/>
        </table:table-row>
        <table:table-row table:style-name="ro1">
          <table:table-cell office:value-type="string">
            <text:p>Software Exorcism</text:p>
          </table:table-cell>
          <table:table-cell office:value-type="string">
            <text:p>Bill Blunden</text:p>
          </table:table-cell>
          <table:table-cell table:style-name="ce63"/>
          <table:table-cell table:number-columns-repeated="13"/>
          <table:table-cell office:value-type="string">
            <text:p>Hands on embedded programming with c++17</text:p>
          </table:table-cell>
          <table:table-cell/>
          <table:table-cell office:value-type="float" office:value="40">
            <text:p>40</text:p>
          </table:table-cell>
          <table:table-cell table:number-columns-repeated="39"/>
          <table:table-cell office:value-type="string">
            <text:p>linalgebra and learning from data 18.065</text:p>
          </table:table-cell>
          <table:table-cell office:value-type="string">
            <text:p>MIT</text:p>
          </table:table-cell>
          <table:table-cell/>
        </table:table-row>
        <table:table-row table:style-name="ro1">
          <table:table-cell table:style-name="Default" office:value-type="string">
            <text:p>Organon</text:p>
          </table:table-cell>
          <table:table-cell office:value-type="string">
            <text:p>Aristotle</text:p>
          </table:table-cell>
          <table:table-cell table:style-name="ce63" office:value-type="float" office:value="26">
            <text:p>26</text:p>
          </table:table-cell>
          <table:table-cell table:number-columns-repeated="13"/>
          <table:table-cell office:value-type="string">
            <text:p>Tour in C++</text:p>
          </table:table-cell>
          <table:table-cell/>
          <table:table-cell office:value-type="float" office:value="13">
            <text:p>13</text:p>
          </table:table-cell>
          <table:table-cell table:number-columns-repeated="39"/>
          <table:table-cell office:value-type="string">
            <text:p>rational unified process certification</text:p>
          </table:table-cell>
          <table:table-cell office:value-type="string">
            <text:p>IBM</text:p>
          </table:table-cell>
          <table:table-cell/>
        </table:table-row>
        <table:table-row table:style-name="ro1">
          <table:table-cell office:value-type="string">
            <text:p>Clean Code </text:p>
          </table:table-cell>
          <table:table-cell office:value-type="string">
            <text:p>Robert Martin</text:p>
          </table:table-cell>
          <table:table-cell table:style-name="ce52" office:value-type="string">
            <text:p>Complete, return later for "concurrency" appendix</text:p>
          </table:table-cell>
          <table:table-cell table:number-columns-repeated="13"/>
          <table:table-cell office:value-type="string">
            <text:p>C++ Concurrency in action</text:p>
          </table:table-cell>
          <table:table-cell office:value-type="string">
            <text:p>Anthony Williams</text:p>
          </table:table-cell>
          <table:table-cell office:value-type="float" office:value="24">
            <text:p>24</text:p>
          </table:table-cell>
          <table:table-cell table:number-columns-repeated="39"/>
          <table:table-cell office:value-type="string">
            <text:p>Deep Unsupervised Learning </text:p>
          </table:table-cell>
          <table:table-cell office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>
            <text:p>Clean Coder</text:p>
          </table:table-cell>
          <table:table-cell office:value-type="string">
            <text:p>Robert Martin</text:p>
          </table:table-cell>
          <table:table-cell table:style-name="ce52" office:value-type="string">
            <text:p>complete</text:p>
          </table:table-cell>
          <table:table-cell table:number-columns-repeated="55"/>
          <table:table-cell office:value-type="string">
            <text:p>DEEP LEARNING</text:p>
          </table:table-cell>
          <table:table-cell office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>
            <text:p>Code Complete</text:p>
          </table:table-cell>
          <table:table-cell office:value-type="string">
            <text:p>Steve McConnell</text:p>
          </table:table-cell>
          <table:table-cell table:style-name="ce63" office:value-type="float" office:value="3">
            <text:p>3</text:p>
          </table:table-cell>
          <table:table-cell table:number-columns-repeated="55"/>
          <table:table-cell office:value-type="string">
            <text:p>CS231n: Convolutional Neural Networks for Visual Recognition</text:p>
          </table:table-cell>
          <table:table-cell office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>
            <text:p>Design Patterns</text:p>
          </table:table-cell>
          <table:table-cell office:value-type="string">
            <text:p>Gang of Four</text:p>
          </table:table-cell>
          <table:table-cell table:style-name="ce63"/>
          <table:table-cell table:number-columns-repeated="55"/>
          <table:table-cell office:value-type="string">
            <text:p>TensorFlow: Data and Deployment</text:p>
          </table:table-cell>
          <table:table-cell office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>
            <text:p>Refactoring</text:p>
          </table:table-cell>
          <table:table-cell office:value-type="string">
            <text:p>Martin Fowler</text:p>
          </table:table-cell>
          <table:table-cell table:style-name="ce63" office:value-type="float" office:value="5">
            <text:p>5</text:p>
          </table:table-cell>
          <table:table-cell table:number-columns-repeated="55"/>
          <table:table-cell office:value-type="string">
            <text:p>Understanding child development: from synapse to society</text:p>
          </table:table-cell>
          <table:table-cell office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>
            <text:p>Synapses, Neurons and Brains</text:p>
          </table:table-cell>
          <table:table-cell office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string">
            <text:p>Petzold</text:p>
          </table:table-cell>
          <table:table-cell office:value-type="float" office:value="319">
            <text:p>319</text:p>
          </table:table-cell>
          <table:table-cell table:number-columns-repeated="55"/>
          <table:table-cell office:value-type="string">
            <text:p>Modern Robotics: Mechanics, Planning, and Control Specialization</text:p>
          </table:table-cell>
          <table:table-cell office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>
            <text:p>Passionate programmer</text:p>
          </table:table-cell>
          <table:table-cell office:value-type="string">
            <text:p>Chad Fowler</text:p>
          </table:table-cell>
          <table:table-cell table:style-name="ce52" office:value-type="string">
            <text:p>complete</text:p>
          </table:table-cell>
          <table:table-cell table:number-columns-repeated="55"/>
          <table:table-cell office:value-type="string">
            <text:p>Robotics Specialization</text:p>
          </table:table-cell>
          <table:table-cell office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>
            <text:p>Extreme programming explained</text:p>
          </table:table-cell>
          <table:table-cell table:style-name="Default" office:value-type="string">
            <text:p>Kent Beck</text:p>
          </table:table-cell>
          <table:table-cell table:style-name="ce52" office:value-type="string">
            <text:p>complete</text:p>
          </table:table-cell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Self-Driving Cars Specialization</text:p>
          </table:table-cell>
          <table:table-cell office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>
            <text:p>Extreme programming installed</text:p>
          </table:table-cell>
          <table:table-cell/>
          <table:table-cell office:value-type="float" office:value="10">
            <text:p>10</text:p>
          </table:table-cell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Digital Signal Processing</text:p>
          </table:table-cell>
          <table:table-cell office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>
            <text:p>Structure and Interpretation of Computer Programs</text:p>
          </table:table-cell>
          <table:table-cell table:style-name="ce58" office:value-type="string">
            <text:p>Harold Abelson, Gerald Jay Sussman, and Julie Sussman</text:p>
          </table:table-cell>
          <table:table-cell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Data Science Fundamentals with Python and SQL Specialization</text:p>
          </table:table-cell>
          <table:table-cell office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>
            <text:p>Beatiful Code</text:p>
          </table:table-cell>
          <table:table-cell table:number-columns-repeated="2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Futures Thinking Specialization</text:p>
          </table:table-cell>
          <table:table-cell office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>
            <text:p>Handbook of Game-based learning</text:p>
          </table:table-cell>
          <table:table-cell/>
          <table:table-cell office:value-type="float" office:value="5">
            <text:p>5</text:p>
          </table:table-cell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Advanced Machine Learning Specialization</text:p>
          </table:table-cell>
          <table:table-cell office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3"/>
          <table:table-cell table:style-name="ce9" office:value-type="string">
            <text:p>binary games</text:p>
          </table:table-cell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Creative Thinking: Techniques and Tools for Success</text:p>
          </table:table-cell>
          <table:table-cell office:value-type="string">
            <text:p>https://www.coursera.org/learn/creative-thinking-techniques-and-tools-for-success</text:p>
          </table:table-cell>
          <table:table-cell/>
        </table:table-row>
        <table:table-row table:style-name="ro4">
          <table:table-cell table:number-columns-repeated="3"/>
          <table:table-cell table:style-name="ce9" table:number-columns-repeated="3"/>
          <table:table-cell table:style-name="Default" office:value-type="string">
            <text:p><text:a xlink:href="https://flippybitandtheattackofthehexadecimalsfrombase16.com/">https://flippybitandtheattackofthehexadecimalsfrombase16.com/</text:a></text:p>
          </table:table-cell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Machine Learning with TensorFlow on Google Cloud Platform Specialization</text:p>
          </table:table-cell>
          <table:table-cell office:value-type="string">
            <text:p><text:a xlink:href="https://www.coursera.org/specializations/machine-learning-tensorflow-gcp">https://www.coursera.org/specializations/machine-learning-tensorflow-gcp</text:a></text:p>
          </table:table-cell>
          <table:table-cell/>
        </table:table-row>
        <table:table-row table:style-name="ro4">
          <table:table-cell table:number-columns-repeated="3"/>
          <table:table-cell table:style-name="ce9" table:number-columns-repeated="3"/>
          <table:table-cell table:style-name="Default" office:value-type="string">
            <text:p><text:a xlink:href="https://learningnetwork.cisco.com/s/binary-game">https://learningnetwork.cisco.com/s/binary-game</text:a></text:p>
          </table:table-cell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Advanced Machine Learning with TensorFlow on Google Cloud Platform Specialization</text:p>
          </table:table-cell>
          <table:table-cell office:value-type="string">
            <text:p><text:a xlink:href="https://www.coursera.org/specializations/advanced-machine-learning-tensorflow-gcp">https://www.coursera.org/specializations/advanced-machine-learning-tensorflow-gcp</text:a></text:p>
          </table:table-cell>
          <table:table-cell/>
        </table:table-row>
        <table:table-row table:style-name="ro4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Reinforcement Learning Specialization</text:p>
          </table:table-cell>
          <table:table-cell office:value-type="string">
            <text:p><text:a xlink:href="https://www.coursera.org/specializations/reinforcement-learning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Analysis of Algorithms</text:p>
          </table:table-cell>
          <table:table-cell office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Open Source Software Development, Linux and Git Specialization</text:p>
          </table:table-cell>
          <table:table-cell office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MIT DL</text:p>
          </table:table-cell>
          <table:table-cell office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Machine Learning Crash Course with TensorFlow APIs</text:p>
          </table:table-cell>
          <table:table-cell office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office:value-type="string">
            <text:p>Architecture 1001: x86-64 Assembly</text:p>
          </table:table-cell>
          <table:table-cell office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table:style-name="ce73" office:value-type="string">
            <text:p>Mathematics for Computer Science</text:p>
          </table:table-cell>
          <table:table-cell table:style-name="ce74" office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9" table:number-columns-repeated="4"/>
          <table:table-cell table:number-columns-repeated="4"/>
          <table:table-cell table:style-name="ce9" table:number-columns-repeated="5"/>
          <table:table-cell table:number-columns-repeated="42"/>
          <table:table-cell table:style-name="Default"/>
          <table:table-cell table:number-columns-repeated="2"/>
        </table:table-row>
        <table:named-expressions/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>
            <text:p>social</text:p>
          </table:table-cell>
          <table:table-cell table:number-columns-repeated="2"/>
          <table:table-cell office:value-type="string">
            <text:p>art</text:p>
          </table:table-cell>
          <table:table-cell table:number-columns-repeated="2"/>
          <table:table-cell office:value-type="string">
            <text:p>science</text:p>
          </table:table-cell>
          <table:table-cell table:number-columns-repeated="2"/>
          <table:table-cell office:value-type="string">
            <text:p>general</text:p>
          </table:table-cell>
          <table:table-cell table:number-columns-repeated="2"/>
          <table:table-cell office:value-type="string">
            <text:p>philosophy</text:p>
          </table:table-cell>
          <table:table-cell table:number-columns-repeated="2"/>
          <table:table-cell office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xing the Canvas: Art and Gender</text:p>
          </table:table-cell>
          <table:table-cell office:value-type="string">
            <text:p>https://www.coursera.org/learn/gender-art</text:p>
          </table:table-cell>
          <table:table-cell/>
          <table:table-cell office:value-type="string">
            <text:p>Introduction to Logic and Critical Thinking Specialization</text:p>
          </table:table-cell>
          <table:table-cell office:value-type="string">
            <text:p>https://www.coursera.org/specializations/logic-critical-thinking-duke</text:p>
          </table:table-cell>
          <table:table-cell/>
          <table:table-cell office:value-type="string">
            <text:p>Creativity, Innovation and Transformation</text:p>
          </table:table-cell>
          <table:table-cell office:value-type="string">
            <text:p>https://www.coursera.org/learn/creativity-innovation</text:p>
          </table:table-cell>
          <table:table-cell table:number-columns-repeated="4"/>
          <table:table-cell office:value-type="string">
            <text:p>AI &amp; Law</text:p>
          </table:table-cell>
          <table:table-cell office:value-type="string">
            <text:p>https://www.coursera.org/learn/ai-law</text:p>
          </table:table-cell>
        </table:table-row>
        <table:table-row table:style-name="ro1">
          <table:table-cell office:value-type="string">
            <text:p>Sex from Molecules to Elephants</text:p>
          </table:table-cell>
          <table:table-cell office:value-type="string">
            <text:p>https://www.coursera.org/learn/sex-from-molecules-to-elephants</text:p>
          </table:table-cell>
          <table:table-cell/>
          <table:table-cell office:value-type="string">
            <text:p>Effective Altruism</text:p>
          </table:table-cell>
          <table:table-cell office:value-type="string">
            <text:p>https://www.coursera.org/learn/altruism</text:p>
          </table:table-cell>
          <table:table-cell/>
          <table:table-cell office:value-type="string">
            <text:p>Imagining Other Earths</text:p>
          </table:table-cell>
          <table:table-cell office:value-type="string">
            <text:p>https://www.coursera.org/learn/life-on-other-planets</text:p>
          </table:table-cell>
          <table:table-cell/>
          <table:table-cell office:value-type="string">
            <text:p>De-Mystifying Mindfulness</text:p>
          </table:table-cell>
          <table:table-cell office:value-type="string">
            <text:p>https://www.coursera.org/learn/mindfulness</text:p>
          </table:table-cell>
          <table:table-cell/>
          <table:table-cell office:value-type="string">
            <text:p>Philosophy and the Sciences: Introduction to the Philosophy of Cognitive Sciences</text:p>
          </table:table-cell>
          <table:table-cell office:value-type="string">
            <text:p>https://www.coursera.org/learn/philosophy-cognitive-sciences</text:p>
          </table:table-cell>
          <table:table-cell/>
          <table:table-cell office:value-type="string">
            <text:p>Philosophy and the Sciences: Introduction to the Philosophy of Cognitive Sciences</text:p>
          </table:table-cell>
          <table:table-cell office:value-type="string">
            <text:p>https://www.coursera.org/learn/philosophy-cognitive-sciences</text:p>
          </table:table-cell>
        </table:table-row>
        <table:table-row table:style-name="ro1">
          <table:table-cell office:value-type="string">
            <text:p>Social Norms, Social Change I</text:p>
          </table:table-cell>
          <table:table-cell office:value-type="string">
            <text:p>https://www.coursera.org/learn/norms</text:p>
          </table:table-cell>
          <table:table-cell table:number-columns-repeated="4"/>
          <table:table-cell office:value-type="string">
            <text:p>Astronomy: Exploring Time and Space</text:p>
          </table:table-cell>
          <table:table-cell office:value-type="string">
            <text:p>https://www.coursera.org/learn/astro</text:p>
          </table:table-cell>
          <table:table-cell/>
          <table:table-cell office:value-type="string">
            <text:p>Uncommon Sense Teaching Specialization</text:p>
          </table:table-cell>
          <table:table-cell office:value-type="string">
            <text:p>https://www.coursera.org/specializations/uncommon-sense-teaching-certificate</text:p>
          </table:table-cell>
          <table:table-cell/>
          <table:table-cell office:value-type="string">
            <text:p>Intellectual Humility: Science</text:p>
          </table:table-cell>
          <table:table-cell office:value-type="string">
            <text:p>https://www.coursera.org/learn/intellectual-humility-science</text:p>
          </table:table-cell>
          <table:table-cell/>
          <table:table-cell office:value-type="string">
            <text:p>Robotics Specialization</text:p>
          </table:table-cell>
          <table:table-cell office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>
            <text:p>Introduction to Mathematical Thinking</text:p>
          </table:table-cell>
          <table:table-cell office:value-type="string">
            <text:p>https://www.coursera.org/learn/mathematical-thinking</text:p>
          </table:table-cell>
          <table:table-cell/>
          <table:table-cell office:value-type="string">
            <text:p>Mindshift: Break Through Obstacles to Learning and Discover Your Hidden Potential</text:p>
          </table:table-cell>
          <table:table-cell office:value-type="string">
            <text:p>https://www.coursera.org/learn/mindshift</text:p>
          </table:table-cell>
          <table:table-cell/>
          <table:table-cell office:value-type="string">
            <text:p>Intellectual Humility: Theory</text:p>
          </table:table-cell>
          <table:table-cell office:value-type="string">
            <text:p>https://www.coursera.org/learn/intellectual-humility-theory</text:p>
          </table:table-cell>
          <table:table-cell/>
          <table:table-cell office:value-type="string">
            <text:p>Robotic Process Automation (RPA) Specialization</text:p>
          </table:table-cell>
          <table:table-cell office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>
            <text:p>The Science of the Solar System</text:p>
          </table:table-cell>
          <table:table-cell office:value-type="string">
            <text:p>https://www.coursera.org/learn/solar-system</text:p>
          </table:table-cell>
          <table:table-cell/>
          <table:table-cell office:value-type="string">
            <text:p>Academic English: Writing Specialization</text:p>
          </table:table-cell>
          <table:table-cell office:value-type="string">
            <text:p>https://www.coursera.org/specializations/academic-english</text:p>
          </table:table-cell>
          <table:table-cell/>
          <table:table-cell office:value-type="string">
            <text:p>Intellectual Humility: Practice</text:p>
          </table:table-cell>
          <table:table-cell office:value-type="string">
            <text:p>https://www.coursera.org/learn/intellectual-humility-practice</text:p>
          </table:table-cell>
          <table:table-cell/>
          <table:table-cell office:value-type="string">
            <text:p>Modern Robotics: Mechanics, Planning, and Control Specialization</text:p>
          </table:table-cell>
          <table:table-cell office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>
            <text:p>The Evolving Universe</text:p>
          </table:table-cell>
          <table:table-cell office:value-type="string">
            <text:p>https://www.coursera.org/learn/evolvinguniverse</text:p>
          </table:table-cell>
          <table:table-cell/>
          <table:table-cell office:value-type="string">
            <text:p>Career Success Specialization</text:p>
          </table:table-cell>
          <table:table-cell office:value-type="string">
            <text:p>https://www.coursera.org/specializations/career-success</text:p>
          </table:table-cell>
          <table:table-cell/>
          <table:table-cell office:value-type="string">
            <text:p>Mind of the Universe: Science in Progress</text:p>
          </table:table-cell>
          <table:table-cell office:value-type="string">
            <text:p>https://www.coursera.org/learn/mind-of-the-universe-science-in-progress</text:p>
          </table:table-cell>
          <table:table-cell/>
          <table:table-cell office:value-type="string">
            <text:p>Creativity and AI Specialization</text:p>
          </table:table-cell>
          <table:table-cell office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>
            <text:p>Philosophy of Science</text:p>
          </table:table-cell>
          <table:table-cell office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Know Thyself - The Value and Limits of Self-Knowledge: The Examined Life</text:p>
          </table:table-cell>
          <table:table-cell office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>
            <text:p>Revolutionary Ideas: Utility, Justice, Equality, Freedom</text:p>
          </table:table-cell>
          <table:table-cell office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>
            <text:p>Computational Thinking with Beginning C Programming Specialization</text:p>
          </table:table-cell>
          <table:table-cell office:value-type="string">
            <text:p>https://www.coursera.org/specializations/computational-thinking-c-programming</text:p>
          </table:table-cell>
          <table:table-cell table:number-columns-repeated="11"/>
          <table:table-cell office:value-type="string">
            <text:p>Art for Games Specialization</text:p>
          </table:table-cell>
          <table:table-cell office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>
            <text:p>Open Source Software Development, Linux and Git Specialization</text:p>
          </table:table-cell>
          <table:table-cell office:value-type="string">
            <text:p>https://www.coursera.org/specializations/oss-development-linux-git</text:p>
          </table:table-cell>
          <table:table-cell table:number-columns-repeated="11"/>
          <table:table-cell office:value-type="string">
            <text:p>Game Design and Development with Unity 2020 Specialization</text:p>
          </table:table-cell>
          <table:table-cell office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>
            <text:p>Information Visualization Specialization</text:p>
          </table:table-cell>
          <table:table-cell office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>
            <text:p>Introduction to MongoDB</text:p>
          </table:table-cell>
          <table:table-cell office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>
            <text:p>Meta Android Developer Professional Certificate</text:p>
          </table:table-cell>
          <table:table-cell office:value-type="string">
            <text:p>https://www.coursera.org/professional-certificates/meta-android-developer</text:p>
          </table:table-cell>
          <table:table-cell table:number-columns-repeated="5"/>
          <table:table-cell office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>
            <text:p>Kotlin for Java Developers</text:p>
          </table:table-cell>
          <table:table-cell office:value-type="string">
            <text:p>https://www.coursera.org/learn/kotlin-for-java-developers</text:p>
          </table:table-cell>
          <table:table-cell table:number-columns-repeated="5"/>
          <table:table-cell office:value-type="string">
            <text:p>Journey of the Universe: A Story for Our Times Specialization</text:p>
          </table:table-cell>
          <table:table-cell office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>
            <text:p>Advanced App Development in Android Specialization</text:p>
          </table:table-cell>
          <table:table-cell office:value-type="string">
            <text:p>https://www.coursera.org/specializations/advanced-app-android</text:p>
          </table:table-cell>
          <table:table-cell table:number-columns-repeated="5"/>
          <table:table-cell office:value-type="string">
            <text:p>Greek and Roman Mythology</text:p>
          </table:table-cell>
          <table:table-cell office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>
            <text:p>Data Engineering, Big Data, and Machine Learning on GCP Specialization</text:p>
          </table:table-cell>
          <table:table-cell office:value-type="string">
            <text:p>https://www.coursera.org/specializations/gcp-data-machine-learning</text:p>
          </table:table-cell>
          <table:table-cell table:number-columns-repeated="5"/>
          <table:table-cell office:value-type="string">
            <text:p>paradoxes of war</text:p>
          </table:table-cell>
          <table:table-cell office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>
            <text:p>Google IT Automation with Python Professional Certificate</text:p>
          </table:table-cell>
          <table:table-cell office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>
            <text:p>Introduction to Augmented Reality and ARCore</text:p>
          </table:table-cell>
          <table:table-cell office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>
            <text:p>VR and 360 Video Production</text:p>
          </table:table-cell>
          <table:table-cell office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>
            <text:p>How to Manage a Remote Team</text:p>
          </table:table-cell>
          <table:table-cell office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>
            <text:p>Python, Bash and SQL Essentials for Data Engineering Specialization</text:p>
          </table:table-cell>
          <table:table-cell office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>
            <text:p>Object Oriented Programming in Java Specialization</text:p>
          </table:table-cell>
          <table:table-cell office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>
            <text:p>Java Programming and Software Engineering Fundamentals Specialization</text:p>
          </table:table-cell>
          <table:table-cell office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>
            <text:p>Programming in Java: A Hands-on Introduction Specialization</text:p>
          </table:table-cell>
          <table:table-cell office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>
            <text:p>Core Java Specialization</text:p>
          </table:table-cell>
          <table:table-cell office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>
            <text:p>Java Enterprise Edition Specialization</text:p>
          </table:table-cell>
          <table:table-cell office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>
            <text:p>Java Testing Specialization</text:p>
          </table:table-cell>
          <table:table-cell office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>
            <text:p>Java as a Second Language Specialization</text:p>
          </table:table-cell>
          <table:table-cell office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>
            <text:p>Test-Driven Development Specialization</text:p>
          </table:table-cell>
          <table:table-cell office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>
            <text:p>Introduction to Operating Systems Specialization</text:p>
          </table:table-cell>
          <table:table-cell office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>
            <text:p>Programming in Java: A Hands-on Introduction Specialization</text:p>
          </table:table-cell>
          <table:table-cell office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>
            <text:p>Programming in C++: A Hands-on Introduction Specialization</text:p>
          </table:table-cell>
          <table:table-cell office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>
            <text:p>Programming in Python: A Hands-on Introduction Specialization</text:p>
          </table:table-cell>
          <table:table-cell office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>
            <text:p>Unix and Bash for Beginners Specialization</text:p>
          </table:table-cell>
          <table:table-cell office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>
            <text:p>Introductory C Programming Specialization</text:p>
          </table:table-cell>
          <table:table-cell office:value-type="string">
            <text:p>https://www.coursera.org/specializations/c-programming</text:p>
          </table:table-cell>
          <table:table-cell table:number-columns-repeated="15"/>
        </table:table-row>
        <table:named-expressions/>
      </table:table>
      <table:table table:name="AI textbooks" table:style-name="ta1" table:print="false">
        <table:table-column table:style-name="co9" table:default-cell-style-name="ce25"/>
        <table:table-column table:style-name="co10" table:default-cell-style-name="ce25"/>
        <table:table-column table:style-name="co2" table:default-cell-style-name="ce25"/>
        <table:table-column table:style-name="co2" table:number-columns-repeated="2" table:default-cell-style-name="ce31"/>
        <table:table-column table:style-name="co2" table:default-cell-style-name="Default"/>
        <table:table-row table:style-name="ro1">
          <table:table-cell table:style-name="ce9"/>
          <table:table-cell table:style-name="Default" table:number-columns-repeated="4"/>
          <table:table-cell/>
        </table:table-row>
        <table:table-row table:style-name="ro1">
          <table:table-cell table:style-name="ce9" office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9" office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Intro AI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>
            <text:p><text:a xlink:href="http://www.cs.berkeley.edu/~russell/">Russell</text:a>, <text:a xlink:href="http://www.norvig.com/">Norvig</text:a> </text:p>
          </table:table-cell>
          <table:table-cell office:value-type="string">
            <text:p><text:a xlink:href="http://aima.cs.berkeley.edu/">AI: A Modern Approach (2nd ed.)</text:a> </text:p>
          </table:table-cell>
          <table:table-cell office:value-type="float" office:value="2002">
            <text:p>2002</text:p>
          </table:table-cell>
          <table:table-cell office:value-type="float" office:value="1100">
            <text:p>1100</text:p>
          </table:table-cell>
          <table:table-cell office:value-type="string">
            <text:p><text:a xlink:href="http://www.amazon.com/exec/obidos/ASIN/0137903952">3,000</text:a> </text:p>
          </table:table-cell>
          <table:table-cell table:style-name="ce25" office:value-type="string">
            <text:p><text:a xlink:href="http://aima.cs.berkeley.edu/2nd-ed/code.html">2M Lisp, Python, Java</text:a> </text:p>
          </table:table-cell>
        </table:table-row>
        <table:table-row table:style-name="ro1">
          <table:table-cell office:value-type="string">
            <text:p><text:a xlink:href="http://www.ai.mit.edu/people/phw/phw.html">Winston</text:a> </text:p>
          </table:table-cell>
          <table:table-cell office:value-type="string">
            <text:p><text:a xlink:href="http://www.ai.mit.edu/people/phw/Books/#AI">AI (3rd ed.)</text:a> </text:p>
          </table:table-cell>
          <table:table-cell office:value-type="float" office:value="1992">
            <text:p>1992</text:p>
          </table:table-cell>
          <table:table-cell office:value-type="float" office:value="691">
            <text:p>691</text:p>
          </table:table-cell>
          <table:table-cell office:value-type="string">
            <text:p><text:a xlink:href="http://www.amazon.com/exec/obidos/ASIN/0201533774/">78,000</text:a> </text:p>
          </table:table-cell>
          <table:table-cell table:style-name="ce25" office:value-type="string">
            <text:p><text:a xlink:href="http://www.cs.cmu.edu/afs/cs/project/ai-repository/ai/areas/bookcode/winston/0.html">55K Lisp</text:a> </text:p>
          </table:table-cell>
        </table:table-row>
        <table:table-row table:style-name="ro1">
          <table:table-cell office:value-type="string">
            <text:p><text:a xlink:href="http://robotics.stanford.edu/users/nilsson/bio.html">Nilsson</text:a> </text:p>
          </table:table-cell>
          <table:table-cell office:value-type="string">
            <text:p><text:a xlink:href="http://www.mkp.com/books_catalog/catalog.asp?ISBN=1-55860-467-7">AI: A New Synthesis</text:a> </text:p>
          </table:table-cell>
          <table:table-cell office:value-type="float" office:value="1998">
            <text:p>1998</text:p>
          </table:table-cell>
          <table:table-cell office:value-type="float" office:value="536">
            <text:p>536</text:p>
          </table:table-cell>
          <table:table-cell office:value-type="string">
            <text:p><text:a xlink:href="http://www.amazon.com/exec/obidos/ASIN/1558604677/">92,000</text:a> </text:p>
          </table:table-cell>
          <table:table-cell table:style-name="ce25" office:value-type="string">
            <text:p>None </text:p>
          </table:table-cell>
        </table:table-row>
        <table:table-row table:style-name="ro6">
          <table:table-cell office:value-type="string">
            <text:p><text:a xlink:href="http://www.cs.brown.edu/people/tld/home.html">Dean</text:a>, <text:a xlink:href="http://www.cs.rochester.edu/u/james/">Allen</text:a>, <text:a xlink:href="http://www.cfar.umd.edu/~yiannis/">Aloimonos</text:a> </text:p>
          </table:table-cell>
          <table:table-cell office:value-type="string">
            <text:p><text:a xlink:href="http://www.awprofessional.com/catalog/product.asp?product_id=%7B05C1B2F8-0DF0-4ECF-8BAF-69FFD36A9ECD%7D">AI: Theory and Practice</text:a> </text:p>
          </table:table-cell>
          <table:table-cell office:value-type="float" office:value="1994">
            <text:p>1994</text:p>
          </table:table-cell>
          <table:table-cell office:value-type="float" office:value="650">
            <text:p>650</text:p>
          </table:table-cell>
          <table:table-cell office:value-type="string">
            <text:p><text:a xlink:href="http://www.amazon.com/exec/obidos/ASIN/0805325476/">230,000</text:a> </text:p>
          </table:table-cell>
          <table:table-cell table:style-name="ce25" office:value-type="string">
            <text:p><text:a xlink:href="ftp://bc.aw.com/bc/authors/dean/ai/ai-code.tar.Z">419K Lisp, C++</text:a> </text:p>
          </table:table-cell>
        </table:table-row>
        <table:table-row table:style-name="ro6">
          <table:table-cell office:value-type="string">
            <text:p><text:a xlink:href="http://www.cs.unm.edu/~luger/">Luger</text:a> </text:p>
          </table:table-cell>
          <table:table-cell office:value-type="string">
            <text:p><text:a xlink:href="http://www.aw.com/catalog/academic/product/1,4096,0201648660,00.html?type=TOC">AI: Structures and Strategies ... (4th ed.)</text:a> </text:p>
          </table:table-cell>
          <table:table-cell office:value-type="float" office:value="2002">
            <text:p>2002</text:p>
          </table:table-cell>
          <table:table-cell office:value-type="float" office:value="1000">
            <text:p>1000</text:p>
          </table:table-cell>
          <table:table-cell office:value-type="string">
            <text:p><text:a xlink:href="http://www.amazon.com/exec/obidos/ASIN/0201648660/">261,000</text:a> </text:p>
          </table:table-cell>
          <table:table-cell table:style-name="ce25" office:value-type="string">
            <text:p><text:a xlink:href="ftp://bc.aw.com/bc/authors/luger/ai/booksoft.tar.Z">68K Lisp, Prolog</text:a> </text:p>
          </table:table-cell>
        </table:table-row>
        <table:table-row table:style-name="ro1">
          <table:table-cell office:value-type="string">
            <text:p><text:a xlink:href="http://cirl.uoregon.edu/ginsberg/index.html">Ginsberg</text:a> </text:p>
          </table:table-cell>
          <table:table-cell office:value-type="string">
            <text:p><text:a xlink:href="http://www.mkp.com/books_catalog/catalog.asp?ISBN=1-55860-221-6">Essentials of AI</text:a> </text:p>
          </table:table-cell>
          <table:table-cell office:value-type="float" office:value="1993">
            <text:p>1993</text:p>
          </table:table-cell>
          <table:table-cell office:value-type="float" office:value="430">
            <text:p>430</text:p>
          </table:table-cell>
          <table:table-cell office:value-type="string">
            <text:p><text:a xlink:href="http://www.amazon.com/exec/obidos/ASIN/1558602216/">281,000</text:a> </text:p>
          </table:table-cell>
          <table:table-cell table:style-name="ce25" office:value-type="string">
            <text:p>None </text:p>
          </table:table-cell>
        </table:table-row>
        <table:table-row table:style-name="ro1">
          <table:table-cell office:value-type="string">
            <text:p><text:a xlink:href="http://www.cs.utexas.edu/users/ear/">Rich</text:a>, <text:a xlink:href="http://www.isi.edu/natural-language/people/knight.html">Knight</text:a> </text:p>
          </table:table-cell>
          <table:table-cell office:value-type="string">
            <text:p><text:a xlink:href="http://www.mhhe.com/catalogs/0070522634.mhtml">AI (2nd ed.)</text:a> </text:p>
          </table:table-cell>
          <table:table-cell office:value-type="float" office:value="1990">
            <text:p>1990</text:p>
          </table:table-cell>
          <table:table-cell office:value-type="float" office:value="640">
            <text:p>640</text:p>
          </table:table-cell>
          <table:table-cell office:value-type="string">
            <text:p><text:a xlink:href="http://www.amazon.com/exec/obidos/ASIN/0070522634/">306,000</text:a> </text:p>
          </table:table-cell>
          <table:table-cell table:style-name="ce25" office:value-type="string">
            <text:p><text:a xlink:href="http://www.cs.cmu.edu/afs/cs/project/ai-repository/ai/areas/bookcode/knight/0.html">33K Lisp</text:a> </text:p>
          </table:table-cell>
        </table:table-row>
        <table:table-row table:style-name="ro6">
          <table:table-cell office:value-type="string">
            <text:p><text:a xlink:href="http://www.cs.ubc.ca/spider/poole/">Poole</text:a>, <text:a xlink:href="http://www.cs.ubc.ca/cgi-bin/userinfo/user/mack">Mackworth</text:a>, <text:a xlink:href="http://www.cs.ualberta.ca/~goebel/">Goebel</text:a> </text:p>
          </table:table-cell>
          <table:table-cell office:value-type="string">
            <text:p><text:a xlink:href="http://www.cs.ubc.ca/spider/poole/ci.html">Computational Intelligence: A Logical Approach</text:a> </text:p>
          </table:table-cell>
          <table:table-cell office:value-type="float" office:value="1998">
            <text:p>1998</text:p>
          </table:table-cell>
          <table:table-cell office:value-type="float" office:value="608">
            <text:p>608</text:p>
          </table:table-cell>
          <table:table-cell office:value-type="string">
            <text:p><text:a xlink:href="http://www.amazon.com/exec/obidos/ASIN/0195102703/">350,000</text:a> </text:p>
          </table:table-cell>
          <table:table-cell table:style-name="ce25" office:value-type="string">
            <text:p><text:a xlink:href="http://www.cs.ubc.ca/spider/poole/ci/ci_code.html">Prolog</text:a> </text:p>
          </table:table-cell>
        </table:table-row>
        <table:table-row table:style-name="ro1">
          <table:table-cell office:value-type="string">
            <text:p><text:a xlink:href="http://www.cs.washington.edu/people/faculty/tanimoto.html">Tanimoto</text:a> </text:p>
          </table:table-cell>
          <table:table-cell office:value-type="string">
            <text:p><text:a xlink:href="http://www.cs.washington.edu/research/metip/eaicl2.html">The Elements of AI Using Common Lisp</text:a> </text:p>
          </table:table-cell>
          <table:table-cell office:value-type="float" office:value="1995">
            <text:p>1995</text:p>
          </table:table-cell>
          <table:table-cell office:value-type="float" office:value="559">
            <text:p>559</text:p>
          </table:table-cell>
          <table:table-cell office:value-type="string">
            <text:p><text:a xlink:href="http://www.amazon.com/exec/obidos/ASIN/0716782693">370,000</text:a> </text:p>
          </table:table-cell>
          <table:table-cell table:style-name="ce25" office:value-type="string">
            <text:p><text:a xlink:href="http://www.cs.washington.edu/research/metip/eaicl2.html">318K Lisp</text:a> </text:p>
          </table:table-cell>
        </table:table-row>
        <table:table-row table:style-name="ro6">
          <table:table-cell office:value-type="string">
            <text:p>Bender </text:p>
          </table:table-cell>
          <table:table-cell office:value-type="string">
            <text:p><text:a xlink:href="http://www.computer.org/cspress/catalog/bp07200.htm">Mathematical Methods in Artificial Intelligence</text:a> </text:p>
          </table:table-cell>
          <table:table-cell office:value-type="float" office:value="1998">
            <text:p>1998</text:p>
          </table:table-cell>
          <table:table-cell office:value-type="float" office:value="450">
            <text:p>450</text:p>
          </table:table-cell>
          <table:table-cell office:value-type="string">
            <text:p><text:a xlink:href="http://www.amazon.com/exec/obidos/ASIN/0818672005">461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Agents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Weiss </text:p>
          </table:table-cell>
          <table:table-cell office:value-type="string">
            <text:p>Multiagent Systems </text:p>
          </table:table-cell>
          <table:table-cell office:value-type="float" office:value="2000">
            <text:p>2000</text:p>
          </table:table-cell>
          <table:table-cell office:value-type="float" office:value="648">
            <text:p>648</text:p>
          </table:table-cell>
          <table:table-cell office:value-type="string">
            <text:p><text:a xlink:href="http://www.amazon.com/exec/obidos/ASIN/0262731312">45,000</text:a> </text:p>
          </table:table-cell>
          <table:table-cell/>
        </table:table-row>
        <table:table-row table:style-name="ro1">
          <table:table-cell office:value-type="string">
            <text:p>Cockayne, Zyda </text:p>
          </table:table-cell>
          <table:table-cell office:value-type="string">
            <text:p><text:a xlink:href="http://www.manning.com/Cockayne/index.html">Mobile Agents</text:a> </text:p>
          </table:table-cell>
          <table:table-cell office:value-type="float" office:value="1998">
            <text:p>1998</text:p>
          </table:table-cell>
          <table:table-cell office:value-type="float" office:value="312">
            <text:p>312</text:p>
          </table:table-cell>
          <table:table-cell office:value-type="string">
            <text:p><text:a xlink:href="http://www.amazon.com/exec/obidos/ASIN/0138582424">168,000</text:a> </text:p>
          </table:table-cell>
          <table:table-cell/>
        </table:table-row>
        <table:table-row table:style-name="ro1">
          <table:table-cell office:value-type="string">
            <text:p><text:a xlink:href="http://www.cs.huji.ac.il/~jeff/">Rosenchein</text:a> </text:p>
          </table:table-cell>
          <table:table-cell office:value-type="string">
            <text:p><text:a xlink:href="http://mitpress.mit.edu/book-home.tcl?isbn=0262181592">Rules of Encounter</text:a> </text:p>
          </table:table-cell>
          <table:table-cell office:value-type="float" office:value="1994">
            <text:p>1994</text:p>
          </table:table-cell>
          <table:table-cell office:value-type="float" office:value="253">
            <text:p>253</text:p>
          </table:table-cell>
          <table:table-cell office:value-type="string">
            <text:p><text:a xlink:href="http://www.amazon.com/exec/obidos/ASIN/0262181592">234,000</text:a> </text:p>
          </table:table-cell>
          <table:table-cell/>
        </table:table-row>
        <table:table-row table:style-name="ro1">
          <table:table-cell office:value-type="string">
            <text:p><text:a xlink:href="http://www.csc.liv.ac.uk/~mjw">Wooldridge</text:a> </text:p>
          </table:table-cell>
          <table:table-cell office:value-type="string">
            <text:p><text:a xlink:href="http://www.csc.liv.ac.uk/~mjw/pubs/rara/">Reasoning about Rational Agents</text:a> </text:p>
          </table:table-cell>
          <table:table-cell office:value-type="float" office:value="2000">
            <text:p>2000</text:p>
          </table:table-cell>
          <table:table-cell office:value-type="float" office:value="241">
            <text:p>241</text:p>
          </table:table-cell>
          <table:table-cell office:value-type="string">
            <text:p><text:a xlink:href="http://www.amazon.com/exec/obidos/ASIN/0262232138">187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Planning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<text:a xlink:href="http://www.laas.fr/~malik/">Ghallab</text:a>, <text:a xlink:href="http://www.cs.umd.edu/~nau">Nau</text:a>, <text:a xlink:href="http://sra.itc.it/people/traverso/">Traverso</text:a> </text:p>
          </table:table-cell>
          <table:table-cell office:value-type="string">
            <text:p><text:a xlink:href="http://www.laas.fr/planning/">Automated Planning: theory and Practice</text:a></text:p>
          </table:table-cell>
          <table:table-cell office:value-type="float" office:value="1994">
            <text:p>1994</text:p>
          </table:table-cell>
          <table:table-cell office:value-type="float" office:value="635">
            <text:p>635</text:p>
          </table:table-cell>
          <table:table-cell office:value-type="string">
            <text:p><text:a xlink:href="http://www.amazon.com/exec/obidos/ASIN/1558608567">475,000</text:a> </text:p>
          </table:table-cell>
          <table:table-cell/>
        </table:table-row>
        <table:table-row table:style-name="ro1">
          <table:table-cell office:value-type="string">
            <text:p><text:a xlink:href="http://www.bluemartini.com/company/people_list.jsp">Zweben</text:a> </text:p>
          </table:table-cell>
          <table:table-cell office:value-type="string">
            <text:p><text:a xlink:href="http://www.mkp.com/books_catalog/catalog.asp?ISBN=1-55860-260-7">Intelligent Scheduling</text:a> </text:p>
          </table:table-cell>
          <table:table-cell office:value-type="float" office:value="1994">
            <text:p>1994</text:p>
          </table:table-cell>
          <table:table-cell office:value-type="float" office:value="754">
            <text:p>754</text:p>
          </table:table-cell>
          <table:table-cell office:value-type="string">
            <text:p><text:a xlink:href="http://www.amazon.com/exec/obidos/ASIN/1558602607">327,000</text:a> </text:p>
          </table:table-cell>
          <table:table-cell/>
        </table:table-row>
        <table:table-row table:style-name="ro1">
          <table:table-cell office:value-type="string">
            <text:p><text:a xlink:href="http://www.cs.sfu.ca/fas-info/cs/people/Faculty/Yang/">Yang</text:a> </text:p>
          </table:table-cell>
          <table:table-cell office:value-type="string">
            <text:p><text:a xlink:href="http://www.cs.sfu.ca/fas-info/cs/people/Faculty/Yang/Books/planningbook.html">Intelligent Planning</text:a> </text:p>
          </table:table-cell>
          <table:table-cell office:value-type="float" office:value="1998">
            <text:p>1998</text:p>
          </table:table-cell>
          <table:table-cell office:value-type="float" office:value="264">
            <text:p>264</text:p>
          </table:table-cell>
          <table:table-cell office:value-type="string">
            <text:p><text:a xlink:href="http://www.amazon.com/exec/obidos/ASIN/3540619011">444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Search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<text:a xlink:href="http://www.santafe.edu/~mm/">Mitchell</text:a> </text:p>
          </table:table-cell>
          <table:table-cell office:value-type="string">
            <text:p><text:a xlink:href="http://www-mitpress.mit.edu/catalog/item/default.asp?ttype=2&amp;tid=5974">An Introduction to Genetic Algorithms</text:a> </text:p>
          </table:table-cell>
          <table:table-cell office:value-type="float" office:value="1998">
            <text:p>1998</text:p>
          </table:table-cell>
          <table:table-cell office:value-type="float" office:value="224">
            <text:p>224</text:p>
          </table:table-cell>
          <table:table-cell office:value-type="string">
            <text:p><text:a xlink:href="http://www.amazon.com/exec/obidos/ASIN/0262631857">14,000</text:a> </text:p>
          </table:table-cell>
          <table:table-cell/>
        </table:table-row>
        <table:table-row table:style-name="ro1">
          <table:table-cell office:value-type="string">
            <text:p>Goldberg </text:p>
          </table:table-cell>
          <table:table-cell office:value-type="string">
            <text:p>Genetic Algorithms in Search ... </text:p>
          </table:table-cell>
          <table:table-cell office:value-type="float" office:value="1989">
            <text:p>1989</text:p>
          </table:table-cell>
          <table:table-cell office:value-type="float" office:value="412">
            <text:p>412</text:p>
          </table:table-cell>
          <table:table-cell office:value-type="string">
            <text:p><text:a xlink:href="http://www.amazon.com/exec/obidos/ASIN/0201157675">43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Logic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Clarke, Grumberg, Peled </text:p>
          </table:table-cell>
          <table:table-cell office:value-type="string">
            <text:p>Model Checking </text:p>
          </table:table-cell>
          <table:table-cell office:value-type="float" office:value="2000">
            <text:p>2000</text:p>
          </table:table-cell>
          <table:table-cell office:value-type="float" office:value="330">
            <text:p>330</text:p>
          </table:table-cell>
          <table:table-cell office:value-type="string">
            <text:p><text:a xlink:href="http://www.amazon.com/exec/obidos/ASIN/0262032708">61,000</text:a> </text:p>
          </table:table-cell>
          <table:table-cell/>
        </table:table-row>
        <table:table-row table:style-name="ro1">
          <table:table-cell office:value-type="string">
            <text:p>Davis </text:p>
          </table:table-cell>
          <table:table-cell office:value-type="string">
            <text:p>Engines of Logic </text:p>
          </table:table-cell>
          <table:table-cell office:value-type="float" office:value="2001">
            <text:p>2001</text:p>
          </table:table-cell>
          <table:table-cell office:value-type="float" office:value="272">
            <text:p>272</text:p>
          </table:table-cell>
          <table:table-cell office:value-type="string">
            <text:p><text:a xlink:href="http://www.amazon.com/exec/obidos/ASIN/0393322297">134,000</text:a> </text:p>
          </table:table-cell>
          <table:table-cell/>
        </table:table-row>
        <table:table-row table:style-name="ro1">
          <table:table-cell office:value-type="string">
            <text:p>Quine </text:p>
          </table:table-cell>
          <table:table-cell office:value-type="string">
            <text:p>Mathematical Logic </text:p>
          </table:table-cell>
          <table:table-cell office:value-type="float" office:value="1981">
            <text:p>1981</text:p>
          </table:table-cell>
          <table:table-cell office:value-type="string">
            <text:p>?</text:p>
          </table:table-cell>
          <table:table-cell office:value-type="string">
            <text:p><text:a xlink:href="http://www.amazon.com/exec/obidos/ASIN/0674554515">181,000</text:a> </text:p>
          </table:table-cell>
          <table:table-cell/>
        </table:table-row>
        <table:table-row table:style-name="ro1">
          <table:table-cell office:value-type="string">
            <text:p>Newborn, Newborn </text:p>
          </table:table-cell>
          <table:table-cell office:value-type="string">
            <text:p>Automated Theorem Proving </text:p>
          </table:table-cell>
          <table:table-cell office:value-type="float" office:value="2001">
            <text:p>2001</text:p>
          </table:table-cell>
          <table:table-cell office:value-type="float" office:value="231">
            <text:p>231</text:p>
          </table:table-cell>
          <table:table-cell office:value-type="string">
            <text:p><text:a xlink:href="http://www.amazon.com/exec/obidos/ASIN/0387950753">644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Uncertainty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<text:a xlink:href="http://bayes.cs.ucla.edu/jp_home.html">Pearl</text:a> </text:p>
          </table:table-cell>
          <table:table-cell office:value-type="string">
            <text:p>Causality: Models, reasoning and Inference </text:p>
          </table:table-cell>
          <table:table-cell office:value-type="float" office:value="2001">
            <text:p>2001</text:p>
          </table:table-cell>
          <table:table-cell office:value-type="float" office:value="384">
            <text:p>384</text:p>
          </table:table-cell>
          <table:table-cell office:value-type="string">
            <text:p><text:a xlink:href="http://www.amazon.com/exec/obidos/ASIN/0521773628">14,000</text:a> </text:p>
          </table:table-cell>
          <table:table-cell/>
        </table:table-row>
        <table:table-row table:style-name="ro6">
          <table:table-cell office:value-type="string">
            <text:p><text:a xlink:href="http://bayes.cs.ucla.edu/jp_home.html">Pearl</text:a> </text:p>
          </table:table-cell>
          <table:table-cell office:value-type="string">
            <text:p>Probabilistic Reasoning in Intelligent Systems </text:p>
          </table:table-cell>
          <table:table-cell office:value-type="float" office:value="1986">
            <text:p>1986</text:p>
          </table:table-cell>
          <table:table-cell office:value-type="float" office:value="552">
            <text:p>552</text:p>
          </table:table-cell>
          <table:table-cell office:value-type="string">
            <text:p><text:a xlink:href="http://www.amazon.com/exec/obidos/ASIN/1558604790">49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Machine Learning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>
            <text:p><text:a xlink:href="http://www-stat.stanford.edu/~hastie/">Hastie</text:a>, <text:a xlink:href="http://www-stat.stanford.edu/~tibs/">Tibshirani</text:a>, <text:a xlink:href="http://www-stat.stanford.edu/~jhf/">Friedman</text:a> </text:p>
          </table:table-cell>
          <table:table-cell office:value-type="string">
            <text:p>The Elements of Statistical Learning </text:p>
          </table:table-cell>
          <table:table-cell office:value-type="float" office:value="2001">
            <text:p>2001</text:p>
          </table:table-cell>
          <table:table-cell table:style-name="ce32"/>
          <table:table-cell office:value-type="string">
            <text:p><text:a xlink:href="http://www.amazon.com/exec/obidos/ASIN/0387952845">6,000</text:a> </text:p>
          </table:table-cell>
          <table:table-cell table:style-name="ce34"/>
        </table:table-row>
        <table:table-row table:style-name="ro1">
          <table:table-cell office:value-type="string">
            <text:p><text:a xlink:href="http://research.microsoft.com/~cmbishop/">Bishop</text:a> </text:p>
          </table:table-cell>
          <table:table-cell office:value-type="string">
            <text:p><text:a xlink:href="http://research.microsoft.com/~cmbishop/nnpr.htm">Neural Netowrks for Pattern Recognition</text:a> </text:p>
          </table:table-cell>
          <table:table-cell office:value-type="float" office:value="1996">
            <text:p>1996</text:p>
          </table:table-cell>
          <table:table-cell office:value-type="float" office:value="504">
            <text:p>504</text:p>
          </table:table-cell>
          <table:table-cell office:value-type="string">
            <text:p><text:a xlink:href="http://www.amazon.com/exec/obidos/ASIN/0198538642">11,000</text:a> </text:p>
          </table:table-cell>
          <table:table-cell table:style-name="ce34"/>
        </table:table-row>
        <table:table-row table:style-name="ro6">
          <table:table-cell office:value-type="string">
            <text:p><text:a xlink:href="http://www.cs.waikato.ac.nz/~ihw/">Witten</text:a>, Frank </text:p>
          </table:table-cell>
          <table:table-cell office:value-type="string">
            <text:p><text:a xlink:href="http://www.cs.waikato.ac.nz/~ml/weka/book.html">Data Mining: Practical Machine Learning Tools ...</text:a> </text:p>
          </table:table-cell>
          <table:table-cell office:value-type="float" office:value="1999">
            <text:p>1999</text:p>
          </table:table-cell>
          <table:table-cell table:style-name="ce32"/>
          <table:table-cell office:value-type="string">
            <text:p><text:a xlink:href="http://www.amazon.com/exec/obidos/ASIN/1558605525">12,000</text:a> </text:p>
          </table:table-cell>
          <table:table-cell table:style-name="ce25" office:value-type="string">
            <text:p><text:a xlink:href="http://www.cs.waikato.ac.nz/~ml/weka/index.html">4M Java</text:a> </text:p>
          </table:table-cell>
        </table:table-row>
        <table:table-row table:style-name="ro6">
          <table:table-cell office:value-type="string">
            <text:p><text:a xlink:href="http://www.cs.rhul.ac.uk/~nello/">Cristianini</text:a>, <text:a xlink:href="http://www.cs.rhul.ac.uk/~john/">Shawe-Taylor</text:a> </text:p>
          </table:table-cell>
          <table:table-cell office:value-type="string">
            <text:p><text:a xlink:href="http://www.support-vector.net/">An Introduction to Support Vector Machines</text:a> </text:p>
          </table:table-cell>
          <table:table-cell office:value-type="float" office:value="2000">
            <text:p>2000</text:p>
          </table:table-cell>
          <table:table-cell office:value-type="float" office:value="189">
            <text:p>189</text:p>
          </table:table-cell>
          <table:table-cell office:value-type="string">
            <text:p><text:a xlink:href="http://www.amazon.com/exec/obidos/ASIN/0521780195">13,000</text:a> </text:p>
          </table:table-cell>
          <table:table-cell table:style-name="ce34"/>
        </table:table-row>
        <table:table-row table:style-name="ro1">
          <table:table-cell office:value-type="string">
            <text:p><text:a xlink:href="http://www.engr.sjsu.edu/~duda/">Duda</text:a>, <text:a xlink:href="http://www.crc.ricoh.com/~hart/">Hart</text:a>, <text:a xlink:href="http://rii.ricoh.com/~stork/">Stork</text:a> </text:p>
          </table:table-cell>
          <table:table-cell office:value-type="string">
            <text:p><text:a xlink:href="http://rii.ricoh.com/~stork/DHS.html">Pattern Classification (2nd ed.)</text:a> </text:p>
          </table:table-cell>
          <table:table-cell office:value-type="float" office:value="2000">
            <text:p>2000</text:p>
          </table:table-cell>
          <table:table-cell table:style-name="ce32"/>
          <table:table-cell office:value-type="string">
            <text:p><text:a xlink:href="http://www.amazon.com/exec/obidos/ASIN/0471056693">14,000</text:a> </text:p>
          </table:table-cell>
          <table:table-cell table:style-name="ce25" office:value-type="string">
            <text:p><text:a xlink:href="http://www.rii.ricoh.com/~stork/DHS.html">Matlab</text:a> </text:p>
          </table:table-cell>
        </table:table-row>
        <table:table-row table:style-name="ro1">
          <table:table-cell office:value-type="string">
            <text:p><text:a xlink:href="http://www-2.cs.cmu.edu/~tom/">Mitchell</text:a> </text:p>
          </table:table-cell>
          <table:table-cell office:value-type="string">
            <text:p><text:a xlink:href="http://www-2.cs.cmu.edu/~tom/mlbook.html">Machine Learning</text:a> </text:p>
          </table:table-cell>
          <table:table-cell office:value-type="float" office:value="1997">
            <text:p>1997</text:p>
          </table:table-cell>
          <table:table-cell office:value-type="float" office:value="432">
            <text:p>432</text:p>
          </table:table-cell>
          <table:table-cell office:value-type="string">
            <text:p><text:a xlink:href="http://www.amazon.com/exec/obidos/ASIN/0070428077">38,000</text:a> </text:p>
          </table:table-cell>
          <table:table-cell table:style-name="ce34"/>
        </table:table-row>
        <table:table-row table:style-name="ro1">
          <table:table-cell office:value-type="string">
            <text:p><text:a xlink:href="http://www-anw.cs.umass.edu/~rich/sutton.html">Sutton</text:a>, <text:a xlink:href="http://envy.cs.umass.edu/People/barto/barto.html">Barto</text:a> </text:p>
          </table:table-cell>
          <table:table-cell office:value-type="string">
            <text:p>Reinforcement Learning: An Introduction </text:p>
          </table:table-cell>
          <table:table-cell office:value-type="float" office:value="1998">
            <text:p>1998</text:p>
          </table:table-cell>
          <table:table-cell office:value-type="float" office:value="432">
            <text:p>432</text:p>
          </table:table-cell>
          <table:table-cell office:value-type="string">
            <text:p><text:a xlink:href="http://www.amazon.com/exec/obidos/ASIN/0262193981">49,000</text:a> </text:p>
          </table:table-cell>
          <table:table-cell/>
        </table:table-row>
        <table:table-row table:style-name="ro1">
          <table:table-cell office:value-type="string">
            <text:p><text:a xlink:href="http://www.stats.ox.ac.uk/~ripley/">Ripley</text:a> </text:p>
          </table:table-cell>
          <table:table-cell office:value-type="string">
            <text:p><text:a xlink:href="http://www.stats.ox.ac.uk/~ripley/PRbook/">Pattern Recognition and Neural Networks</text:a> </text:p>
          </table:table-cell>
          <table:table-cell office:value-type="float" office:value="1995">
            <text:p>1995</text:p>
          </table:table-cell>
          <table:table-cell office:value-type="float" office:value="403">
            <text:p>403</text:p>
          </table:table-cell>
          <table:table-cell office:value-type="string">
            <text:p><text:a xlink:href="http://www.amazon.com/exec/obidos/ASIN/0521460867">74,000</text:a> </text:p>
          </table:table-cell>
          <table:table-cell table:style-name="ce25" office:value-type="string">
            <text:p><text:a xlink:href="http://www.stats.ox.ac.uk/~ripley/PRbook/clusfind">Fortran</text:a> </text:p>
          </table:table-cell>
        </table:table-row>
        <table:table-row table:style-name="ro1">
          <table:table-cell office:value-type="string">
            <text:p><text:a xlink:href="http://www.clrc.rhul.ac.uk/people/vlad/">Vapnik</text:a> </text:p>
          </table:table-cell>
          <table:table-cell office:value-type="string">
            <text:p>Statistical Learning Theory </text:p>
          </table:table-cell>
          <table:table-cell office:value-type="float" office:value="1998">
            <text:p>1998</text:p>
          </table:table-cell>
          <table:table-cell office:value-type="float" office:value="736">
            <text:p>736</text:p>
          </table:table-cell>
          <table:table-cell office:value-type="string">
            <text:p><text:a xlink:href="http://www.amazon.com/exec/obidos/ASIN/0471030031">79,000</text:a> </text:p>
          </table:table-cell>
          <table:table-cell table:style-name="ce34"/>
        </table:table-row>
        <table:table-row table:style-name="ro6">
          <table:table-cell office:value-type="string">
            <text:p><text:a xlink:href="http://www.cis.upenn.edu/~mkearns/">Kearns</text:a>, Vazirani </text:p>
          </table:table-cell>
          <table:table-cell office:value-type="string">
            <text:p>An Introduction to Computational Learning Theory </text:p>
          </table:table-cell>
          <table:table-cell office:value-type="float" office:value="1994">
            <text:p>1994</text:p>
          </table:table-cell>
          <table:table-cell office:value-type="float" office:value="221">
            <text:p>221</text:p>
          </table:table-cell>
          <table:table-cell office:value-type="string">
            <text:p><text:a xlink:href="http://www.amazon.com/exec/obidos/ASIN/0262111934">173,000</text:a> </text:p>
          </table:table-cell>
          <table:table-cell/>
        </table:table-row>
        <table:table-row table:style-name="ro1">
          <table:table-cell office:value-type="string">
            <text:p><text:a xlink:href="http://www.cse.unsw.edu.au/~quinlan/">Quinlan</text:a> </text:p>
          </table:table-cell>
          <table:table-cell office:value-type="string">
            <text:p><text:a xlink:href="http://www.mkp.com/books_catalog/1-55860-238-0.asp">C4.5: Programs for machine Learning</text:a> </text:p>
          </table:table-cell>
          <table:table-cell office:value-type="float" office:value="1993">
            <text:p>1993</text:p>
          </table:table-cell>
          <table:table-cell office:value-type="float" office:value="302">
            <text:p>302</text:p>
          </table:table-cell>
          <table:table-cell office:value-type="string">
            <text:p><text:a xlink:href="http://www.amazon.com/exec/obidos/ASIN/1558602380">246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Natural Language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<text:a xlink:href="http://www.colorado.edu/ling/jurafsky/">Jurafsky</text:a>, <text:a xlink:href="http://www.cs.colorado.edu/homes/martin/public_html/Home.html">Martin</text:a> </text:p>
          </table:table-cell>
          <table:table-cell office:value-type="string">
            <text:p><text:a xlink:href="http://www.cs.colorado.edu/~martin/slp.html">Speech and Language Processing</text:a> </text:p>
          </table:table-cell>
          <table:table-cell office:value-type="float" office:value="2000">
            <text:p>2000</text:p>
          </table:table-cell>
          <table:table-cell office:value-type="float" office:value="960">
            <text:p>960</text:p>
          </table:table-cell>
          <table:table-cell office:value-type="string">
            <text:p><text:a xlink:href="http://www.amazon.com/exec/obidos/ASIN/0130950696">17,000</text:a> </text:p>
          </table:table-cell>
          <table:table-cell table:style-name="ce34"/>
        </table:table-row>
        <table:table-row table:style-name="ro1">
          <table:table-cell office:value-type="string">
            <text:p><text:a xlink:href="http://www-nlp.stanford.edu/~manning/">Manning</text:a>, <text:a xlink:href="http://aima.cs.berkeley.edu/2nd-ed/books.html">Schutze</text:a> </text:p>
          </table:table-cell>
          <table:table-cell office:value-type="string">
            <text:p><text:a xlink:href="http://nlp.stanford.edu/fsnlp/">Foundations of Statistical NLP</text:a> </text:p>
          </table:table-cell>
          <table:table-cell office:value-type="float" office:value="1999">
            <text:p>1999</text:p>
          </table:table-cell>
          <table:table-cell office:value-type="float" office:value="620">
            <text:p>620</text:p>
          </table:table-cell>
          <table:table-cell office:value-type="string">
            <text:p><text:a xlink:href="http://www.amazon.com/exec/obidos/ASIN/0262133601">34,000</text:a> </text:p>
          </table:table-cell>
          <table:table-cell table:style-name="ce34"/>
        </table:table-row>
        <table:table-row table:style-name="ro1">
          <table:table-cell office:value-type="string">
            <text:p><text:a xlink:href="http://www.cs.waikato.ac.nz/~ihw/">Witten</text:a>, <text:a xlink:href="http://www.cs.mu.oz.au/~alistair/">Moffat</text:a>, <text:a xlink:href="http://www.cosc.canterbury.ac.nz/~tim/">Bell</text:a> </text:p>
          </table:table-cell>
          <table:table-cell office:value-type="string">
            <text:p><text:a xlink:href="http://www.cs.mu.oz.au/mg/">Managing Gigabytes</text:a> </text:p>
          </table:table-cell>
          <table:table-cell office:value-type="float" office:value="1999">
            <text:p>1999</text:p>
          </table:table-cell>
          <table:table-cell office:value-type="float" office:value="519">
            <text:p>519</text:p>
          </table:table-cell>
          <table:table-cell office:value-type="string">
            <text:p><text:a xlink:href="http://www.amazon.com/exec/obidos/ASIN/1558605703">43,000</text:a> </text:p>
          </table:table-cell>
          <table:table-cell table:style-name="ce34"/>
        </table:table-row>
        <table:table-row table:style-name="ro1">
          <table:table-cell office:value-type="string">
            <text:p><text:a xlink:href="http://www.clsp.jhu.edu/people/jelinek/">Jelinek</text:a> </text:p>
          </table:table-cell>
          <table:table-cell office:value-type="string">
            <text:p><text:a xlink:href="http://mitpress.mit.edu/book-home.tcl?isbn=0262100665">Statistical Methods for Speech Recognition</text:a> </text:p>
          </table:table-cell>
          <table:table-cell office:value-type="float" office:value="1998">
            <text:p>1998</text:p>
          </table:table-cell>
          <table:table-cell office:value-type="float" office:value="300">
            <text:p>300</text:p>
          </table:table-cell>
          <table:table-cell office:value-type="string">
            <text:p><text:a xlink:href="http://www.amazon.com/exec/obidos/ASIN/0262100665">47,000</text:a> </text:p>
          </table:table-cell>
          <table:table-cell table:style-name="ce34"/>
        </table:table-row>
        <table:table-row table:style-name="ro1">
          <table:table-cell office:value-type="string">
            <text:p><text:a xlink:href="http://www.cs.rochester.edu/users/faculty/james/">Allen</text:a> </text:p>
          </table:table-cell>
          <table:table-cell office:value-type="string">
            <text:p><text:a xlink:href="http://204.179.152.61/book/related/0,3833,0805303340+5,00.html">Natural Language Understanding</text:a> </text:p>
          </table:table-cell>
          <table:table-cell office:value-type="float" office:value="1995">
            <text:p>1995</text:p>
          </table:table-cell>
          <table:table-cell office:value-type="string">
            <text:p>?</text:p>
          </table:table-cell>
          <table:table-cell office:value-type="string">
            <text:p><text:a xlink:href="http://www.amazon.com/exec/obidos/ASIN/0805303340">47,000</text:a> </text:p>
          </table:table-cell>
          <table:table-cell table:style-name="ce25" office:value-type="string">
            <text:p><text:a xlink:href="ftp://ftp.cs.rochester.edu/pub/u/james/CourseParser1.2.tar.gz">Lisp</text:a> </text:p>
          </table:table-cell>
        </table:table-row>
        <table:table-row table:style-name="ro1">
          <table:table-cell office:value-type="string">
            <text:p><text:a xlink:href="http://www.cs.brown.edu/people/ec/">Charniak</text:a> </text:p>
          </table:table-cell>
          <table:table-cell office:value-type="string">
            <text:p>Statistical Language Learning </text:p>
          </table:table-cell>
          <table:table-cell office:value-type="float" office:value="1996">
            <text:p>1996</text:p>
          </table:table-cell>
          <table:table-cell office:value-type="float" office:value="192">
            <text:p>192</text:p>
          </table:table-cell>
          <table:table-cell office:value-type="string">
            <text:p><text:a xlink:href="http://www.amazon.com/exec/obidos/ASIN/0262531410">89,000</text:a> </text:p>
          </table:table-cell>
          <table:table-cell table:style-name="ce25" office:value-type="string">
            <text:p><text:a xlink:href="ftp://ftp.cs.brown.edu/pub/nlparser/">C++</text:a> </text:p>
          </table:table-cell>
        </table:table-row>
        <table:table-row table:style-name="ro1">
          <table:table-cell office:value-type="string">
            <text:p><text:a xlink:href="http://www-csli.stanford.edu/~sag/sag.html">Sag</text:a>, <text:a xlink:href="http://www-csli.stanford.edu/~wasow/wasow.html">Wasow</text:a> </text:p>
          </table:table-cell>
          <table:table-cell office:value-type="string">
            <text:p><text:a xlink:href="http://csli-publications.stanford.edu/site/1575861607.html">Syntactic Theory</text:a> </text:p>
          </table:table-cell>
          <table:table-cell office:value-type="float" office:value="1999">
            <text:p>1999</text:p>
          </table:table-cell>
          <table:table-cell office:value-type="float" office:value="440">
            <text:p>440</text:p>
          </table:table-cell>
          <table:table-cell office:value-type="string">
            <text:p><text:a xlink:href="http://www.amazon.com/exec/obidos/ASIN/1575861607">181,000</text:a> </text:p>
          </table:table-cell>
          <table:table-cell table:style-name="ce34"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Robotics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Braitenberg </text:p>
          </table:table-cell>
          <table:table-cell office:value-type="string">
            <text:p>Vehicles </text:p>
          </table:table-cell>
          <table:table-cell office:value-type="float" office:value="1986">
            <text:p>1986</text:p>
          </table:table-cell>
          <table:table-cell office:value-type="float" office:value="168">
            <text:p>168</text:p>
          </table:table-cell>
          <table:table-cell office:value-type="string">
            <text:p><text:a xlink:href="http://www.amazon.com/exec/obidos/ASIN/0262521121">43,000</text:a> </text:p>
          </table:table-cell>
          <table:table-cell/>
        </table:table-row>
        <table:table-row table:style-name="ro1">
          <table:table-cell office:value-type="string">
            <text:p><text:a xlink:href="http://www.csee.usf.edu/~murphy/">Murphy</text:a> </text:p>
          </table:table-cell>
          <table:table-cell office:value-type="string">
            <text:p><text:a xlink:href="http://mitpress.mit.edu/catalog/item/default.asp?sid=8FE35BDA-A24D-4B41-B741-1256F76E23F8&amp;ttype=2&amp;tid=3776">An Introduction to AI Robotics</text:a> </text:p>
          </table:table-cell>
          <table:table-cell office:value-type="float" office:value="2000">
            <text:p>2000</text:p>
          </table:table-cell>
          <table:table-cell office:value-type="float" office:value="400">
            <text:p>400</text:p>
          </table:table-cell>
          <table:table-cell office:value-type="string">
            <text:p><text:a xlink:href="http://www.amazon.com/exec/obidos/ASIN/0262133830">43,000</text:a> </text:p>
          </table:table-cell>
          <table:table-cell table:style-name="ce34"/>
        </table:table-row>
        <table:table-row table:style-name="ro1">
          <table:table-cell office:value-type="string">
            <text:p>Kortenkamp et al. </text:p>
          </table:table-cell>
          <table:table-cell office:value-type="string">
            <text:p>AI and Mobile Robots </text:p>
          </table:table-cell>
          <table:table-cell office:value-type="float" office:value="1998">
            <text:p>1998</text:p>
          </table:table-cell>
          <table:table-cell office:value-type="float" office:value="400">
            <text:p>400</text:p>
          </table:table-cell>
          <table:table-cell office:value-type="string">
            <text:p><text:a xlink:href="http://www.amazon.com/exec/obidos/ASIN/0262611376">69,000</text:a> </text:p>
          </table:table-cell>
          <table:table-cell/>
        </table:table-row>
        <table:table-row table:style-name="ro1">
          <table:table-cell office:value-type="string">
            <text:p><text:a xlink:href="http://www.cc.gatech.edu/aimosaic/faculty/arkin/">Arkin</text:a> </text:p>
          </table:table-cell>
          <table:table-cell office:value-type="string">
            <text:p><text:a xlink:href="http://mitpress.mit.edu/catalog/item/default.asp?sid=8FE35BDA-A24D-4B41-B741-1256F76E23F8&amp;ttype=2&amp;tid=8196">Behavior-Based Robotics</text:a> </text:p>
          </table:table-cell>
          <table:table-cell office:value-type="float" office:value="1998">
            <text:p>1998</text:p>
          </table:table-cell>
          <table:table-cell office:value-type="float" office:value="491">
            <text:p>491</text:p>
          </table:table-cell>
          <table:table-cell office:value-type="string">
            <text:p><text:a xlink:href="http://www.amazon.com/exec/obidos/ASIN/0262011654">80,000</text:a> </text:p>
          </table:table-cell>
          <table:table-cell table:style-name="ce34"/>
        </table:table-row>
        <table:table-row table:style-name="ro6">
          <table:table-cell office:value-type="string">
            <text:p>Dudek, Jenkin </text:p>
          </table:table-cell>
          <table:table-cell office:value-type="string">
            <text:p>Computational Principles of Mobile Robotics </text:p>
          </table:table-cell>
          <table:table-cell office:value-type="float" office:value="2000">
            <text:p>2000</text:p>
          </table:table-cell>
          <table:table-cell office:value-type="float" office:value="280">
            <text:p>280</text:p>
          </table:table-cell>
          <table:table-cell office:value-type="string">
            <text:p><text:a xlink:href="http://www.amazon.com/exec/obidos/ASIN/0521568765">83,948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Perception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<text:a xlink:href="http://www.cs.berkeley.edu/~daf/">Forsyth</text:a>, <text:a xlink:href="http://www.beckman.uiuc.edu/faculty/ponce.html">Ponce</text:a> </text:p>
          </table:table-cell>
          <table:table-cell office:value-type="string">
            <text:p><text:a xlink:href="http://www.cs.berkeley.edu/~daf/book.html">Computer Vision: A Modern Approach</text:a> </text:p>
          </table:table-cell>
          <table:table-cell office:value-type="float" office:value="2002">
            <text:p>2002</text:p>
          </table:table-cell>
          <table:table-cell office:value-type="float" office:value="720">
            <text:p>720</text:p>
          </table:table-cell>
          <table:table-cell office:value-type="string">
            <text:p><text:a xlink:href="http://www.amazon.com/exec/obidos/ASIN/0130851981">37,000</text:a> </text:p>
          </table:table-cell>
          <table:table-cell/>
        </table:table-row>
        <table:table-row table:style-name="ro1">
          <table:table-cell office:value-type="string">
            <text:p>Marr </text:p>
          </table:table-cell>
          <table:table-cell office:value-type="string">
            <text:p>Vision: A Computational Investigation... </text:p>
          </table:table-cell>
          <table:table-cell office:value-type="float" office:value="1983">
            <text:p>1983</text:p>
          </table:table-cell>
          <table:table-cell office:value-type="string">
            <text:p>?</text:p>
          </table:table-cell>
          <table:table-cell office:value-type="string">
            <text:p><text:a xlink:href="http://www.amazon.com/exec/obidos/ASIN/0716715678">41,000</text:a> </text:p>
          </table:table-cell>
          <table:table-cell/>
        </table:table-row>
        <table:table-row table:style-name="ro1">
          <table:table-cell office:value-type="string">
            <text:p>Palmer </text:p>
          </table:table-cell>
          <table:table-cell office:value-type="string">
            <text:p>Vision Science </text:p>
          </table:table-cell>
          <table:table-cell office:value-type="float" office:value="1999">
            <text:p>1999</text:p>
          </table:table-cell>
          <table:table-cell office:value-type="float" office:value="760">
            <text:p>760</text:p>
          </table:table-cell>
          <table:table-cell office:value-type="string">
            <text:p><text:a xlink:href="http://www.amazon.com/exec/obidos/ASIN/0262161834">60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Philosophy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Kurzweil </text:p>
          </table:table-cell>
          <table:table-cell office:value-type="string">
            <text:p>The Age of Spiritual Machines </text:p>
          </table:table-cell>
          <table:table-cell office:value-type="float" office:value="2000">
            <text:p>2000</text:p>
          </table:table-cell>
          <table:table-cell office:value-type="float" office:value="388">
            <text:p>388</text:p>
          </table:table-cell>
          <table:table-cell office:value-type="string">
            <text:p><text:a xlink:href="http://www.amazon.com/exec/obidos/ASIN/0140282025">7,000</text:a> </text:p>
          </table:table-cell>
          <table:table-cell/>
        </table:table-row>
        <table:table-row table:style-name="ro6">
          <table:table-cell office:value-type="string">
            <text:p><text:a xlink:href="http://www.ai.mit.edu/people/brooks/brooks.html">Brooks</text:a> </text:p>
          </table:table-cell>
          <table:table-cell office:value-type="string">
            <text:p>Flesh and Machines: How Robots Will Change Us </text:p>
          </table:table-cell>
          <table:table-cell office:value-type="float" office:value="2002">
            <text:p>2002</text:p>
          </table:table-cell>
          <table:table-cell office:value-type="float" office:value="260">
            <text:p>260</text:p>
          </table:table-cell>
          <table:table-cell office:value-type="string">
            <text:p><text:a xlink:href="http://www.amazon.com/exec/obidos/ASIN/0375420797">16,000</text:a> </text:p>
          </table:table-cell>
          <table:table-cell/>
        </table:table-row>
        <table:table-row table:style-name="ro1">
          <table:table-cell office:value-type="string">
            <text:p><text:a xlink:href="http://www.tufts.edu/~ddennett/">Dennett</text:a> </text:p>
          </table:table-cell>
          <table:table-cell office:value-type="string">
            <text:p>Consciousness Explained </text:p>
          </table:table-cell>
          <table:table-cell office:value-type="float" office:value="1992">
            <text:p>1992</text:p>
          </table:table-cell>
          <table:table-cell office:value-type="string">
            <text:p>?</text:p>
          </table:table-cell>
          <table:table-cell office:value-type="string">
            <text:p><text:a xlink:href="http://www.amazon.com/exec/obidos/ASIN/0316180661">17,000</text:a> </text:p>
          </table:table-cell>
          <table:table-cell/>
        </table:table-row>
        <table:table-row table:style-name="ro1">
          <table:table-cell office:value-type="string">
            <text:p><text:a xlink:href="http://www.ai.mit.edu/people/minsky/minsky.html">Minsky</text:a> </text:p>
          </table:table-cell>
          <table:table-cell office:value-type="string">
            <text:p>The Society of Mind </text:p>
          </table:table-cell>
          <table:table-cell office:value-type="float" office:value="1988">
            <text:p>1988</text:p>
          </table:table-cell>
          <table:table-cell office:value-type="string">
            <text:p>?</text:p>
          </table:table-cell>
          <table:table-cell office:value-type="string">
            <text:p><text:a xlink:href="http://www.amazon.com/exec/obidos/ASIN/0671657135">18,000</text:a> </text:p>
          </table:table-cell>
          <table:table-cell/>
        </table:table-row>
        <table:table-row table:style-name="ro1">
          <table:table-cell office:value-type="string">
            <text:p><text:a xlink:href="http://www.psy.cmu.edu/psy/faculty/hsimon/hsimon.html">Simon</text:a> </text:p>
          </table:table-cell>
          <table:table-cell office:value-type="string">
            <text:p>The Sciences of the Artificial (3rd ed.) </text:p>
          </table:table-cell>
          <table:table-cell office:value-type="float" office:value="1996">
            <text:p>1996</text:p>
          </table:table-cell>
          <table:table-cell office:value-type="float" office:value="215">
            <text:p>215</text:p>
          </table:table-cell>
          <table:table-cell office:value-type="string">
            <text:p><text:a xlink:href="http://www.amazon.com/exec/obidos/ASIN/0262691914">25,000</text:a> </text:p>
          </table:table-cell>
          <table:table-cell/>
        </table:table-row>
        <table:table-row table:style-name="ro1">
          <table:table-cell office:value-type="string">
            <text:p><text:a xlink:href="http://ist-socrates.berkeley.edu/~jsearle/">Searle</text:a> </text:p>
          </table:table-cell>
          <table:table-cell office:value-type="string">
            <text:p>The Mystery of Consciousness </text:p>
          </table:table-cell>
          <table:table-cell office:value-type="float" office:value="1997">
            <text:p>1997</text:p>
          </table:table-cell>
          <table:table-cell office:value-type="float" office:value="224">
            <text:p>224</text:p>
          </table:table-cell>
          <table:table-cell office:value-type="string">
            <text:p><text:a xlink:href="http://www.amazon.com/exec/obidos/ASIN/0940322064">40,000</text:a> </text:p>
          </table:table-cell>
          <table:table-cell/>
        </table:table-row>
        <table:table-row table:style-name="ro1">
          <table:table-cell office:value-type="string">
            <text:p><text:a xlink:href="http://www-pcd.stanford.edu/hci/people/winograd.html">Winograd</text:a>, Flores </text:p>
          </table:table-cell>
          <table:table-cell office:value-type="string">
            <text:p>Understanding Computers and Cognition </text:p>
          </table:table-cell>
          <table:table-cell office:value-type="float" office:value="1987">
            <text:p>1987</text:p>
          </table:table-cell>
          <table:table-cell office:value-type="float" office:value="224">
            <text:p>224</text:p>
          </table:table-cell>
          <table:table-cell office:value-type="string">
            <text:p><text:a xlink:href="http://www.amazon.com/exec/obidos/ASIN/0201112973">51,000</text:a> </text:p>
          </table:table-cell>
          <table:table-cell/>
        </table:table-row>
        <table:table-row table:style-name="ro1">
          <table:table-cell office:value-type="string">
            <text:p>Clark </text:p>
          </table:table-cell>
          <table:table-cell office:value-type="string">
            <text:p>Being There </text:p>
          </table:table-cell>
          <table:table-cell office:value-type="float" office:value="1998">
            <text:p>1998</text:p>
          </table:table-cell>
          <table:table-cell office:value-type="float" office:value="308">
            <text:p>308</text:p>
          </table:table-cell>
          <table:table-cell office:value-type="string">
            <text:p><text:a xlink:href="http://www.amazon.com/exec/obidos/ASIN/0262531569">55,000</text:a> </text:p>
          </table:table-cell>
          <table:table-cell/>
        </table:table-row>
        <table:table-row table:style-name="ro6">
          <table:table-cell office:value-type="string">
            <text:p><text:a xlink:href="http://www.frc.ri.cmu.edu/~hpm/">Moravec</text:a> </text:p>
          </table:table-cell>
          <table:table-cell office:value-type="string">
            <text:p><text:a xlink:href="http://www.frc.ri.cmu.edu/~hpm/book97/index.html">Robot: Mere Machine to Transcendent Mind</text:a> </text:p>
          </table:table-cell>
          <table:table-cell office:value-type="float" office:value="2000">
            <text:p>2000</text:p>
          </table:table-cell>
          <table:table-cell office:value-type="float" office:value="240">
            <text:p>240</text:p>
          </table:table-cell>
          <table:table-cell office:value-type="string">
            <text:p><text:a xlink:href="http://www.amazon.com/exec/obidos/ASIN/0195136306">57,000</text:a> </text:p>
          </table:table-cell>
          <table:table-cell/>
        </table:table-row>
        <table:table-row table:style-name="ro1">
          <table:table-cell office:value-type="string">
            <text:p><text:a xlink:href="http://ist-socrates.berkeley.edu/~hdreyfus/">Dreyfus</text:a> </text:p>
          </table:table-cell>
          <table:table-cell office:value-type="string">
            <text:p>What Computers Still Can't Do </text:p>
          </table:table-cell>
          <table:table-cell office:value-type="float" office:value="1992">
            <text:p>1992</text:p>
          </table:table-cell>
          <table:table-cell office:value-type="float" office:value="429">
            <text:p>429</text:p>
          </table:table-cell>
          <table:table-cell office:value-type="string">
            <text:p><text:a xlink:href="http://www.amazon.com/exec/obidos/ASIN/0262540673">99,000</text:a> </text:p>
          </table:table-cell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Lisp Programming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<text:a xlink:href="http://www.paulgraham.com/">Graham</text:a> </text:p>
          </table:table-cell>
          <table:table-cell office:value-type="string">
            <text:p><text:a xlink:href="http://www.paulgraham.com/acl.html">ANSI Common Lisp</text:a> </text:p>
          </table:table-cell>
          <table:table-cell office:value-type="float" office:value="1995">
            <text:p>1995</text:p>
          </table:table-cell>
          <table:table-cell office:value-type="float" office:value="432">
            <text:p>432</text:p>
          </table:table-cell>
          <table:table-cell office:value-type="string">
            <text:p><text:a xlink:href="http://www.amazon.com/exec/obidos/ASIN/0133708756">10,000</text:a> </text:p>
          </table:table-cell>
          <table:table-cell table:style-name="ce25" office:value-type="string">
            <text:p><text:a xlink:href="http://www.paulgraham.com/lib/acl2.lisp">46K Lisp</text:a> </text:p>
          </table:table-cell>
        </table:table-row>
        <table:table-row table:style-name="ro6">
          <table:table-cell office:value-type="string">
            <text:p><text:a xlink:href="http://www.swiss.ai.mit.edu/~gjs/gjs.html">Sussman</text:a>, <text:a xlink:href="http://www.swiss.ai.mit.edu/~hal/hal.html">Abelson</text:a> </text:p>
          </table:table-cell>
          <table:table-cell office:value-type="string">
            <text:p><text:a xlink:href="http://www-mitpress.mit.edu/sicp/">The Structure and Interpretation of Computer Programs</text:a> </text:p>
          </table:table-cell>
          <table:table-cell office:value-type="float" office:value="1996">
            <text:p>1996</text:p>
          </table:table-cell>
          <table:table-cell office:value-type="float" office:value="657">
            <text:p>657</text:p>
          </table:table-cell>
          <table:table-cell office:value-type="string">
            <text:p><text:a xlink:href="http://www.amazon.com/exec/obidos/ASIN/0262011530">30,000</text:a> </text:p>
          </table:table-cell>
          <table:table-cell table:style-name="ce25" office:value-type="string">
            <text:p><text:a xlink:href="http://mitpress.mit.edu/sicp/code/index.html">Scheme</text:a> </text:p>
          </table:table-cell>
        </table:table-row>
        <table:table-row table:style-name="ro1">
          <table:table-cell office:value-type="string">
            <text:p><text:a xlink:href="http://www.norvig.com/">Norvig</text:a> </text:p>
          </table:table-cell>
          <table:table-cell office:value-type="string">
            <text:p><text:a xlink:href="http://www.norvig.com/paip.html">Paradigms of AI Programming</text:a> </text:p>
          </table:table-cell>
          <table:table-cell office:value-type="float" office:value="1992">
            <text:p>1992</text:p>
          </table:table-cell>
          <table:table-cell office:value-type="float" office:value="946">
            <text:p>946</text:p>
          </table:table-cell>
          <table:table-cell office:value-type="string">
            <text:p><text:a xlink:href="http://www.amazon.com/exec/obidos/ASIN/1558601910">74,000</text:a> </text:p>
          </table:table-cell>
          <table:table-cell table:style-name="ce25" office:value-type="string">
            <text:p><text:a xlink:href="http://www.norvig.com/paip">481K Lisp</text:a> </text:p>
          </table:table-cell>
        </table:table-row>
        <table:table-row table:style-name="ro1">
          <table:table-cell office:value-type="string">
            <text:p><text:a xlink:href="http://www.ai.mit.edu/people/phw/phw.html">Winston</text:a>, <text:a xlink:href="http://www.ai.mit.edu/people/bkph/bkph.html">Horn</text:a> </text:p>
          </table:table-cell>
          <table:table-cell office:value-type="string">
            <text:p><text:a xlink:href="http://www.ai.mit.edu/people/phw/Books/#Lisp">Lisp</text:a> </text:p>
          </table:table-cell>
          <table:table-cell office:value-type="float" office:value="1989">
            <text:p>1989</text:p>
          </table:table-cell>
          <table:table-cell office:value-type="float" office:value="611">
            <text:p>611</text:p>
          </table:table-cell>
          <table:table-cell office:value-type="string">
            <text:p><text:a xlink:href="http://www.amazon.com/exec/obidos/ASIN/0201083191">76,000</text:a> </text:p>
          </table:table-cell>
          <table:table-cell table:style-name="ce25" office:value-type="string">
            <text:p><text:a xlink:href="http://ftp.sunet.se/ftp/pub/lang/lisp/bookcode/winston/0.html">Lisp</text:a> </text:p>
          </table:table-cell>
        </table:table-row>
        <table:table-row table:style-name="ro1">
          <table:table-cell office:value-type="string">
            <text:p><text:a xlink:href="http://www.paulgraham.com/">Graham</text:a> </text:p>
          </table:table-cell>
          <table:table-cell office:value-type="string">
            <text:p><text:a xlink:href="http://www.paulgraham.com/onlisp.html">On Lisp</text:a> </text:p>
          </table:table-cell>
          <table:table-cell office:value-type="float" office:value="1994">
            <text:p>1994</text:p>
          </table:table-cell>
          <table:table-cell office:value-type="float" office:value="413">
            <text:p>413</text:p>
          </table:table-cell>
          <table:table-cell office:value-type="string">
            <text:p><text:a xlink:href="http://www.amazon.com/exec/obidos/ASIN/0130305529">90,000</text:a> </text:p>
          </table:table-cell>
          <table:table-cell table:style-name="ce25" office:value-type="string">
            <text:p><text:a xlink:href="http://www.paulgraham.com/lib/onlisp.lisp">56K Lisp</text:a> </text:p>
          </table:table-cell>
        </table:table-row>
        <table:table-row table:style-name="ro1">
          <table:table-cell office:value-type="string">
            <text:p><text:a xlink:href="http://www.cs.berkeley.edu/~wilensky/">Wilensky</text:a> </text:p>
          </table:table-cell>
          <table:table-cell office:value-type="string">
            <text:p><text:a xlink:href="http://www.wwnorton.com/orders/wwn/095544.htm">Common LispCraft</text:a> </text:p>
          </table:table-cell>
          <table:table-cell office:value-type="float" office:value="1986">
            <text:p>1986</text:p>
          </table:table-cell>
          <table:table-cell office:value-type="float" office:value="500">
            <text:p>500</text:p>
          </table:table-cell>
          <table:table-cell office:value-type="string">
            <text:p><text:a xlink:href="http://www.amazon.com/exec/obidos/ASIN/0393955443">243,000</text:a> </text:p>
          </table:table-cell>
          <table:table-cell table:style-name="ce25" office:value-type="string">
            <text:p>None </text:p>
          </table:table-cell>
        </table:table-row>
        <table:table-row table:style-name="ro1">
          <table:table-cell office:value-type="string">
            <text:p><text:a xlink:href="http://www.ls.sesp.nwu.edu/people/faculty/forbus/">Forbus</text:a>, <text:a xlink:href="http://www.parc.xerox.com/">de Kleer</text:a> </text:p>
          </table:table-cell>
          <table:table-cell office:value-type="string">
            <text:p><text:a xlink:href="http://yoda.cis.temple.edu:8080/books/forbus/">Building Problem Solvers</text:a> </text:p>
          </table:table-cell>
          <table:table-cell office:value-type="float" office:value="1993">
            <text:p>1993</text:p>
          </table:table-cell>
          <table:table-cell office:value-type="float" office:value="716">
            <text:p>716</text:p>
          </table:table-cell>
          <table:table-cell office:value-type="string">
            <text:p><text:a xlink:href="http://www.amazon.com/exec/obidos/ASIN/0262061570">337,000</text:a> </text:p>
          </table:table-cell>
          <table:table-cell table:style-name="ce25" office:value-type="string">
            <text:p><text:a xlink:href="http://yoda.cis.temple.edu:8080/books/forbus/">Lisp</text:a> </text:p>
          </table:table-cell>
        </table:table-row>
        <table:table-row table:style-name="ro6">
          <table:table-cell office:value-type="string">
            <text:p><text:a xlink:href="http://www.cs.brown.edu/people/ec/">Charniak</text:a>, <text:a xlink:href="http://www.cs.northwestern.edu/~riesbeck/">Riesbeck</text:a>, <text:a xlink:href="http://www.cs.yale.edu/HTML/YALE/CS/Brochure/faculty/mcdermott.html">McDermott</text:a> </text:p>
          </table:table-cell>
          <table:table-cell office:value-type="string">
            <text:p><text:a xlink:href="http://citeseer.nj.nec.com/context/82733/0">AI Programming</text:a> </text:p>
          </table:table-cell>
          <table:table-cell office:value-type="float" office:value="1987">
            <text:p>1987</text:p>
          </table:table-cell>
          <table:table-cell office:value-type="float" office:value="533">
            <text:p>533</text:p>
          </table:table-cell>
          <table:table-cell office:value-type="string">
            <text:p><text:a xlink:href="http://www.amazon.com/exec/obidos/ASIN/0898596092">939,000</text:a> </text:p>
          </table:table-cell>
          <table:table-cell table:style-name="ce25" office:value-type="string">
            <text:p>? </text:p>
          </table:table-cell>
        </table:table-row>
        <table:table-row table:style-name="ro1">
          <table:table-cell office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Prolog Programming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<text:a xlink:href="http://www-ai.ijs.si/ailab/bratko.html">Bratko</text:a> </text:p>
          </table:table-cell>
          <table:table-cell office:value-type="string">
            <text:p><text:a xlink:href="http://cwx.prenhall.com/bookbind/pubbooks/bratko3_ema/">Prolog Programming for AI (3rd ed.)</text:a> </text:p>
          </table:table-cell>
          <table:table-cell office:value-type="float" office:value="1990">
            <text:p>1990</text:p>
          </table:table-cell>
          <table:table-cell office:value-type="float" office:value="678">
            <text:p>678</text:p>
          </table:table-cell>
          <table:table-cell office:value-type="string">
            <text:p><text:a xlink:href="http://www.amazon.com/exec/obidos/ASIN/0201403757">69,000</text:a> </text:p>
          </table:table-cell>
          <table:table-cell table:style-name="ce25" office:value-type="string">
            <text:p><text:a xlink:href="mailto:ivan.bratko@fer.uni-lj.si">Prolog</text:a> </text:p>
          </table:table-cell>
        </table:table-row>
        <table:table-row table:style-name="ro1">
          <table:table-cell office:value-type="string">
            <text:p><text:a xlink:href="http://www.clocksin.com/">Clocksin</text:a>, <text:a xlink:href="http://www.dai.ed.ac.uk/homes/chrism/">Mellish</text:a> </text:p>
          </table:table-cell>
          <table:table-cell office:value-type="string">
            <text:p>Programming in Prolog (3rd edition) </text:p>
          </table:table-cell>
          <table:table-cell office:value-type="float" office:value="1987">
            <text:p>1987</text:p>
          </table:table-cell>
          <table:table-cell office:value-type="float" office:value="281">
            <text:p>281</text:p>
          </table:table-cell>
          <table:table-cell office:value-type="string">
            <text:p><text:a xlink:href="http://www.amazon.com/exec/obidos/ASIN/3540583505">108,000</text:a> </text:p>
          </table:table-cell>
          <table:table-cell table:style-name="ce25" office:value-type="string">
            <text:p>? </text:p>
          </table:table-cell>
        </table:table-row>
        <table:table-row table:style-name="ro1">
          <table:table-cell office:value-type="string">
            <text:p><text:a xlink:href="http://www.cs.otago.ac.nz/staff/richard.html">O'Keefe</text:a> </text:p>
          </table:table-cell>
          <table:table-cell office:value-type="string">
            <text:p>The Craft of Prolog </text:p>
          </table:table-cell>
          <table:table-cell office:value-type="float" office:value="1990">
            <text:p>1990</text:p>
          </table:table-cell>
          <table:table-cell office:value-type="float" office:value="411">
            <text:p>411</text:p>
          </table:table-cell>
          <table:table-cell office:value-type="string">
            <text:p><text:a xlink:href="http://www.amazon.com/exec/obidos/ASIN/0262150395">269,000</text:a> </text:p>
          </table:table-cell>
          <table:table-cell table:style-name="ce25" office:value-type="string">
            <text:p>? </text:p>
          </table:table-cell>
        </table:table-row>
        <table:table-row table:style-name="ro1">
          <table:table-cell office:value-type="string">
            <text:p><text:a xlink:href="http://robotics.stanford.edu/people/shoham/">Shoham</text:a> </text:p>
          </table:table-cell>
          <table:table-cell office:value-type="string">
            <text:p>AI Techniques in Prolog </text:p>
          </table:table-cell>
          <table:table-cell office:value-type="float" office:value="1994">
            <text:p>1994</text:p>
          </table:table-cell>
          <table:table-cell office:value-type="float" office:value="327">
            <text:p>327</text:p>
          </table:table-cell>
          <table:table-cell office:value-type="string">
            <text:p><text:a xlink:href="http://www.amazon.com/exec/obidos/ASIN/1558601678">836,000</text:a> </text:p>
          </table:table-cell>
          <table:table-cell table:style-name="ce25" office:value-type="string">
            <text:p><text:a xlink:href="http://yoda.cis.temple.edu:8080/books/shoham/">Prolog</text:a> </text:p>
          </table:table-cell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C++/Java/Python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Tracy, Bouthoorn </text:p>
          </table:table-cell>
          <table:table-cell office:value-type="string">
            <text:p><text:a xlink:href="http://www.bell-labs.com/topic/books/ooai-book/">Object-Oriented AI in C++</text:a> </text:p>
          </table:table-cell>
          <table:table-cell office:value-type="float" office:value="1996">
            <text:p>1996</text:p>
          </table:table-cell>
          <table:table-cell office:value-type="float" office:value="468">
            <text:p>468</text:p>
          </table:table-cell>
          <table:table-cell office:value-type="string">
            <text:p><text:a xlink:href="http://www.amazon.com/exec/obidos/ASIN/0716782944">338,000</text:a> </text:p>
          </table:table-cell>
          <table:table-cell table:style-name="ce25" office:value-type="string">
            <text:p><text:a xlink:href="http://www.bell-labs.com/topic/books/ooai-book/download.html">179K C++</text:a> </text:p>
          </table:table-cell>
        </table:table-row>
        <table:table-row table:style-name="ro1">
          <table:table-cell office:value-type="string">
            <text:p> </text:p>
          </table:table-cell>
          <table:table-cell table:style-name="Default" table:number-columns-repeated="4"/>
          <table:table-cell/>
        </table:table-row>
        <table:table-row table:style-name="ro5">
          <table:table-cell table:style-name="ce29" office:value-type="string">
            <text:p>Author</text:p>
          </table:table-cell>
          <table:table-cell table:style-name="ce30" office:value-type="string">
            <text:p>Reference</text:p>
          </table:table-cell>
          <table:table-cell table:style-name="ce29" office:value-type="string">
            <text:p>Year</text:p>
          </table:table-cell>
          <table:table-cell table:style-name="ce29" office:value-type="string">
            <text:p>Pages</text:p>
          </table:table-cell>
          <table:table-cell table:style-name="ce29" office:value-type="string">
            <text:p>Amazon</text:p>
          </table:table-cell>
          <table:table-cell table:style-name="ce33" office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>
            <text:p>Wilson </text:p>
          </table:table-cell>
          <table:table-cell office:value-type="string">
            <text:p>MIT Encyclopedia of the Cognitive Sciences </text:p>
          </table:table-cell>
          <table:table-cell office:value-type="float" office:value="1999">
            <text:p>1999</text:p>
          </table:table-cell>
          <table:table-cell office:value-type="string">
            <text:p>?</text:p>
          </table:table-cell>
          <table:table-cell office:value-type="string">
            <text:p><text:a xlink:href="http://www.amazon.com/exec/obidos/ASIN/026273124X">270,000</text:a> </text:p>
          </table:table-cell>
          <table:table-cell/>
        </table:table-row>
        <table:table-row table:style-name="ro1">
          <table:table-cell office:value-type="string">
            <text:p><text:a xlink:href="http://www.cs.buffalo.edu/~shapiro/index.html">Shapiro</text:a> </text:p>
          </table:table-cell>
          <table:table-cell office:value-type="string">
            <text:p>Encyclopedia of AI (2nd ed.) </text:p>
          </table:table-cell>
          <table:table-cell office:value-type="float" office:value="1992">
            <text:p>1992</text:p>
          </table:table-cell>
          <table:table-cell office:value-type="float" office:value="1792">
            <text:p>1792</text:p>
          </table:table-cell>
          <table:table-cell office:value-type="string">
            <text:p><text:a xlink:href="http://www.amazon.com/exec/obidos/ASIN/047150307X;">730,000</text:a> </text:p>
          </table:table-cell>
          <table:table-cell/>
        </table:table-row>
        <table:table-row table:style-name="ro6">
          <table:table-cell office:value-type="string">
            <text:p><text:a xlink:href="http://www-hbp.usc.edu/people/arbib.htm">Arbib</text:a> </text:p>
          </table:table-cell>
          <table:table-cell office:value-type="string">
            <text:p>Handbook of Brain Theory and Neural Networks (2nd ed.) </text:p>
          </table:table-cell>
          <table:table-cell office:value-type="float" office:value="2002">
            <text:p>2002</text:p>
          </table:table-cell>
          <table:table-cell office:value-type="float" office:value="1344">
            <text:p>1344</text:p>
          </table:table-cell>
          <table:table-cell office:value-type="string">
            <text:p><text:a xlink:href="http://www.amazon.com/exec/obidos/ASIN/0262011972">1,958,000</text:a></text:p>
          </table:table-cell>
          <table:table-cell/>
        </table:table-row>
        <table:named-expressions/>
      </table:table>
      <table:table table:name="sc article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>
            <text:p>Article, case</text:p>
          </table:table-cell>
          <table:table-cell table:style-name="ce18" office:value-type="string">
            <text:p>Authors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link</text:p>
          </table:table-cell>
          <table:table-cell/>
          <table:table-cell office:value-type="string">
            <text:p>legend</text:p>
          </table:table-cell>
          <table:table-cell table:number-columns-repeated="3"/>
        </table:table-row>
        <table:table-row table:style-name="ro8">
          <table:table-cell office:value-type="string">
            <text:p>Deep Sketch-Based Modeling of Man-Made Shapes</text:p>
          </table:table-cell>
          <table:table-cell table:style-name="ce25" office:value-type="string">
            <text:p>Dmitriy Smirnov, Mikhail Bessmeltsev, and Justin Solomon </text:p>
          </table:table-cell>
          <table:table-cell table:style-name="ce25"/>
          <table:table-cell table:style-name="ce40" office:value-type="string">
            <text:p>n</text:p>
          </table:table-cell>
          <table:table-cell table:number-columns-repeated="3"/>
          <table:table-cell office:value-type="string">
            <text:p>in search</text:p>
          </table:table-cell>
          <table:table-cell table:style-name="ce44"/>
          <table:table-cell table:style-name="ce45" office:value-type="string">
            <text:p>papers collection</text:p>
          </table:table-cell>
          <table:table-cell table:style-name="ce45" office:value-type="string">
            <text:p>http://proceedings.mlr.press/</text:p>
          </table:table-cell>
        </table:table-row>
        <table:table-row table:style-name="ro1">
          <table:table-cell office:value-type="string">
            <text:p>Neural Ordinary Differential Equations</text:p>
          </table:table-cell>
          <table:table-cell table:style-name="ce37" office:value-type="string">
            <text:p>Ricky T. Q. Chen*, Yulia Rubanova*, Jesse Bettencourt*, David Duvenaud</text:p>
          </table:table-cell>
          <table:table-cell table:style-name="ce37"/>
          <table:table-cell table:style-name="ce40" office:value-type="string">
            <text:p>very i, for future use</text:p>
          </table:table-cell>
          <table:table-cell/>
          <table:table-cell office:value-type="string">
            <text:p>https://arxiv.org/abs/1806.07366</text:p>
          </table:table-cell>
          <table:table-cell/>
          <table:table-cell office:value-type="string">
            <text:p>complete reading</text:p>
          </table:table-cell>
          <table:table-cell table:style-name="ce40"/>
          <table:table-cell office:value-type="string">
            <text:p>http://arxiv-sanity.com/top?timefilter=month&amp;vfilter=all</text:p>
          </table:table-cell>
          <table:table-cell/>
        </table:table-row>
        <table:table-row table:style-name="ro10">
          <table:table-cell table:style-name="ce35" office:value-type="string">
            <text:p><text:span text:style-name="T5">Multi-Sample </text:span><text:span text:style-name="T5">Dropout for </text:span><text:span text:style-name="T5">Accelerated </text:span><text:span text:style-name="T5">Training</text:span></text:p>
            <text:p><text:span text:style-name="T5">and Better </text:span><text:span text:style-name="T5">Generalizati</text:span><text:span text:style-name="T5">on</text:span></text:p>
          </table:table-cell>
          <table:table-cell table:style-name="ce38" office:value-type="string">
            <text:p>Hiroshi Inoue</text:p>
          </table:table-cell>
          <table:table-cell table:style-name="ce38"/>
          <table:table-cell table:style-name="ce40"/>
          <table:table-cell office:value-type="string">
            <text:p>gamedev possibilities</text:p>
          </table:table-cell>
          <table:table-cell table:number-columns-repeated="2"/>
          <table:table-cell office:value-type="string">
            <text:p>in process</text:p>
          </table:table-cell>
          <table:table-cell table:style-name="ce41"/>
          <table:table-cell office:value-type="string">
            <text:p>https://distill.pub/</text:p>
          </table:table-cell>
          <table:table-cell/>
        </table:table-row>
        <table:table-row table:style-name="ro10">
          <table:table-cell office:value-type="string">
            <text:p>Learning Perceptually-Aligned Representations</text:p>
            <text:p>via Adversarial Robustness</text:p>
          </table:table-cell>
          <table:table-cell office:value-type="string">
            <text:p>Logan Engstrom ...</text:p>
          </table:table-cell>
          <table:table-cell/>
          <table:table-cell table:style-name="ce40" office:value-type="string">
            <text:p>i</text:p>
          </table:table-cell>
          <table:table-cell table:number-columns-repeated="3"/>
          <table:table-cell office:value-type="string">
            <text:p>interested</text:p>
          </table:table-cell>
          <table:table-cell office:value-type="string">
            <text:p>i</text:p>
          </table:table-cell>
          <table:table-cell office:value-type="string">
            <text:p>http://www.thegradient.pub/</text:p>
          </table:table-cell>
          <table:table-cell/>
        </table:table-row>
        <table:table-row table:style-name="ro10">
          <table:table-cell office:value-type="string">
            <text:p/>
            <text:p>Multilingual Universal Sentence Encoder for Semantic Retrieval </text:p>
          </table:table-cell>
          <table:table-cell office:value-type="string">
            <text:p>Yinfei Yang and Amin Ahmad</text:p>
          </table:table-cell>
          <table:table-cell/>
          <table:table-cell table:style-name="ce40" office:value-type="string">
            <text:p>i</text:p>
          </table:table-cell>
          <table:table-cell/>
          <table:table-cell office:value-type="string">
            <text:p><text:a xlink:href="https://ai.googleblog.com/2019/07/multilingual-universal-sentence-encoder.html">https://ai.googleblog.com/2019/07/multilingual-universal-sentence-encoder.html</text:a></text:p>
          </table:table-cell>
          <table:table-cell/>
          <table:table-cell office:value-type="string">
            <text:p>not interested</text:p>
          </table:table-cell>
          <table:table-cell office:value-type="string">
            <text:p>n</text:p>
          </table:table-cell>
          <table:table-cell office:value-type="string">
            <text:p>http://www.inference.vc/</text:p>
          </table:table-cell>
          <table:table-cell/>
        </table:table-row>
        <table:table-row table:style-name="ro4">
          <table:table-cell office:value-type="string">
            <text:p>An implementation of the BERT-DST</text:p>
          </table:table-cell>
          <table:table-cell table:style-name="ce25" office:value-type="string">
            <text:p>Guan-Lin Chao </text:p>
          </table:table-cell>
          <table:table-cell table:style-name="ce25" office:value-type="string">
            <text:p>Jul 2019 </text:p>
          </table:table-cell>
          <table:table-cell table:style-name="ce40" office:value-type="string">
            <text:p>i</text:p>
          </table:table-cell>
          <table:table-cell office:value-type="string">
            <text:p>nlp, ontology</text:p>
          </table:table-cell>
          <table:table-cell office:value-type="string">
            <text:p><text:a xlink:href="https://arxiv.org/pdf/1907.03040.pdf">https://arxiv.org/pdf/1907.03040.pdf</text:a></text:p>
          </table:table-cell>
          <table:table-cell/>
          <table:table-cell office:value-type="string">
            <text:p>partial interest</text:p>
          </table:table-cell>
          <table:table-cell office:value-type="string">
            <text:p>pi</text:p>
          </table:table-cell>
          <table:table-cell office:value-type="string">
            <text:p>http://blog.acolyer.org/</text:p>
          </table:table-cell>
          <table:table-cell/>
        </table:table-row>
        <table:table-row table:style-name="ro1">
          <table:table-cell office:value-type="string">
            <text:p>Learning to learn with quantum neural networks via classical neural networks</text:p>
          </table:table-cell>
          <table:table-cell table:number-columns-repeated="2"/>
          <table:table-cell table:style-name="ce40" office:value-type="string">
            <text:p>i</text:p>
          </table:table-cell>
          <table:table-cell/>
          <table:table-cell office:value-type="string">
            <text:p>https://arxiv.org/abs/1907.05415</text:p>
          </table:table-cell>
          <table:table-cell table:number-columns-repeated="3"/>
          <table:table-cell office:value-type="string">
            <text:p>http://openai.com/blog</text:p>
          </table:table-cell>
          <table:table-cell/>
        </table:table-row>
        <table:table-row table:style-name="ro4">
          <table:table-cell office:value-type="string">
            <text:p>A General Decoupled Learning Framework for Parameterized Image Operators</text:p>
          </table:table-cell>
          <table:table-cell table:style-name="ce25" office:value-type="string">
            <text:p>Qingnan Fan </text:p>
          </table:table-cell>
          <table:table-cell table:style-name="ce25" office:value-type="string">
            <text:p>Jul 2019 </text:p>
          </table:table-cell>
          <table:table-cell table:style-name="ce40" office:value-type="string">
            <text:p>reread maybe later</text:p>
          </table:table-cell>
          <table:table-cell/>
          <table:table-cell office:value-type="string">
            <text:p><text:a xlink:href="https://arxiv.org/abs/1907.05852">https://arxiv.org/abs/1907.05852</text:a></text:p>
          </table:table-cell>
          <table:table-cell table:number-columns-repeated="3"/>
          <table:table-cell office:value-type="string">
            <text:p>http://www.ruder.io/</text:p>
          </table:table-cell>
          <table:table-cell/>
        </table:table-row>
        <table:table-row table:style-name="ro4">
          <table:table-cell office:value-type="string">
            <text:p>Learning Latent Dynamics for Planning from Pixels</text:p>
          </table:table-cell>
          <table:table-cell table:number-columns-repeated="2"/>
          <table:table-cell table:style-name="ce41"/>
          <table:table-cell office:value-type="string">
            <text:p>deep planning network, environment dynamics</text:p>
          </table:table-cell>
          <table:table-cell office:value-type="string">
            <text:p><text:a xlink:href="https://planetrl.github.io/">https://planetrl.github.io/</text:a></text:p>
          </table:table-cell>
          <table:table-cell table:number-columns-repeated="3"/>
          <table:table-cell office:value-type="string">
            <text:p>https://www.kdnuggets.com/2020/12/2020-amazing-ai-papers.html</text:p>
          </table:table-cell>
          <table:table-cell/>
        </table:table-row>
        <table:table-row table:style-name="ro4">
          <table:table-cell office:value-type="string">
            <text:p>Natural Adversarial Examples</text:p>
          </table:table-cell>
          <table:table-cell table:number-columns-repeated="2"/>
          <table:table-cell table:style-name="ce40" office:value-type="string">
            <text:p>i, look for references</text:p>
          </table:table-cell>
          <table:table-cell office:value-type="string">
            <text:p>Over-reliance on texture, over-generalization etc.</text:p>
          </table:table-cell>
          <table:table-cell office:value-type="string">
            <text:p><text:a xlink:href="https://arxiv.org/abs/1907.07174">https://arxiv.org/abs/1907.07174</text:a></text:p>
          </table:table-cell>
          <table:table-cell table:number-columns-repeated="5"/>
        </table:table-row>
        <table:table-row table:style-name="ro6">
          <table:table-cell office:value-type="string">
            <text:p>Learning Representations by Maximizing Mutual Information Across Views</text:p>
          </table:table-cell>
          <table:table-cell table:style-name="ce25" office:value-type="string">
            <text:p>Danijar Hafner </text:p>
          </table:table-cell>
          <table:table-cell table:style-name="ce25" office:value-type="string">
            <text:p>Nov 2018</text:p>
          </table:table-cell>
          <table:table-cell table:style-name="ce40"/>
          <table:table-cell/>
          <table:table-cell office:value-type="string">
            <text:p><text:a xlink:href="https://arxiv.org/abs/1906.00910">https://arxiv.org/abs/1906.00910</text:a></text:p>
          </table:table-cell>
          <table:table-cell table:number-columns-repeated="5"/>
        </table:table-row>
        <table:table-row table:style-name="ro1">
          <table:table-cell office:value-type="string">
            <text:p>On the relation between Loss Functions and T-Norms</text:p>
          </table:table-cell>
          <table:table-cell table:number-columns-repeated="4"/>
          <table:table-cell office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>
            <text:p>Divide and Conquer the Embedding Space for Metric Learning</text:p>
          </table:table-cell>
          <table:table-cell table:number-columns-repeated="4"/>
          <table:table-cell office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>
            <text:p>k-t NEXT</text:p>
          </table:table-cell>
          <table:table-cell table:number-columns-repeated="4"/>
          <table:table-cell office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>
            <text:p>Wasserstein Robust Reinforcement Learning</text:p>
          </table:table-cell>
          <table:table-cell table:number-columns-repeated="4"/>
          <table:table-cell office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>
            <text:p>Green AI</text:p>
          </table:table-cell>
          <table:table-cell table:number-columns-repeated="4"/>
          <table:table-cell office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>
            <text:p>Eidetic 3D LSTM</text:p>
          </table:table-cell>
          <table:table-cell table:number-columns-repeated="4"/>
          <table:table-cell office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>
            <text:p>U-GAT-IT</text:p>
          </table:table-cell>
          <table:table-cell table:number-columns-repeated="4"/>
          <table:table-cell office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>
            <text:p>Neural Network Based Ordinary and Partial Differential Equations</text:p>
          </table:table-cell>
          <table:table-cell table:number-columns-repeated="4"/>
          <table:table-cell office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>
            <text:p>LVIS</text:p>
          </table:table-cell>
          <table:table-cell table:number-columns-repeated="4"/>
          <table:table-cell office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>
            <text:p>Semi-Supervised Segmentation of Salt Bodies in Seismic Images</text:p>
          </table:table-cell>
          <table:table-cell table:number-columns-repeated="4"/>
          <table:table-cell office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>
            <text:p>A Finnish News Corpus for Named Entity Recognition</text:p>
          </table:table-cell>
          <table:table-cell table:number-columns-repeated="4"/>
          <table:table-cell office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>
            <text:p>Collaborative Multi-Agent Dialogue Model Training</text:p>
          </table:table-cell>
          <table:table-cell table:number-columns-repeated="4"/>
          <table:table-cell office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>
            <text:p>Accelerated CNN Training Through Gradient Approximation</text:p>
          </table:table-cell>
          <table:table-cell table:number-columns-repeated="4"/>
          <table:table-cell office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>
            <text:p>Sparse Networks from Scratch</text:p>
          </table:table-cell>
          <table:table-cell table:number-columns-repeated="4"/>
          <table:table-cell office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>
            <text:p>Continuous Control for High-Dimensional State Spaces</text:p>
          </table:table-cell>
          <table:table-cell table:number-columns-repeated="4"/>
          <table:table-cell office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>
            <text:p>Stand-Alone Self-Attention in Vision Models</text:p>
          </table:table-cell>
          <table:table-cell table:number-columns-repeated="4"/>
          <table:table-cell office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>
            <text:p>Analysing Mathematical Reasoning Abilities of Neural Models</text:p>
          </table:table-cell>
          <table:table-cell table:number-columns-repeated="4"/>
          <table:table-cell office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>
            <text:p>Music Transformer: Generating Music</text:p>
          </table:table-cell>
          <table:table-cell table:number-columns-repeated="4"/>
          <table:table-cell office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>
            <text:p>DeepMind's OpenSpiel</text:p>
          </table:table-cell>
          <table:table-cell table:number-columns-repeated="4"/>
          <table:table-cell office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>
            <text:p>Adversarial Examples Are Not Bugs, They Are Features</text:p>
          </table:table-cell>
          <table:table-cell table:number-columns-repeated="4"/>
          <table:table-cell office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>
            <text:p>Memory-Efficient Adaptive Optimization</text:p>
          </table:table-cell>
          <table:table-cell table:number-columns-repeated="4"/>
          <table:table-cell office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>
            <text:p>From Machine Learning to Machine Reasoning</text:p>
          </table:table-cell>
          <table:table-cell table:number-columns-repeated="4"/>
          <table:table-cell office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>
            <text:p>Neural networks in NLP are vulnerable to adversarially crafted inputs.</text:p>
          </table:table-cell>
          <table:table-cell office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>
            <text:p>PLMpapers</text:p>
          </table:table-cell>
          <table:table-cell table:number-columns-repeated="4"/>
          <table:table-cell office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>
            <text:p>Behaviour Suite for Reinforcement Learning</text:p>
          </table:table-cell>
          <table:table-cell table:number-columns-repeated="4"/>
          <table:table-cell office:value-type="string">
            <text:p>https://arxiv.org/abs/1908.03568</text:p>
          </table:table-cell>
          <table:table-cell/>
          <table:table-cell office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>
            <text:p>A Critical Analysis of Biased Parsers in Unsupervised Parsing</text:p>
          </table:table-cell>
          <table:table-cell table:number-columns-repeated="4"/>
          <table:table-cell office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>
            <text:p>Large-Scale Multilingual Speech Recognition with a Streaming End-to-End Model</text:p>
          </table:table-cell>
          <table:table-cell table:number-columns-repeated="4"/>
          <table:table-cell office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>
            <text:p>PAWS: Paraphrase Adversaries from Word Scrambling</text:p>
          </table:table-cell>
          <table:table-cell table:number-columns-repeated="4"/>
          <table:table-cell office:value-type="string">
            <text:p>https://arxiv.org/abs/1904.01130</text:p>
          </table:table-cell>
          <table:table-cell/>
          <table:table-cell office:value-type="string">
            <text:p>Releasing PAWS and PAWS-X: Two New Datasets to Improve Natural Language Understanding Models</text:p>
          </table:table-cell>
          <table:table-cell office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>
            <text:p>Releasing a new benchmark and data set for evaluating neural code search models</text:p>
          </table:table-cell>
          <table:table-cell table:number-columns-repeated="4"/>
          <table:table-cell office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>
            <text:p>Causal Bayesian Networks: A flexible tool to enable fairer machine learning</text:p>
          </table:table-cell>
          <table:table-cell table:number-columns-repeated="4"/>
          <table:table-cell office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>
            <text:p>Exascale Deep Learning for Scientific Inverse Problems</text:p>
          </table:table-cell>
          <table:table-cell table:number-columns-repeated="4"/>
          <table:table-cell office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40" office:value-type="string">
            <text:p>pi</text:p>
          </table:table-cell>
          <table:table-cell/>
          <table:table-cell office:value-type="string">
            <text:p>https://arxiv.org/abs/1906.04068</text:p>
          </table:table-cell>
          <table:table-cell table:number-columns-repeated="5"/>
        </table:table-row>
        <table:table-row table:style-name="ro4">
          <table:table-cell office:value-type="string">
            <text:p>BigBiGAN representation learning models</text:p>
          </table:table-cell>
          <table:table-cell table:number-columns-repeated="4"/>
          <table:table-cell office:value-type="string">
            <text:p><text:a xlink:href="https://arxiv.org/abs/1907.02544">https://arxiv.org/abs/1907.02544</text:a></text:p>
          </table:table-cell>
          <table:table-cell table:number-columns-repeated="5"/>
        </table:table-row>
        <table:table-row table:style-name="ro1">
          <table:table-cell office:value-type="string">
            <text:p>The Deepfake Detection Challenge (DFDC) Preview Dataset</text:p>
          </table:table-cell>
          <table:table-cell table:number-columns-repeated="4"/>
          <table:table-cell office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>
            <text:p>Machine Learning for Scent</text:p>
          </table:table-cell>
          <table:table-cell table:number-columns-repeated="4"/>
          <table:table-cell office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>
            <text:p>Using Self-Supervised Learning Can Improve Model Robustness and Uncertainty</text:p>
          </table:table-cell>
          <table:table-cell table:number-columns-repeated="4"/>
          <table:table-cell office:value-type="string">
            <text:p>https://arxiv.org/abs/1906.12340v2</text:p>
          </table:table-cell>
          <table:table-cell/>
          <table:table-cell office:value-type="string">
            <text:p>https://drive.google.com/file/d/13xzVuQMEhSnBRZr-YaaO08coLU2dxAUq/view</text:p>
          </table:table-cell>
          <table:table-cell office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>
            <text:p>Hamiltonian Neural Networks</text:p>
          </table:table-cell>
          <table:table-cell table:number-columns-repeated="4"/>
          <table:table-cell office:value-type="string">
            <text:p>https://arxiv.org/pdf/1906.01563.pdf</text:p>
          </table:table-cell>
          <table:table-cell/>
          <table:table-cell office:value-type="string">
            <text:p>https://eng.uber.com/research/hamiltonian-neural-networks/</text:p>
          </table:table-cell>
          <table:table-cell office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>
            <text:p>Abstraction and Reasoning Corpus</text:p>
          </table:table-cell>
          <table:table-cell table:number-columns-repeated="4"/>
          <table:table-cell office:value-type="string">
            <text:p>https://arxiv.org/abs/1911.01547</text:p>
          </table:table-cell>
          <table:table-cell table:number-columns-repeated="2"/>
          <table:table-cell office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>
            <text:p>A Multimodal Language Dataset for Understanding Humor</text:p>
          </table:table-cell>
          <table:table-cell table:number-columns-repeated="4"/>
          <table:table-cell office:value-type="string">
            <text:p>https://arxiv.org/pdf/1904.06618.pdf</text:p>
          </table:table-cell>
          <table:table-cell table:number-columns-repeated="2"/>
          <table:table-cell office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>
            <text:p>Green AI vs Red AI</text:p>
          </table:table-cell>
          <table:table-cell table:number-columns-repeated="4"/>
          <table:table-cell office:value-type="string">
            <text:p>https://arxiv.org/abs/1907.10597</text:p>
          </table:table-cell>
          <table:table-cell/>
          <table:table-cell office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>
            <text:p>AttoNets, A New AI That is Faster &amp; Efficient For Edge Computing</text:p>
          </table:table-cell>
          <table:table-cell table:number-columns-repeated="4"/>
          <table:table-cell office:value-type="string">
            <text:p>https://arxiv.org/pdf/1903.07209.pdf</text:p>
          </table:table-cell>
          <table:table-cell table:number-columns-repeated="2"/>
          <table:table-cell office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>
            <text:p>https://arxiv.org/abs/1909.11236</text:p>
          </table:table-cell>
          <table:table-cell/>
          <table:table-cell office:value-type="string">
            <text:p>https://youtu.be/wmVKbX7MOnU</text:p>
          </table:table-cell>
          <table:table-cell office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>
            <text:p>Open-Source Library for Real-Time Metric-Semantic Localization and Mapping</text:p>
          </table:table-cell>
          <table:table-cell table:number-columns-repeated="4"/>
          <table:table-cell office:value-type="string">
            <text:p>https://arxiv.org/abs/1910.02490</text:p>
          </table:table-cell>
          <table:table-cell/>
          <table:table-cell office:value-type="string">
            <text:p>https://www.youtube.com/watch?v=-5XxXRABXJs&amp;feature=youtu.be</text:p>
          </table:table-cell>
          <table:table-cell office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>
            <text:p>OpenAI Plays Hide and Seek…and Breaks The Game!</text:p>
          </table:table-cell>
          <table:table-cell table:number-columns-repeated="4"/>
          <table:table-cell office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>
            <text:p>Learning to Assemble and to Generalize from Self-Supervised Disassembly</text:p>
          </table:table-cell>
          <table:table-cell table:number-columns-repeated="4"/>
          <table:table-cell office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>
            <text:p>Learning Transferable Graph Exploration</text:p>
          </table:table-cell>
          <table:table-cell table:number-columns-repeated="4"/>
          <table:table-cell office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>
            <text:p>Graph Neural Ordinary Differential Equations</text:p>
          </table:table-cell>
          <table:table-cell table:number-columns-repeated="4"/>
          <table:table-cell office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>
            <text:p>Sparse Networks from Scratch</text:p>
          </table:table-cell>
          <table:table-cell table:number-columns-repeated="4"/>
          <table:table-cell office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>
            <text:p>Stacked Capsule Autoencoders</text:p>
          </table:table-cell>
          <table:table-cell table:number-columns-repeated="4"/>
          <table:table-cell office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>
            <text:p>Continual Unsupervised Representation Learning</text:p>
          </table:table-cell>
          <table:table-cell table:number-columns-repeated="4"/>
          <table:table-cell office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>
            <text:p>One ticket to win them all</text:p>
          </table:table-cell>
          <table:table-cell table:number-columns-repeated="4"/>
          <table:table-cell office:value-type="string">
            <text:p>https://arxiv.org/pdf/1906.02773.pdf</text:p>
          </table:table-cell>
          <table:table-cell/>
          <table:table-cell office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>
            <text:p>GNNExplainer: Generating Explanations for Graph Neural Networks</text:p>
          </table:table-cell>
          <table:table-cell table:number-columns-repeated="4"/>
          <table:table-cell office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>
            <text:p>A Large-Scale Multilingual Dataset of Misspellings and Grammatical Errors</text:p>
          </table:table-cell>
          <table:table-cell table:number-columns-repeated="4"/>
          <table:table-cell office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>
            <text:p>Introducing TensorBoard.dev</text:p>
          </table:table-cell>
          <table:table-cell table:number-columns-repeated="4"/>
          <table:table-cell office:value-type="string">
            <text:p>https://arxiv.org/abs/1910.10683</text:p>
          </table:table-cell>
          <table:table-cell table:number-columns-repeated="2"/>
          <table:table-cell office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>
            <text:p>AR-Net: A simple autoregressive neural network for time series</text:p>
          </table:table-cell>
          <table:table-cell table:number-columns-repeated="4"/>
          <table:table-cell office:value-type="string">
            <text:p>https://arxiv.org/abs/1911.12436</text:p>
          </table:table-cell>
          <table:table-cell table:number-columns-repeated="2"/>
          <table:table-cell office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>
            <text:p>A Gentle Introduction to the Bayes Optimal Classifier</text:p>
          </table:table-cell>
          <table:table-cell table:number-columns-repeated="4"/>
          <table:table-cell office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>
            <text:p>Training multi-agent AI systems to solve complex tasks through cooperation</text:p>
          </table:table-cell>
          <table:table-cell table:number-columns-repeated="4"/>
          <table:table-cell office:value-type="string">
            <text:p>https://arxiv.org/abs/1910.08809</text:p>
          </table:table-cell>
          <table:table-cell table:number-columns-repeated="2"/>
          <table:table-cell office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>
            <text:p>Deep Double Descent</text:p>
          </table:table-cell>
          <table:table-cell table:number-columns-repeated="4"/>
          <table:table-cell office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>
            <text:p>Learning Data Augmentation Strategies for Object Detection</text:p>
          </table:table-cell>
          <table:table-cell table:number-columns-repeated="2"/>
          <table:table-cell table:style-name="ce40" office:value-type="string">
            <text:p>i</text:p>
          </table:table-cell>
          <table:table-cell/>
          <table:table-cell office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>
            <text:p>Rank-consistent Ordinal Regression for Neural Networks</text:p>
          </table:table-cell>
          <table:table-cell table:number-columns-repeated="2"/>
          <table:table-cell table:style-name="ce40" office:value-type="string">
            <text:p>very i, for future use</text:p>
          </table:table-cell>
          <table:table-cell/>
          <table:table-cell office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>
            <text:p>StyleGAN2 Tensorflow 2.0</text:p>
          </table:table-cell>
          <table:table-cell table:number-columns-repeated="4"/>
          <table:table-cell office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>
            <text:p>Y-Autoencoders: disentangling latent representations via sequential-encoding</text:p>
          </table:table-cell>
          <table:table-cell table:number-columns-repeated="4"/>
          <table:table-cell office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>
            <text:p>Contrastive Learning of Structured World Models</text:p>
          </table:table-cell>
          <table:table-cell table:number-columns-repeated="4"/>
          <table:table-cell office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>
            <text:p>Top 14 Machine Learning Research Papers Of 2019</text:p>
          </table:table-cell>
          <table:table-cell table:number-columns-repeated="4"/>
          <table:table-cell office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>
            <text:p>Learning Singing From Speech</text:p>
          </table:table-cell>
          <table:table-cell table:number-columns-repeated="4"/>
          <table:table-cell office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>
            <text:p>Analyzing and Improving the Image Quality of StyleGAN</text:p>
          </table:table-cell>
          <table:table-cell table:number-columns-repeated="4"/>
          <table:table-cell office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>
            <text:p>FasterSeg: Searching for Faster Real-time Semantic Segmentation</text:p>
          </table:table-cell>
          <table:table-cell table:number-columns-repeated="4"/>
          <table:table-cell office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>
            <text:p>Network Deconvolution</text:p>
          </table:table-cell>
          <table:table-cell table:number-columns-repeated="4"/>
          <table:table-cell office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>
            <text:p>FNNP: Fast Neural Network Pruning Using Adaptive Batch Normalization</text:p>
          </table:table-cell>
          <table:table-cell table:number-columns-repeated="4"/>
          <table:table-cell office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>
            <text:p>Stacked DeBERT: All Attention in Incomplete Data for Text Classification</text:p>
          </table:table-cell>
          <table:table-cell table:number-columns-repeated="4"/>
          <table:table-cell office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>
            <text:p>Paraphrase Generation with Latent Bag of Words</text:p>
          </table:table-cell>
          <table:table-cell table:number-columns-repeated="4"/>
          <table:table-cell office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>
            <text:p>Fast Neural Network Adaptation via Parameter Remapping and Architecture Search</text:p>
          </table:table-cell>
          <table:table-cell table:number-columns-repeated="4"/>
          <table:table-cell office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>
            <text:p>Fairness Indicators: Scalable Infrastructure for Fair ML Systems</text:p>
          </table:table-cell>
          <table:table-cell table:number-columns-repeated="4"/>
          <table:table-cell office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>
            <text:p>Improving Out-of-Distribution Detection in Machine Learning Models</text:p>
          </table:table-cell>
          <table:table-cell table:number-columns-repeated="4"/>
          <table:table-cell office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>
            <text:p>RepPoints: Point Set Representation for Object Detection</text:p>
          </table:table-cell>
          <table:table-cell table:number-columns-repeated="4"/>
          <table:table-cell office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>
            <text:p>Multi-Graph Transformer for Free-Hand Sketch Recognition</text:p>
          </table:table-cell>
          <table:table-cell table:number-columns-repeated="4"/>
          <table:table-cell office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>
            <text:p>Recurrent Independent Mechanisms</text:p>
          </table:table-cell>
          <table:table-cell table:number-columns-repeated="4"/>
          <table:table-cell office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>
            <text:p>https://arxiv.org/abs/2001.00326v1</text:p>
          </table:table-cell>
          <table:table-cell office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>
            <text:p>Restricting the Flow: Information Bottlenecks for Attribution</text:p>
          </table:table-cell>
          <table:table-cell table:number-columns-repeated="4"/>
          <table:table-cell office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>
            <text:p>Differentiable Architecture Search</text:p>
          </table:table-cell>
          <table:table-cell table:number-columns-repeated="4"/>
          <table:table-cell office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>
            <text:p>MuZero</text:p>
          </table:table-cell>
          <table:table-cell table:number-columns-repeated="4"/>
          <table:table-cell office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>
            <text:p>Non-local Neural Networks</text:p>
          </table:table-cell>
          <table:table-cell table:number-columns-repeated="4"/>
          <table:table-cell office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>
            <text:p>HybridPose: 6D Object Pose Estimation under Hybrid Representations</text:p>
          </table:table-cell>
          <table:table-cell table:number-columns-repeated="4"/>
          <table:table-cell office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>
            <text:p>https://arxiv.org/abs/1911.04211</text:p>
          </table:table-cell>
          <table:table-cell table:number-columns-repeated="2"/>
          <table:table-cell office:value-type="string">
            <text:p>https://www.depends-on-the-definition.com/named-entity-recognition-with-bert/</text:p>
          </table:table-cell>
          <table:table-cell office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>
            <text:p>Deep Image Compression using Decoder Side Information</text:p>
          </table:table-cell>
          <table:table-cell table:number-columns-repeated="4"/>
          <table:table-cell office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>
            <text:p>Paper Reformer: The Efficient Transformer</text:p>
          </table:table-cell>
          <table:table-cell table:number-columns-repeated="4"/>
          <table:table-cell office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>
            <text:p>Optuna: A hyperparameter optimization framework</text:p>
          </table:table-cell>
          <table:table-cell table:number-columns-repeated="4"/>
          <table:table-cell office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>
            <text:p>Differentiable Digital Signal Processing</text:p>
          </table:table-cell>
          <table:table-cell table:number-columns-repeated="4"/>
          <table:table-cell office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>
            <text:p>Advbox: a toolbox to generate adversarial examples that fool neural networks</text:p>
          </table:table-cell>
          <table:table-cell table:number-columns-repeated="4"/>
          <table:table-cell office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>
            <text:p>The Two-Pass Softmax Algorithm</text:p>
          </table:table-cell>
          <table:table-cell table:number-columns-repeated="4"/>
          <table:table-cell office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>
            <text:p>Controlling Text Generation with Plug and Play Language Models</text:p>
          </table:table-cell>
          <table:table-cell table:number-columns-repeated="4"/>
          <table:table-cell office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>
            <text:p>Neural Arithmetic Units</text:p>
          </table:table-cell>
          <table:table-cell table:number-columns-repeated="4"/>
          <table:table-cell office:value-type="string">
            <text:p>https://openreview.net/forum?id=H1gNOeHKPS</text:p>
          </table:table-cell>
          <table:table-cell/>
          <table:table-cell office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>
            <text:p>Plato Dialogue System: A Flexible Conversational AI Research Platform</text:p>
          </table:table-cell>
          <table:table-cell table:number-columns-repeated="4"/>
          <table:table-cell office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>
            <text:p>AI Habitat state-of-the-art simulation platform adds object interactivity</text:p>
          </table:table-cell>
          <table:table-cell table:number-columns-repeated="4"/>
          <table:table-cell office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>
            <text:p>FixMatch: Simplifying Semi-Supervised Learning with Consistency and Confidence</text:p>
          </table:table-cell>
          <table:table-cell table:number-columns-repeated="4"/>
          <table:table-cell office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>
            <text:p>Cross-Domain Few-Shot Classification via Learned Feature-Wise Transformation</text:p>
          </table:table-cell>
          <table:table-cell table:number-columns-repeated="4"/>
          <table:table-cell office:value-type="string">
            <text:p>https://arxiv.org/abs/2001.08735</text:p>
          </table:table-cell>
          <table:table-cell/>
          <table:table-cell office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>
            <text:p>Channel Pruning via Automatic Structure Search</text:p>
          </table:table-cell>
          <table:table-cell table:number-columns-repeated="4"/>
          <table:table-cell office:value-type="string">
            <text:p>https://arxiv.org/abs/2001.08565</text:p>
          </table:table-cell>
          <table:table-cell/>
          <table:table-cell office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>
            <text:p>Multi-task self-supervised learning for Robust Speech Recognition</text:p>
          </table:table-cell>
          <table:table-cell table:number-columns-repeated="4"/>
          <table:table-cell office:value-type="string">
            <text:p>https://arxiv.org/abs/2001.09239v1</text:p>
          </table:table-cell>
          <table:table-cell/>
          <table:table-cell office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>
            <text:p>f-BRS: Rethinking Backpropagating Refinement for Interactive Segmentation</text:p>
          </table:table-cell>
          <table:table-cell table:number-columns-repeated="4"/>
          <table:table-cell office:value-type="string">
            <text:p>https://arxiv.org/abs/2001.10331</text:p>
          </table:table-cell>
          <table:table-cell/>
          <table:table-cell office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>
            <text:p>https://arxiv.org/abs/2001.09099v1</text:p>
          </table:table-cell>
          <table:table-cell/>
          <table:table-cell office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>
            <text:p>Open Source Differentiable Computer Vision Library for PyTorch</text:p>
          </table:table-cell>
          <table:table-cell table:number-columns-repeated="4"/>
          <table:table-cell office:value-type="string">
            <text:p>https://arxiv.org/abs/1910.02190v2</text:p>
          </table:table-cell>
          <table:table-cell/>
          <table:table-cell office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>
            <text:p>Deep Graph Matching Consensus</text:p>
          </table:table-cell>
          <table:table-cell table:number-columns-repeated="4"/>
          <table:table-cell office:value-type="string">
            <text:p>https://arxiv.org/abs/2001.09621v1</text:p>
          </table:table-cell>
          <table:table-cell/>
          <table:table-cell office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>
            <text:p>Parameter Space Factorization for Zero-Shot Learning across Tasks and Languages</text:p>
          </table:table-cell>
          <table:table-cell table:number-columns-repeated="4"/>
          <table:table-cell office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>
            <text:p>Filter Sketch for Network Pruning</text:p>
          </table:table-cell>
          <table:table-cell table:number-columns-repeated="4"/>
          <table:table-cell office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>
            <text:p>Using ‘radioactive data’ to detect if a data set was used for training</text:p>
          </table:table-cell>
          <table:table-cell table:number-columns-repeated="4"/>
          <table:table-cell office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>
            <text:p>Multi-Channel Attention Selection GANs for Guided Image-to-Image Translation</text:p>
          </table:table-cell>
          <table:table-cell table:number-columns-repeated="4"/>
          <table:table-cell office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>
            <text:p>CCMatrix: A billion-scale bitext data set for training translation models</text:p>
          </table:table-cell>
          <table:table-cell table:number-columns-repeated="4"/>
          <table:table-cell office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>
            <text:p>Unsupervised Discovery of Interpretable Directions in the GAN Latent Space</text:p>
          </table:table-cell>
          <table:table-cell table:number-columns-repeated="4"/>
          <table:table-cell office:value-type="string">
            <text:p>https://arxiv.org/abs/2002.03754</text:p>
          </table:table-cell>
          <table:table-cell/>
          <table:table-cell office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>
            <text:p>Learning to See Transparent Objects</text:p>
          </table:table-cell>
          <table:table-cell table:number-columns-repeated="4"/>
          <table:table-cell office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>
            <text:p>GANILLA: Generative Adversarial Networks for Image to Illustration Translation.</text:p>
          </table:table-cell>
          <table:table-cell table:number-columns-repeated="3"/>
          <table:table-cell office:value-type="string">
            <text:p>https://github.com/giddyyupp/ganilla/blob/master/docs/datasets.md</text:p>
          </table:table-cell>
          <table:table-cell office:value-type="string">
            <text:p>https://arxiv.org/abs/2002.05638v1</text:p>
          </table:table-cell>
          <table:table-cell/>
          <table:table-cell office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>
            <text:p>https://arxiv.org/abs/1907.10949</text:p>
          </table:table-cell>
          <table:table-cell/>
          <table:table-cell office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>
            <text:p>The Illustrated BERT, ELMo, and co. (How NLP Cracked Transfer Learning)</text:p>
          </table:table-cell>
          <table:table-cell table:number-columns-repeated="4"/>
          <table:table-cell office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>
            <text:p>Deep learning of dynamical attractors from time series measurements</text:p>
          </table:table-cell>
          <table:table-cell table:number-columns-repeated="4"/>
          <table:table-cell office:value-type="string">
            <text:p>https://arxiv.org/abs/2002.05909</text:p>
          </table:table-cell>
          <table:table-cell/>
          <table:table-cell office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>
            <text:p>https://arxiv.org/abs/2002.07972v1</text:p>
          </table:table-cell>
          <table:table-cell/>
          <table:table-cell office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>
            <text:p>https://arxiv.org/abs/2002.07942</text:p>
          </table:table-cell>
          <table:table-cell/>
          <table:table-cell office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>
            <text:p>https://arxiv.org/abs/2002.08916v1</text:p>
          </table:table-cell>
          <table:table-cell/>
          <table:table-cell office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>
            <text:p>Exploring Transfer Learning with T5: the Text-To-Text Transfer Transformer</text:p>
          </table:table-cell>
          <table:table-cell table:number-columns-repeated="4"/>
          <table:table-cell office:value-type="string">
            <text:p>https://ai.googleblog.com/2020/02/exploring-transfer-learning-with-t5.html</text:p>
          </table:table-cell>
          <table:table-cell/>
          <table:table-cell office:value-type="string">
            <text:p>https://colab.research.google.com/github/google-research/text-to-text-transfer-transformer/blob/master/notebooks/t5-trivia.ipynb</text:p>
          </table:table-cell>
          <table:table-cell office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>
            <text:p>ABCNet: Real-time Scene Text Spotting with Adaptive Bezier-Curve Network</text:p>
          </table:table-cell>
          <table:table-cell table:number-columns-repeated="4"/>
          <table:table-cell office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>
            <text:p>FreezeD: A Simple Baseline for Fine-tuning GANs</text:p>
          </table:table-cell>
          <table:table-cell table:number-columns-repeated="4"/>
          <table:table-cell office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>
            <text:p>Fast and Three-rious: Speeding Up Weak Supervision with Triplet Methods</text:p>
          </table:table-cell>
          <table:table-cell table:number-columns-repeated="4"/>
          <table:table-cell office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>
            <text:p>FastMRI leverages <text:s/>adversarial learning to remove image artifacts</text:p>
          </table:table-cell>
          <table:table-cell table:number-columns-repeated="4"/>
          <table:table-cell office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>
            <text:p>Meta-Transfer Learning for Zero-Shot Super-Resolution</text:p>
          </table:table-cell>
          <table:table-cell table:number-columns-repeated="4"/>
          <table:table-cell office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>
            <text:p>Deep Image Spatial Transformation for Person Image Generation</text:p>
          </table:table-cell>
          <table:table-cell table:number-columns-repeated="4"/>
          <table:table-cell office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>
            <text:p>A software toolkit for research on general-purpose text understanding models</text:p>
          </table:table-cell>
          <table:table-cell table:number-columns-repeated="4"/>
          <table:table-cell office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>
            <text:p>Lagrangian Neural Networks</text:p>
          </table:table-cell>
          <table:table-cell table:number-columns-repeated="4"/>
          <table:table-cell office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>
            <text:p>Fast and Easy Infinitely Wide Networks with Neural Tangents</text:p>
          </table:table-cell>
          <table:table-cell table:number-columns-repeated="2"/>
          <table:table-cell office:value-type="string">
            <text:p>https://colab.research.google.com/github/google/neural-tangents/blob/master/notebooks/neural_tangents_cookbook.ipynb#scrollTo=Lt74vgCVNN2b</text:p>
          </table:table-cell>
          <table:table-cell office:value-type="string">
            <text:p>https://ai.googleblog.com/2020/03/fast-and-easy-infinitely-wide-networks.html</text:p>
          </table:table-cell>
          <table:table-cell office:value-type="string">
            <text:p>https://arxiv.org/abs/1912.02803</text:p>
          </table:table-cell>
          <table:table-cell/>
          <table:table-cell office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>
            <text:p>FastText: stepping through the code</text:p>
          </table:table-cell>
          <table:table-cell table:number-columns-repeated="4"/>
          <table:table-cell office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>
            <text:p>Magenta: Music and Art Generation with Machine Intelligence</text:p>
          </table:table-cell>
          <table:table-cell table:number-columns-repeated="4"/>
          <table:table-cell office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>
            <text:p>Introducing Dreamer: Scalable Reinforcement Learning Using World Models</text:p>
          </table:table-cell>
          <table:table-cell table:number-columns-repeated="4"/>
          <table:table-cell office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>
            <text:p>Few-Shot Object Detection (FsDet)</text:p>
          </table:table-cell>
          <table:table-cell table:number-columns-repeated="4"/>
          <table:table-cell office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>
            <text:p>Scene Text Recognition via Transformer</text:p>
          </table:table-cell>
          <table:table-cell table:number-columns-repeated="4"/>
          <table:table-cell office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>
            <text:p>UniLMv2: Pseudo-Masked Language Models for Unified Language Model Pre-Training</text:p>
          </table:table-cell>
          <table:table-cell table:number-columns-repeated="4"/>
          <table:table-cell office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>
            <text:p>Rethinking Image Mixture for Unsupervised Visual Representation Learning</text:p>
          </table:table-cell>
          <table:table-cell table:number-columns-repeated="4"/>
          <table:table-cell office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>
            <text:p>Neural Baseline and GECA for Grounded SCAN</text:p>
          </table:table-cell>
          <table:table-cell table:number-columns-repeated="4"/>
          <table:table-cell office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>
            <text:p>Higher accuracy on vision models with EfficientNet-Lite</text:p>
          </table:table-cell>
          <table:table-cell table:number-columns-repeated="4"/>
          <table:table-cell office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>
            <text:p>OS2D: One-Stage One-Shot Object Detection by Matching Anchor Features</text:p>
          </table:table-cell>
          <table:table-cell table:number-columns-repeated="4"/>
          <table:table-cell office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>
            <text:p>Semantic Pyramid for Image Generation</text:p>
          </table:table-cell>
          <table:table-cell table:number-columns-repeated="4"/>
          <table:table-cell office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>
            <text:p>High-Resolution Daytime Translation Without Domain Labels</text:p>
          </table:table-cell>
          <table:table-cell table:number-columns-repeated="4"/>
          <table:table-cell office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>
            <text:p>NeRF: Neural Radiance Fields</text:p>
          </table:table-cell>
          <table:table-cell table:number-columns-repeated="4"/>
          <table:table-cell office:value-type="string">
            <text:p>https://arxiv.org/abs/2003.08934v1</text:p>
          </table:table-cell>
          <table:table-cell/>
          <table:table-cell office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>
            <text:p>Deep unfolding network for image super-resolution</text:p>
          </table:table-cell>
          <table:table-cell table:number-columns-repeated="4"/>
          <table:table-cell office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>
            <text:p>Improved Techniques for Training Single-Image GANs</text:p>
          </table:table-cell>
          <table:table-cell table:number-columns-repeated="4"/>
          <table:table-cell office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>
            <text:p>MoCo: Momentum Contrast for Unsupervised Visual Representation Learning</text:p>
          </table:table-cell>
          <table:table-cell table:number-columns-repeated="4"/>
          <table:table-cell office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>
            <text:p>iTAML: An Incremental Task-Agnostic Meta-learning Approach</text:p>
          </table:table-cell>
          <table:table-cell table:number-columns-repeated="4"/>
          <table:table-cell office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>
            <text:p>Probabilistic Regression for Visual Tracking</text:p>
          </table:table-cell>
          <table:table-cell table:number-columns-repeated="4"/>
          <table:table-cell office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>
            <text:p>Flows for simultaneous manifold learning and density estimation</text:p>
          </table:table-cell>
          <table:table-cell table:number-columns-repeated="4"/>
          <table:table-cell office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>
            <text:p>Sum Product Flow: An Easy and Extensible Library for Sum-Product Networks</text:p>
          </table:table-cell>
          <table:table-cell table:number-columns-repeated="4"/>
          <table:table-cell office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>
            <text:p>Tracking Objects as Points</text:p>
          </table:table-cell>
          <table:table-cell table:number-columns-repeated="4"/>
          <table:table-cell office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>
            <text:p>kNN classification using Neighbourhood Components Analysis</text:p>
          </table:table-cell>
          <table:table-cell table:number-columns-repeated="4"/>
          <table:table-cell office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>
            <text:p>Massively Scaling Reinforcement Learning with SEED RL</text:p>
          </table:table-cell>
          <table:table-cell table:number-columns-repeated="4"/>
          <table:table-cell office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>
            <text:p>An AI program that plays Flappy Bird using reinforcement learning.</text:p>
          </table:table-cell>
          <table:table-cell table:number-columns-repeated="4"/>
          <table:table-cell office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>
            <text:p>BachGAN: High-Resolution Image Synthesis from Salient Object Layout</text:p>
          </table:table-cell>
          <table:table-cell table:number-columns-repeated="4"/>
          <table:table-cell office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>
            <text:p>Train transformer language models with reinforcement learning</text:p>
          </table:table-cell>
          <table:table-cell table:number-columns-repeated="4"/>
          <table:table-cell office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>
            <text:p>Gradient-Centralization: A New Optimization Technique for Deep Neural Networks</text:p>
          </table:table-cell>
          <table:table-cell table:number-columns-repeated="4"/>
          <table:table-cell office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>
            <text:p>Generative Adversarial Nets</text:p>
          </table:table-cell>
          <table:table-cell table:style-name="ce25" office:value-type="string">
            <text:p>Ian J. Goodfellow </text:p>
          </table:table-cell>
          <table:table-cell office:value-type="string">
            <text:p>Jun 2014</text:p>
          </table:table-cell>
          <table:table-cell table:style-name="ce40" office:value-type="string">
            <text:p>i</text:p>
          </table:table-cell>
          <table:table-cell/>
          <table:table-cell office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>
            <text:p>GANSpace: Discovering Interpretable GAN Controls</text:p>
          </table:table-cell>
          <table:table-cell table:number-columns-repeated="4"/>
          <table:table-cell office:value-type="string">
            <text:p>https://arxiv.org/abs/2004.02546v1</text:p>
          </table:table-cell>
          <table:table-cell/>
          <table:table-cell office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>
            <text:p>Advancing Self-Supervised and Semi-Supervised Learning with SimCLR</text:p>
          </table:table-cell>
          <table:table-cell table:number-columns-repeated="4"/>
          <table:table-cell office:value-type="string">
            <text:p>https://arxiv.org/abs/2002.05709</text:p>
          </table:table-cell>
          <table:table-cell table:number-columns-repeated="5"/>
        </table:table-row>
        <table:table-row table:style-name="ro6">
          <table:table-cell office:value-type="string">
            <text:p>PIFu: Pixel-Aligned Implicit Function for High-Resolution Clothed Human Digitization</text:p>
          </table:table-cell>
          <table:table-cell table:style-name="ce25" office:value-type="string">
            <text:p>Shunsuke Saito <text:s/>Zeng Huang Ryota Natsume</text:p>
          </table:table-cell>
          <table:table-cell table:style-name="ce79" office:value-type="string">
            <text:p>may – dec 2019</text:p>
          </table:table-cell>
          <table:table-cell table:style-name="ce40" office:value-type="string">
            <text:p>beautiful</text:p>
          </table:table-cell>
          <table:table-cell/>
          <table:table-cell office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>
            <text:p>TuiGAN: Learning Versatile Image-to-Image Translation with Two Unpaired Images</text:p>
          </table:table-cell>
          <table:table-cell table:number-columns-repeated="4"/>
          <table:table-cell office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>
            <text:p>EfficientDet from Google: Towards Scalable and Efficient Object Detection</text:p>
          </table:table-cell>
          <table:table-cell table:number-columns-repeated="4"/>
          <table:table-cell office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>
            <text:p>Local-Global Video-Text Interactions for Temporal Grounding</text:p>
          </table:table-cell>
          <table:table-cell table:number-columns-repeated="4"/>
          <table:table-cell office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>
            <text:p>Regularizing Meta-Learning via Gradient Dropout</text:p>
          </table:table-cell>
          <table:table-cell table:number-columns-repeated="4"/>
          <table:table-cell office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>
            <text:p>Transform and Tell: Entity-Aware News Image Captioning</text:p>
          </table:table-cell>
          <table:table-cell table:number-columns-repeated="4"/>
          <table:table-cell office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>
            <text:p>ResNeSt: Split-Attention Networks</text:p>
          </table:table-cell>
          <table:table-cell table:number-columns-repeated="4"/>
          <table:table-cell office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>
            <text:p>Least Squares Generative Adversarial Networks</text:p>
          </table:table-cell>
          <table:table-cell table:style-name="ce25" office:value-type="string">
            <text:p>Xudong Mao </text:p>
          </table:table-cell>
          <table:table-cell office:value-type="string">
            <text:p>Nov 2016 – apr 2017</text:p>
          </table:table-cell>
          <table:table-cell table:style-name="ce40" office:value-type="string">
            <text:p>i</text:p>
          </table:table-cell>
          <table:table-cell/>
          <table:table-cell office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>
            <text:p>Introducing Aspects of Creativity in Automatic Poetry Generation</text:p>
          </table:table-cell>
          <table:table-cell table:style-name="ce25" office:value-type="string">
            <text:p>Brendan Bena </text:p>
          </table:table-cell>
          <table:table-cell table:style-name="ce25" office:value-type="string">
            <text:p>Feb 2020 </text:p>
          </table:table-cell>
          <table:table-cell table:style-name="ce40" office:value-type="string">
            <text:p>i, beautiful</text:p>
          </table:table-cell>
          <table:table-cell office:value-type="string">
            <text:p>nlp</text:p>
          </table:table-cell>
          <table:table-cell office:value-type="string">
            <text:p>https://arxiv.org/abs/2002.02511</text:p>
          </table:table-cell>
          <table:table-cell table:number-columns-repeated="5"/>
        </table:table-row>
        <table:table-row table:style-name="ro1">
          <table:table-cell office:value-type="string">
            <text:p>Generating lyrics with variational autoencoder andmulti-modal artist embeddings</text:p>
          </table:table-cell>
          <table:table-cell table:style-name="ce25" office:value-type="string">
            <text:p>Olga Vechtomova </text:p>
          </table:table-cell>
          <table:table-cell table:style-name="ce25" office:value-type="string">
            <text:p>Dec 2018 </text:p>
          </table:table-cell>
          <table:table-cell table:style-name="ce40" office:value-type="string">
            <text:p>i</text:p>
          </table:table-cell>
          <table:table-cell office:value-type="string">
            <text:p>nlp</text:p>
          </table:table-cell>
          <table:table-cell office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>
            <text:p>Training with quantization noise for extreme model compression</text:p>
          </table:table-cell>
          <table:table-cell table:number-columns-repeated="4"/>
          <table:table-cell office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>
            <text:p>How Does NLP Benefit Legal System: A Summary of Legal Artificial Intelligence</text:p>
          </table:table-cell>
          <table:table-cell table:number-columns-repeated="4"/>
          <table:table-cell office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>
            <text:p>Jukebox: a new generative model for audio from OpenAI</text:p>
          </table:table-cell>
          <table:table-cell table:number-columns-repeated="4"/>
          <table:table-cell office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>
            <text:p>Measuring Information Propagation in Literary Social Network</text:p>
          </table:table-cell>
          <table:table-cell table:number-columns-repeated="4"/>
          <table:table-cell office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>
            <text:p>NBDT: Neural-Backed Decision Trees</text:p>
          </table:table-cell>
          <table:table-cell table:style-name="ce25" office:value-type="string">
            <text:p>Alvin Wan </text:p>
          </table:table-cell>
          <table:table-cell table:style-name="ce25" office:value-type="string">
            <text:p>Apr 2020 </text:p>
          </table:table-cell>
          <table:table-cell table:style-name="ce40"/>
          <table:table-cell office:value-type="string">
            <text:p>general ml</text:p>
          </table:table-cell>
          <table:table-cell office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>
            <text:p>Learning to See Through Obstructions</text:p>
          </table:table-cell>
          <table:table-cell table:style-name="ce25" office:value-type="string">
            <text:p>Yu-Lun Liu </text:p>
          </table:table-cell>
          <table:table-cell table:style-name="ce25" office:value-type="string">
            <text:p>Apr 2020 </text:p>
          </table:table-cell>
          <table:table-cell table:style-name="ce40" office:value-type="string">
            <text:p>i</text:p>
          </table:table-cell>
          <table:table-cell office:value-type="string">
            <text:p>cv</text:p>
          </table:table-cell>
          <table:table-cell office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>
            <text:p>Reinforcement Learning with Augmented Data</text:p>
          </table:table-cell>
          <table:table-cell table:number-columns-repeated="4"/>
          <table:table-cell office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>
            <text:p>Consistent Video Depth Estimation</text:p>
          </table:table-cell>
          <table:table-cell table:number-columns-repeated="4"/>
          <table:table-cell office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>
            <text:p>Learning Convolutional Neural Networks with Interactive Visualization</text:p>
          </table:table-cell>
          <table:table-cell table:number-columns-repeated="4"/>
          <table:table-cell office:value-type="string">
            <text:p>https://arxiv.org/abs/2004.15004v1</text:p>
          </table:table-cell>
          <table:table-cell/>
          <table:table-cell office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>
            <text:p>https://arxiv.org/abs/2004.14667v1</text:p>
          </table:table-cell>
          <table:table-cell office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6">
          <table:table-cell table:style-name="ce78" office:value-type="string">
            <text:p>Striving for Simplicity: The All Convolutional Net</text:p>
          </table:table-cell>
          <table:table-cell table:style-name="ce25" office:value-type="string">
            <text:p>Springenberg, J.T., Dosovitskiy, A </text:p>
          </table:table-cell>
          <table:table-cell table:style-name="ce25" office:value-type="float" office:value="2014">
            <text:p>2014</text:p>
          </table:table-cell>
          <table:table-cell table:number-columns-repeated="2"/>
          <table:table-cell office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>
            <text:p>Visualizing and understanding convolutional networks</text:p>
          </table:table-cell>
          <table:table-cell office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>
            <text:p>Grad-cam: Visual explanations from deep networks via gradient-based localization</text:p>
          </table:table-cell>
          <table:table-cell office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>
            <text:p>Axiomatic <text:s/>attribution <text:s/>for <text:s/>deep <text:s/>networks</text:p>
          </table:table-cell>
          <table:table-cell office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>
            <text:p>Low-Dimensional Hyperbolic Knowledge Graph Embeddings</text:p>
          </table:table-cell>
          <table:table-cell table:number-columns-repeated="4"/>
          <table:table-cell office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>
            <text:p>Geoopt: Riemannian Optimization in PyTorch</text:p>
          </table:table-cell>
          <table:table-cell table:number-columns-repeated="4"/>
          <table:table-cell office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>
            <text:p>Global explanations for discovering bias in data</text:p>
          </table:table-cell>
          <table:table-cell table:number-columns-repeated="4"/>
          <table:table-cell office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>
            <text:p>Set of Machine Learning Python plugins for GIMP</text:p>
          </table:table-cell>
          <table:table-cell table:number-columns-repeated="4"/>
          <table:table-cell office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>
            <text:p>TK &amp; TKL - Efficient Transformer-based neural re-ranking models</text:p>
          </table:table-cell>
          <table:table-cell table:number-columns-repeated="4"/>
          <table:table-cell office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>
            <text:p>Scan-based Semantic Segmentation of LiDAR Point Clouds: An Experimental Study</text:p>
          </table:table-cell>
          <table:table-cell table:number-columns-repeated="4"/>
          <table:table-cell office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>
            <text:p>Little Ball of Fur</text:p>
          </table:table-cell>
          <table:table-cell table:number-columns-repeated="4"/>
          <table:table-cell office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>
            <text:p>FlowTron: Improved Text to Speech Engine from NVIDIA</text:p>
          </table:table-cell>
          <table:table-cell table:number-columns-repeated="4"/>
          <table:table-cell office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>
            <text:p>SEED RL: SCALABLE AND EFFICIENT DEEP-RL WITH ACCELERATED CENTRAL INFERENCE</text:p>
          </table:table-cell>
          <table:table-cell table:number-columns-repeated="4"/>
          <table:table-cell office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>
            <text:p>Differentiable Reasoning Over a Virtual Knowledge Base</text:p>
          </table:table-cell>
          <table:table-cell table:number-columns-repeated="4"/>
          <table:table-cell office:value-type="string">
            <text:p>https://openreview.net/pdf?id=SJxstlHFPH</text:p>
          </table:table-cell>
          <table:table-cell table:number-columns-repeated="5"/>
        </table:table-row>
        <table:table-row table:style-name="ro4">
          <table:table-cell office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>
            <text:p><text:a xlink:href="https://openreview.net/pdf?id=Sklf1yrYDr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>
            <text:p>Consistency Regularization for Generative Adversarial Networks</text:p>
          </table:table-cell>
          <table:table-cell table:number-columns-repeated="4"/>
          <table:table-cell office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>
            <text:p>ES-MAML: Simple Hessian-Free Meta Learning </text:p>
          </table:table-cell>
          <table:table-cell table:number-columns-repeated="4"/>
          <table:table-cell office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>
            <text:p>Generalization Bounds for Deep Convolutional Neural Networks</text:p>
          </table:table-cell>
          <table:table-cell table:number-columns-repeated="4"/>
          <table:table-cell office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>
            <text:p>Reinforced Genetic Algorithm Learning for Optimizing Computation Graphs</text:p>
          </table:table-cell>
          <table:table-cell table:number-columns-repeated="4"/>
          <table:table-cell office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>
            <text:p>Scalable Neural Methods for Reasoning With a Symbolic Knowledge Base</text:p>
          </table:table-cell>
          <table:table-cell table:number-columns-repeated="4"/>
          <table:table-cell office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>
            <text:p>VideoFlow: A Conditional Flow-Based Model for Stochastic Video Generation</text:p>
          </table:table-cell>
          <table:table-cell table:number-columns-repeated="4"/>
          <table:table-cell office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>
            <text:p>DDSP: Differentiable Digital Signal Processing</text:p>
          </table:table-cell>
          <table:table-cell table:number-columns-repeated="4"/>
          <table:table-cell office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>
            <text:p><text:s/>Dream to Control: Learning Behaviors by Latent Imagination</text:p>
          </table:table-cell>
          <table:table-cell table:number-columns-repeated="4"/>
          <table:table-cell office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>
            <text:p>Meta-Learning without Memorization</text:p>
          </table:table-cell>
          <table:table-cell table:number-columns-repeated="4"/>
          <table:table-cell office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>
            <text:p>Neural Tangents: Fast and Easy Infinite Neural Networks in Python</text:p>
          </table:table-cell>
          <table:table-cell table:number-columns-repeated="4"/>
          <table:table-cell office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>
            <text:p>Single-Stage Semantic Segmentation from Image Labels</text:p>
          </table:table-cell>
          <table:table-cell table:number-columns-repeated="4"/>
          <table:table-cell office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>
            <text:p>Lip2Wav</text:p>
          </table:table-cell>
          <table:table-cell table:number-columns-repeated="4"/>
          <table:table-cell office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>
            <text:p>Graph Structure Learning for Robust Graph Neural Networks</text:p>
          </table:table-cell>
          <table:table-cell table:number-columns-repeated="4"/>
          <table:table-cell office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>
            <text:p>Instance-aware Image Colorization</text:p>
          </table:table-cell>
          <table:table-cell table:number-columns-repeated="4"/>
          <table:table-cell office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>
            <text:p>SymJAX: symbolic CPU/GPU/TPU programming</text:p>
          </table:table-cell>
          <table:table-cell table:number-columns-repeated="4"/>
          <table:table-cell office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>
            <text:p>Evaluating Natural Language Generation with BLEURT</text:p>
          </table:table-cell>
          <table:table-cell table:number-columns-repeated="3"/>
          <table:table-cell office:value-type="string">
            <text:p>nlp</text:p>
          </table:table-cell>
          <table:table-cell office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>
            <text:p>Point2Mesh in PyTorch</text:p>
          </table:table-cell>
          <table:table-cell table:number-columns-repeated="4"/>
          <table:table-cell office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>
            <text:p>DE⫶TR: End-to-End Object Detection with Transformers</text:p>
          </table:table-cell>
          <table:table-cell table:number-columns-repeated="4"/>
          <table:table-cell office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>
            <text:p>Towards computer-aided severity assessment</text:p>
          </table:table-cell>
          <table:table-cell table:number-columns-repeated="4"/>
          <table:table-cell office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>
            <text:p>Segmentation Loss Odyssey</text:p>
          </table:table-cell>
          <table:table-cell table:number-columns-repeated="4"/>
          <table:table-cell office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>
            <text:p>GPT-3: Language Models are Few-Shot Learners</text:p>
          </table:table-cell>
          <table:table-cell table:number-columns-repeated="4"/>
          <table:table-cell office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>
            <text:p>Analyzing pretraining approaches for vision and language tasks</text:p>
          </table:table-cell>
          <table:table-cell table:number-columns-repeated="4"/>
          <table:table-cell office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>
            <text:p>Scalable Uncertainty for Computer Vision with Functional Variational Inference</text:p>
          </table:table-cell>
          <table:table-cell table:number-columns-repeated="4"/>
          <table:table-cell office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>
            <text:p>Acme: A research framework for reinforcement learning</text:p>
          </table:table-cell>
          <table:table-cell table:number-columns-repeated="4"/>
          <table:table-cell office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>
            <text:p>A Smooth Representation of SO(3) for Deep Rotation Learning with Uncertainty</text:p>
          </table:table-cell>
          <table:table-cell table:number-columns-repeated="4"/>
          <table:table-cell office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>
            <text:p>A Scalable and Cloud-Native Hyperparameter Tuning System</text:p>
          </table:table-cell>
          <table:table-cell table:number-columns-repeated="4"/>
          <table:table-cell office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>
            <text:p>PEGASUS: A State-of-the-Art Model for Abstractive Text Summarization</text:p>
          </table:table-cell>
          <table:table-cell table:number-columns-repeated="4"/>
          <table:table-cell office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>
            <text:p>YOLOv5 is Here: State-of-the-Art Object Detection at 140 FPS</text:p>
          </table:table-cell>
          <table:table-cell table:number-columns-repeated="4"/>
          <table:table-cell office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>
            <text:p>Nonparametric Feature Impact and Importance</text:p>
          </table:table-cell>
          <table:table-cell table:number-columns-repeated="4"/>
          <table:table-cell office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>
            <text:p>VirTex: Learning Visual Representations from Textual Annotations</text:p>
          </table:table-cell>
          <table:table-cell table:number-columns-repeated="4"/>
          <table:table-cell office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>
            <text:p>Learning to Simulate Complex Physics with Graph Networks</text:p>
          </table:table-cell>
          <table:table-cell table:style-name="ce25" office:value-type="string">
            <text:p>Alvaro Sanchez-Gonzalez </text:p>
          </table:table-cell>
          <table:table-cell table:style-name="ce25" office:value-type="string">
            <text:p>2020  </text:p>
          </table:table-cell>
          <table:table-cell table:number-columns-repeated="2"/>
          <table:table-cell office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>
            <text:p>Synthesizing High-Resolution Images with StyleGAN2</text:p>
          </table:table-cell>
          <table:table-cell table:number-columns-repeated="4"/>
          <table:table-cell office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>
            <text:p>Using Multi-Scale Attention for Semantic Segmentation</text:p>
          </table:table-cell>
          <table:table-cell table:number-columns-repeated="4"/>
          <table:table-cell office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>
            <text:p>SimCLR - A Simple Framework for Contrastive Learning of Visual Representations</text:p>
          </table:table-cell>
          <table:table-cell table:number-columns-repeated="4"/>
          <table:table-cell office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>
            <text:p>Neural Manifold Ordinary Differential Equations</text:p>
          </table:table-cell>
          <table:table-cell table:number-columns-repeated="4"/>
          <table:table-cell office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>
            <text:p>Data-Efficient GANs with DiffAugment</text:p>
          </table:table-cell>
          <table:table-cell table:number-columns-repeated="4"/>
          <table:table-cell office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>
            <text:p>Denoising Diffusion Probabilistic Models</text:p>
          </table:table-cell>
          <table:table-cell table:number-columns-repeated="4"/>
          <table:table-cell office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>
            <text:p>The NetHack Learning Environment</text:p>
          </table:table-cell>
          <table:table-cell table:number-columns-repeated="2"/>
          <table:table-cell table:style-name="ce42"/>
          <table:table-cell/>
          <table:table-cell office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>
            <text:p>Google &amp; DeepMind Researchers Revamp ImageNet</text:p>
          </table:table-cell>
          <table:table-cell table:number-columns-repeated="4"/>
          <table:table-cell office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>
            <text:p>Learning Semantically Enhanced Feature for Fine-Grained Image Classification</text:p>
          </table:table-cell>
          <table:table-cell table:number-columns-repeated="4"/>
          <table:table-cell office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>
            <text:p>Extracting the main trend in a dataset: the Sequencer algorithm</text:p>
          </table:table-cell>
          <table:table-cell table:number-columns-repeated="4"/>
          <table:table-cell office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>
            <text:p>Tensor Programs II: Neural Tangent Kernel for Any Architecture</text:p>
          </table:table-cell>
          <table:table-cell table:number-columns-repeated="4"/>
          <table:table-cell office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>
            <text:p>Unsupervised Discovery of Object Landmarks via Contrastive Learning</text:p>
          </table:table-cell>
          <table:table-cell table:number-columns-repeated="4"/>
          <table:table-cell office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>
            <text:p>Comprehensive survey about role of Deep Learning for Scientific discovery</text:p>
          </table:table-cell>
          <table:table-cell table:number-columns-repeated="4"/>
          <table:table-cell office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>
            <text:p>Adversarial NLI: A New Benchmark for Natural Language Understanding</text:p>
          </table:table-cell>
          <table:table-cell table:number-columns-repeated="4"/>
          <table:table-cell office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>
            <text:p>Deep Single Image Manipulation</text:p>
          </table:table-cell>
          <table:table-cell table:number-columns-repeated="4"/>
          <table:table-cell office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>
            <text:p>NOT ML</text:p>
          </table:table-cell>
          <table:table-cell office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>
            <text:p>Visualizing and Measuring the Geometry of BERT</text:p>
          </table:table-cell>
          <table:table-cell table:number-columns-repeated="4"/>
          <table:table-cell office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>
            <text:p>Stochastic Wasserstein Autoencoder for Probabilistic Sentence Generation</text:p>
          </table:table-cell>
          <table:table-cell table:number-columns-repeated="4"/>
          <table:table-cell office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>
            <text:p>HyperNetworks</text:p>
          </table:table-cell>
          <table:table-cell table:number-columns-repeated="4"/>
          <table:table-cell office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>
            <text:p>Improving Language Understandingby Generative Pre-Training</text:p>
          </table:table-cell>
          <table:table-cell table:number-columns-repeated="4"/>
          <table:table-cell office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>
            <text:p>Attention Is All You Need</text:p>
          </table:table-cell>
          <table:table-cell table:number-columns-repeated="4"/>
          <table:table-cell office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>
            <text:p>Disentangled Representation Learning forNon-Parallel Text Style Transfer</text:p>
          </table:table-cell>
          <table:table-cell table:number-columns-repeated="4"/>
          <table:table-cell office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>
            <text:p>Wavelet Networks: Scale Equivariant Learning From Raw Waveforms</text:p>
          </table:table-cell>
          <table:table-cell table:number-columns-repeated="4"/>
          <table:table-cell office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>
            <text:p>EagleEye: Fast Sub-net Evaluation for Efficient Neural Network Pruning</text:p>
          </table:table-cell>
          <table:table-cell table:number-columns-repeated="4"/>
          <table:table-cell office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>
            <text:p>Auto-Sklearn 2.0: The Next Generation</text:p>
          </table:table-cell>
          <table:table-cell table:number-columns-repeated="4"/>
          <table:table-cell office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>
            <text:p>Fast and Accurate Neural CRF Constituency Parsing</text:p>
          </table:table-cell>
          <table:table-cell table:number-columns-repeated="4"/>
          <table:table-cell office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>
            <text:p>Indoor SfMLearner</text:p>
          </table:table-cell>
          <table:table-cell table:number-columns-repeated="4"/>
          <table:table-cell office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>
            <text:p>Accelerating 3D Deep Learning with PyTorch3D</text:p>
          </table:table-cell>
          <table:table-cell table:number-columns-repeated="4"/>
          <table:table-cell office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>
            <text:p>Multi-scale Interactive Network for Salient Object Detection</text:p>
          </table:table-cell>
          <table:table-cell table:number-columns-repeated="4"/>
          <table:table-cell office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>
            <text:p>Consensus-Aware Visual-Semantic Embedding (CVSE)</text:p>
          </table:table-cell>
          <table:table-cell table:number-columns-repeated="4"/>
          <table:table-cell office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>
            <text:p>Learning perturbation sets for robust machine learning</text:p>
          </table:table-cell>
          <table:table-cell table:number-columns-repeated="4"/>
          <table:table-cell office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>
            <text:p>Private prediction methods: A systematic study by Facebook Research</text:p>
          </table:table-cell>
          <table:table-cell table:number-columns-repeated="4"/>
          <table:table-cell office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>
            <text:p>Whole-Body Human Pose Estimation in the Wild</text:p>
          </table:table-cell>
          <table:table-cell table:number-columns-repeated="4"/>
          <table:table-cell office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>
            <text:p>Learning perturbation sets for robust machine learning</text:p>
          </table:table-cell>
          <table:table-cell table:number-columns-repeated="4"/>
          <table:table-cell office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>
            <text:p>DeepSVG A Hierarchical Generative Network for Vector Graphics Animation</text:p>
          </table:table-cell>
          <table:table-cell table:number-columns-repeated="4"/>
          <table:table-cell office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>
            <text:p>RL Unplugged: Benchmarks for Offline Reinforcement Learning</text:p>
          </table:table-cell>
          <table:table-cell table:number-columns-repeated="4"/>
          <table:table-cell office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>
            <text:p>BabyAI 1.1</text:p>
          </table:table-cell>
          <table:table-cell table:number-columns-repeated="4"/>
          <table:table-cell office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>
            <text:p>On the Convergence of Tsetlin Machines for the IDENTITY- and NOT Operators</text:p>
          </table:table-cell>
          <table:table-cell table:number-columns-repeated="4"/>
          <table:table-cell office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>
            <text:p>Multilingual Speech Synthesis</text:p>
          </table:table-cell>
          <table:table-cell table:number-columns-repeated="4"/>
          <table:table-cell office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>
            <text:p>OpenAI GPT-3 - Good At Almost Everything</text:p>
          </table:table-cell>
          <table:table-cell table:number-columns-repeated="4"/>
          <table:table-cell office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>
            <text:p>DeText: A Deep Neural Text Understanding Framework</text:p>
          </table:table-cell>
          <table:table-cell table:number-columns-repeated="4"/>
          <table:table-cell office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>
            <text:p>Layerwise learning for Quantum Neural Networks</text:p>
          </table:table-cell>
          <table:table-cell table:number-columns-repeated="4"/>
          <table:table-cell office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>
            <text:p>Guided Collaborative Training for Pixel-wise Semi-Supervised Learning</text:p>
          </table:table-cell>
          <table:table-cell table:number-columns-repeated="4"/>
          <table:table-cell office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>
            <text:p>Language Interpretability Tool</text:p>
          </table:table-cell>
          <table:table-cell table:number-columns-repeated="4"/>
          <table:table-cell office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>
            <text:p>Software Testing in a Scientiﬁc Research Group</text:p>
          </table:table-cell>
          <table:table-cell table:number-columns-repeated="4"/>
          <table:table-cell office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>
            <text:p>Oriented Object Detection in Aerial Images with Box Boundary-Aware Vectors</text:p>
          </table:table-cell>
          <table:table-cell table:number-columns-repeated="4"/>
          <table:table-cell office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>
            <text:p>Challenges of Real-World Reinforcement Learning</text:p>
          </table:table-cell>
          <table:table-cell table:number-columns-repeated="4"/>
          <table:table-cell office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>
            <text:p>Introducing TF-Coder, a tool that writes tricky TensorFlow expressions for you</text:p>
          </table:table-cell>
          <table:table-cell table:number-columns-repeated="4"/>
          <table:table-cell office:value-type="string">
            <text:p>https://arxiv.org/abs/2003.09040</text:p>
          </table:table-cell>
          <table:table-cell office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>
            <text:p>Wav2Lip: Accurately Lip-syncing Videos In The Wild</text:p>
          </table:table-cell>
          <table:table-cell table:number-columns-repeated="4"/>
          <table:table-cell office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>
            <text:p>When zombies attack!</text:p>
          </table:table-cell>
          <table:table-cell table:number-columns-repeated="4"/>
          <table:table-cell office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>
            <text:p>The Hessian Penalty — Official Implementation</text:p>
          </table:table-cell>
          <table:table-cell table:number-columns-repeated="4"/>
          <table:table-cell office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>
            <text:p>Top2Vec</text:p>
          </table:table-cell>
          <table:table-cell table:number-columns-repeated="4"/>
          <table:table-cell office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>
            <text:p>Awsome-domain-adaptation</text:p>
          </table:table-cell>
          <table:table-cell table:number-columns-repeated="4"/>
          <table:table-cell office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>
            <text:p>The Little W-Net that Could</text:p>
          </table:table-cell>
          <table:table-cell table:number-columns-repeated="4"/>
          <table:table-cell office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>
            <text:p>KILT: a Benchmark for Knowledge Intensive Language Tasks</text:p>
          </table:table-cell>
          <table:table-cell table:number-columns-repeated="4"/>
          <table:table-cell office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>
            <text:p>This AI Creates Human Faces From Your Sketches!</text:p>
          </table:table-cell>
          <table:table-cell table:number-columns-repeated="4"/>
          <table:table-cell office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>
            <text:p>Differential Machine Learning</text:p>
          </table:table-cell>
          <table:table-cell table:number-columns-repeated="4"/>
          <table:table-cell office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>
            <text:p>TorchKGE: Knowledge Graph Embedding in Python and PyTorch</text:p>
          </table:table-cell>
          <table:table-cell table:number-columns-repeated="4"/>
          <table:table-cell office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>
            <text:p>Understanding the Role of Individual Units in a Deep Neural Network</text:p>
          </table:table-cell>
          <table:table-cell table:number-columns-repeated="4"/>
          <table:table-cell office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>
            <text:p>Tsetlin Machine</text:p>
          </table:table-cell>
          <table:table-cell table:number-columns-repeated="4"/>
          <table:table-cell office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>
            <text:p>LaSOT</text:p>
          </table:table-cell>
          <table:table-cell table:number-columns-repeated="4"/>
          <table:table-cell office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>
            <text:p>Rule-Guided Graph Neural Networks for Recommender Systems</text:p>
          </table:table-cell>
          <table:table-cell table:number-columns-repeated="4"/>
          <table:table-cell office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>
            <text:p>VIPER: Volume Invariant Position-based Elastic Rods</text:p>
          </table:table-cell>
          <table:table-cell table:style-name="ce25" office:value-type="string">
            <text:p>Baptiste Angles </text:p>
          </table:table-cell>
          <table:table-cell table:style-name="ce25" office:value-type="string">
            <text:p>2019  </text:p>
          </table:table-cell>
          <table:table-cell table:number-columns-repeated="2"/>
          <table:table-cell office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>
            <text:p>Improving Sparse Training with RigL</text:p>
          </table:table-cell>
          <table:table-cell table:number-columns-repeated="4"/>
          <table:table-cell office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>
            <text:p>Dialog Ranking Pretrained Transformers</text:p>
          </table:table-cell>
          <table:table-cell table:number-columns-repeated="4"/>
          <table:table-cell office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>
            <text:p>MEAL V2</text:p>
          </table:table-cell>
          <table:table-cell table:number-columns-repeated="4"/>
          <table:table-cell office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>
            <text:p>Newell and Simon's Logic Theorist: Historical Background and Impact on Cognitive Modeling</text:p>
          </table:table-cell>
          <table:table-cell table:style-name="ce25" office:value-type="string">
            <text:p>Leo Gugerty</text:p>
          </table:table-cell>
          <table:table-cell office:value-type="float" office:value="2006">
            <text:p>2006</text:p>
          </table:table-cell>
          <table:table-cell table:number-columns-repeated="2"/>
          <table:table-cell office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>
            <text:p>Neural Jump Stochastic Differential Equations</text:p>
          </table:table-cell>
          <table:table-cell table:style-name="ce25" office:value-type="string">
            <text:p>Junteng Jia </text:p>
          </table:table-cell>
          <table:table-cell office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>
            <text:p>Action and Perception as Divergence Minimization</text:p>
          </table:table-cell>
          <table:table-cell table:style-name="ce25" office:value-type="string">
            <text:p>Danijar Hafner </text:p>
          </table:table-cell>
          <table:table-cell table:style-name="ce25" office:value-type="float" office:value="2020">
            <text:p>2020</text:p>
          </table:table-cell>
          <table:table-cell table:number-columns-repeated="2"/>
          <table:table-cell office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>
            <text:p>Old Photo Restoration (Official PyTorch Implementation)</text:p>
          </table:table-cell>
          <table:table-cell table:number-columns-repeated="4"/>
          <table:table-cell office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>
            <text:p>Towards Fast, Accurate and Stable 3D Dense Face Alignment</text:p>
          </table:table-cell>
          <table:table-cell table:number-columns-repeated="4"/>
          <table:table-cell office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>
            <text:p>Robust and efficient post-processing for video object detection</text:p>
          </table:table-cell>
          <table:table-cell table:number-columns-repeated="4"/>
          <table:table-cell office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>
            <text:p>Graph Normalization</text:p>
          </table:table-cell>
          <table:table-cell table:number-columns-repeated="4"/>
          <table:table-cell office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>
            <text:p>CaGNet: Context-aware Feature Generation for Zero-shot Semantic Segmentation</text:p>
          </table:table-cell>
          <table:table-cell table:number-columns-repeated="4"/>
          <table:table-cell office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>
            <text:p>Utterance-level Dialogue Understanding: An Empirical Study</text:p>
          </table:table-cell>
          <table:table-cell table:number-columns-repeated="4"/>
          <table:table-cell office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>
            <text:p>Rotated Binary Neural Network</text:p>
          </table:table-cell>
          <table:table-cell table:number-columns-repeated="4"/>
          <table:table-cell office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>
            <text:p>aLRP Loss: A Ranking-based, Balanced Loss Function</text:p>
          </table:table-cell>
          <table:table-cell table:number-columns-repeated="4"/>
          <table:table-cell office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>
            <text:p>A Strong Single-Stage Baseline for Long-Tailed Problems</text:p>
          </table:table-cell>
          <table:table-cell table:number-columns-repeated="4"/>
          <table:table-cell office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>
            <text:p>https://arxiv.org/abs/2010.00402</text:p>
          </table:table-cell>
          <table:table-cell table:number-columns-repeated="5"/>
        </table:table-row>
        <table:table-row table:style-name="ro4">
          <table:table-cell office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>
            <text:p>convnets</text:p>
          </table:table-cell>
          <table:table-cell office:value-type="string">
            <text:p><text:a xlink:href="http://www.ijcai.org/Proceedings/11/Papers/210.pdf">www.ijcai.org/Proceedings/11/Papers/210.pdf</text:a>.</text:p>
          </table:table-cell>
          <table:table-cell table:number-columns-repeated="5"/>
        </table:table-row>
        <table:table-row table:style-name="ro4">
          <table:table-cell office:value-type="string">
            <text:p>ImageNet Classification with Deep Convolutional Neural Networks</text:p>
          </table:table-cell>
          <table:table-cell table:number-columns-repeated="4"/>
          <table:table-cell table:style-name="ce80" office:value-type="string">
            <text:p><text:s/><text:span text:style-name="T8">http://mng.bz/22</text:span><text:span text:style-name="T8">86</text:span></text:p>
          </table:table-cell>
          <table:table-cell table:number-columns-repeated="5"/>
        </table:table-row>
        <table:table-row table:style-name="ro1">
          <table:table-cell office:value-type="string">
            <text:p>KiU-Net-pytorch</text:p>
          </table:table-cell>
          <table:table-cell table:number-columns-repeated="4"/>
          <table:table-cell office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>
            <text:p>A new open source framework for automatic differentiation with graphs</text:p>
          </table:table-cell>
          <table:table-cell table:number-columns-repeated="4"/>
          <table:table-cell office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>
            <text:p>RF: Learning a General Radiance Field for 3D Scene Representation and Rendering</text:p>
          </table:table-cell>
          <table:table-cell table:number-columns-repeated="4"/>
          <table:table-cell office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>
            <text:p>Partial FC</text:p>
          </table:table-cell>
          <table:table-cell table:number-columns-repeated="4"/>
          <table:table-cell office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>
            <text:p>Rotated Binary Neural Network</text:p>
          </table:table-cell>
          <table:table-cell table:number-columns-repeated="4"/>
          <table:table-cell office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>
            <text:p>AdaBelief Optimizer</text:p>
          </table:table-cell>
          <table:table-cell table:number-columns-repeated="4"/>
          <table:table-cell office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>
            <text:p>Multi-modal Dense Video Captioning</text:p>
          </table:table-cell>
          <table:table-cell table:number-columns-repeated="4"/>
          <table:table-cell office:value-type="string">
            <text:p>https://arxiv.org/abs/2005.08271</text:p>
          </table:table-cell>
          <table:table-cell office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>
            <text:p>Contrastive Learning with Hard Negative Samples</text:p>
          </table:table-cell>
          <table:table-cell table:number-columns-repeated="4"/>
          <table:table-cell office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>
            <text:p>pySBD: Python Sentence Boundary Disambiguation (SBD)</text:p>
          </table:table-cell>
          <table:table-cell table:number-columns-repeated="4"/>
          <table:table-cell office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>
            <text:p>An Example of Graph Convolutional Networks</text:p>
          </table:table-cell>
          <table:table-cell table:number-columns-repeated="4"/>
          <table:table-cell office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>
            <text:p>Vision Transformer</text:p>
          </table:table-cell>
          <table:table-cell table:number-columns-repeated="4"/>
          <table:table-cell office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>
            <text:p>FaceShifter — Unofficial PyTorch Implementation</text:p>
          </table:table-cell>
          <table:table-cell table:number-columns-repeated="4"/>
          <table:table-cell office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>
            <text:p>FermiNet: Quantum Physics and Chemistry from First Principles</text:p>
          </table:table-cell>
          <table:table-cell table:number-columns-repeated="4"/>
          <table:table-cell office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>
            <text:p>Gated Linear Networks</text:p>
          </table:table-cell>
          <table:table-cell table:number-columns-repeated="4"/>
          <table:table-cell office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>
            <text:p>Bitcoin Trading is Irrational! An Analysis of the Disposition Effect in Bitcoin</text:p>
          </table:table-cell>
          <table:table-cell table:number-columns-repeated="4"/>
          <table:table-cell office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>
            <text:p>Athena is an open-source implementation of end-to-end speech processing engine</text:p>
          </table:table-cell>
          <table:table-cell table:number-columns-repeated="4"/>
          <table:table-cell office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>
            <text:p>Abdominal Organ Segmentation A Solved Problem?</text:p>
          </table:table-cell>
          <table:table-cell table:number-columns-repeated="4"/>
          <table:table-cell office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>
            <text:p>Distilling Prioritized Paths For One-Shot Neural Architecture Search</text:p>
          </table:table-cell>
          <table:table-cell table:number-columns-repeated="4"/>
          <table:table-cell office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>
            <text:p>Experimental design for MRI by greedy policy search</text:p>
          </table:table-cell>
          <table:table-cell table:number-columns-repeated="4"/>
          <table:table-cell office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>
            <text:p>End-to-end Animal Image Matting</text:p>
          </table:table-cell>
          <table:table-cell table:number-columns-repeated="4"/>
          <table:table-cell office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>
            <text:p>RecBole. A unified, comprehensive and efficient recommendation library</text:p>
          </table:table-cell>
          <table:table-cell table:number-columns-repeated="4"/>
          <table:table-cell office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>
            <text:p>Disentangling Latent Space for Unsupervised Semantic Face Editing</text:p>
          </table:table-cell>
          <table:table-cell table:number-columns-repeated="4"/>
          <table:table-cell office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>
            <text:p>A library to train large neural networks across the internet</text:p>
          </table:table-cell>
          <table:table-cell table:number-columns-repeated="4"/>
          <table:table-cell office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>
            <text:p>Tequila is an Extensible Quantum Information and Learning Architecture</text:p>
          </table:table-cell>
          <table:table-cell table:number-columns-repeated="4"/>
          <table:table-cell office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>
            <text:p>Nvdiffrast – Modular Primitives for High-Performance Differentiable Rendering</text:p>
          </table:table-cell>
          <table:table-cell table:number-columns-repeated="4"/>
          <table:table-cell office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>
            <text:p>Deep Multimodal Fusion by Channel Exchanging</text:p>
          </table:table-cell>
          <table:table-cell table:number-columns-repeated="4"/>
          <table:table-cell office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>
            <text:p>RIFE: Real-Time Intermediate Flow Estimation for Video Frame Interpolation</text:p>
          </table:table-cell>
          <table:table-cell table:number-columns-repeated="4"/>
          <table:table-cell office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>
            <text:p>Stylized Neural Painting</text:p>
          </table:table-cell>
          <table:table-cell table:number-columns-repeated="4"/>
          <table:table-cell office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>
            <text:p>TJU-DHD dataset (object detection and pedestrian detection)</text:p>
          </table:table-cell>
          <table:table-cell table:number-columns-repeated="4"/>
          <table:table-cell office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>
            <text:p>Dense Label Encoding for Boundary Discontinuity Free Rotation Detection</text:p>
          </table:table-cell>
          <table:table-cell table:number-columns-repeated="4"/>
          <table:table-cell office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>
            <text:p>finance</text:p>
          </table:table-cell>
          <table:table-cell office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>
            <text:p>Genuine Openset re-ID Metric (GOM)</text:p>
          </table:table-cell>
          <table:table-cell table:number-columns-repeated="4"/>
          <table:table-cell office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>
            <text:p>Space-time Neural Irradiance Fields for Free-Viewpoint Video</text:p>
          </table:table-cell>
          <table:table-cell table:number-columns-repeated="4"/>
          <table:table-cell office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>
            <text:p>Sparse R-CNN: End-to-End Object Detection with Learnable Proposals</text:p>
          </table:table-cell>
          <table:table-cell table:number-columns-repeated="4"/>
          <table:table-cell office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>
            <text:p>Image Inpainting with Contextual Reconstruction Loss</text:p>
          </table:table-cell>
          <table:table-cell table:number-columns-repeated="4"/>
          <table:table-cell office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>
            <text:p>Deep &amp; Cross Network (DCN)</text:p>
          </table:table-cell>
          <table:table-cell table:number-columns-repeated="4"/>
          <table:table-cell office:value-type="string">
            <text:p>https://arxiv.org/pdf/2008.13535.pdf</text:p>
          </table:table-cell>
          <table:table-cell/>
          <table:table-cell office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>
            <text:p>Dimensionality Reduction by Learning an Invariant Mapping</text:p>
          </table:table-cell>
          <table:table-cell table:number-columns-repeated="4"/>
          <table:table-cell office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>
            <text:p>Learning to Summarize from Human Feedback</text:p>
          </table:table-cell>
          <table:table-cell table:number-columns-repeated="4"/>
          <table:table-cell office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>
            <text:p>Fully Convolutional Networks for Panoptic Segmentation</text:p>
          </table:table-cell>
          <table:table-cell table:number-columns-repeated="4"/>
          <table:table-cell office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>
            <text:p>ReBeL: A general game-playing AI bot that excels at poker and more</text:p>
          </table:table-cell>
          <table:table-cell table:number-columns-repeated="4"/>
          <table:table-cell office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>
            <text:p>pixelNeRF: Neural Radiance Fields from One or Few Images</text:p>
          </table:table-cell>
          <table:table-cell table:number-columns-repeated="4"/>
          <table:table-cell office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>
            <text:p>Learnable Tree Filter V2</text:p>
          </table:table-cell>
          <table:table-cell table:number-columns-repeated="4"/>
          <table:table-cell office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>
            <text:p>River: machine learning for streaming data in Python</text:p>
          </table:table-cell>
          <table:table-cell table:number-columns-repeated="4"/>
          <table:table-cell office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>
            <text:p>OneNet: Towards End-to-End One-Stage Object Detection</text:p>
          </table:table-cell>
          <table:table-cell table:number-columns-repeated="4"/>
          <table:table-cell office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>
            <text:p>Real-Time High-Resolution Background Matting</text:p>
          </table:table-cell>
          <table:table-cell table:number-columns-repeated="4"/>
          <table:table-cell office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>
            <text:p>RLax -useful building blocks for implementing reinforcement learning agents</text:p>
          </table:table-cell>
          <table:table-cell table:number-columns-repeated="4"/>
          <table:table-cell office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>
            <text:p>Sketch-Generation-with-Drawing-Process-Guided-by-Vector-Flow-and-Grayscale</text:p>
          </table:table-cell>
          <table:table-cell table:number-columns-repeated="4"/>
          <table:table-cell office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>
            <text:p>Learning Continuous Image Representation with Local Implicit Image Function</text:p>
          </table:table-cell>
          <table:table-cell table:number-columns-repeated="4"/>
          <table:table-cell office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>
            <text:p>Graph Transformer Architecture</text:p>
          </table:table-cell>
          <table:table-cell table:number-columns-repeated="4"/>
          <table:table-cell office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>
            <text:p>Efficient CNN-LSTM based Image Captioning using Neural Network Compression</text:p>
          </table:table-cell>
          <table:table-cell table:number-columns-repeated="4"/>
          <table:table-cell office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>
            <text:p>Sketch-Generation-with-Drawing-Process-Guided-by-Vector-Flow-and-Grayscale</text:p>
          </table:table-cell>
          <table:table-cell table:number-columns-repeated="4"/>
          <table:table-cell office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>
            <text:p>YolactEdge: Real-time Instance Segmentation on the Edge</text:p>
          </table:table-cell>
          <table:table-cell table:number-columns-repeated="4"/>
          <table:table-cell office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>
            <text:p>RECCON: Recognizing Emotion Cause in CONversations</text:p>
          </table:table-cell>
          <table:table-cell table:number-columns-repeated="4"/>
          <table:table-cell office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>
            <text:p>DeiT: Data-efficient Image Transformers</text:p>
          </table:table-cell>
          <table:table-cell table:number-columns-repeated="4"/>
          <table:table-cell office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>
            <text:p>SWA Object Detection</text:p>
          </table:table-cell>
          <table:table-cell table:number-columns-repeated="4"/>
          <table:table-cell office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>
            <text:p>MuZero General: Open Reimplementation of MuZero</text:p>
          </table:table-cell>
          <table:table-cell table:number-columns-repeated="4"/>
          <table:table-cell office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>
            <text:p>Global Context Networks</text:p>
          </table:table-cell>
          <table:table-cell table:number-columns-repeated="4"/>
          <table:table-cell office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>
            <text:p>Solving Mixed Integer Programs Using Neural Networks</text:p>
          </table:table-cell>
          <table:table-cell table:number-columns-repeated="4"/>
          <table:table-cell office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>
            <text:p>Soft-IntroVAE: Analyzing and Improving Introspective Variational Autoencoders</text:p>
          </table:table-cell>
          <table:table-cell table:number-columns-repeated="4"/>
          <table:table-cell office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>
            <text:p>Colorization Transformer</text:p>
          </table:table-cell>
          <table:table-cell table:number-columns-repeated="4"/>
          <table:table-cell office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>
            <text:p>Factor Normalization for Deep Neural Network Models</text:p>
          </table:table-cell>
          <table:table-cell table:number-columns-repeated="4"/>
          <table:table-cell office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>
            <text:p>LambdaNetworks: Modeling long-range Interactions without Attention</text:p>
          </table:table-cell>
          <table:table-cell table:number-columns-repeated="4"/>
          <table:table-cell office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>
            <text:p>TransTrack: Multiple-Object Tracking with Transformer</text:p>
          </table:table-cell>
          <table:table-cell table:number-columns-repeated="4"/>
          <table:table-cell office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>
            <text:p>Not All Memories are Created Equal: Learning to Expire</text:p>
          </table:table-cell>
          <table:table-cell table:number-columns-repeated="4"/>
          <table:table-cell office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>
            <text:p>CRSLab</text:p>
          </table:table-cell>
          <table:table-cell table:number-columns-repeated="4"/>
          <table:table-cell office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>
            <text:p>DALL·E</text:p>
          </table:table-cell>
          <table:table-cell table:number-columns-repeated="4"/>
          <table:table-cell office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>
            <text:p>Volumetric Grasping Network</text:p>
          </table:table-cell>
          <table:table-cell table:number-columns-repeated="4"/>
          <table:table-cell office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>
            <text:p>Deep Noise Suppression Challenge</text:p>
          </table:table-cell>
          <table:table-cell table:number-columns-repeated="4"/>
          <table:table-cell office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>
            <text:p>WildDeepfake: A Challenging Real-World Dataset for Deepfake Detection</text:p>
          </table:table-cell>
          <table:table-cell table:number-columns-repeated="4"/>
          <table:table-cell office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>
            <text:p>ZeRO: Memory Optimizations Paper</text:p>
          </table:table-cell>
          <table:table-cell table:number-columns-repeated="4"/>
          <table:table-cell office:value-type="string">
            <text:p>https://arxiv.org/abs/1910.02054</text:p>
          </table:table-cell>
          <table:table-cell office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>
            <text:p>Corner Case Description and Detection</text:p>
          </table:table-cell>
          <table:table-cell table:number-columns-repeated="4"/>
          <table:table-cell office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>
            <text:p>StyleFlow</text:p>
          </table:table-cell>
          <table:table-cell table:number-columns-repeated="4"/>
          <table:table-cell office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>
            <text:p>Characterising Bias in Compressed Models</text:p>
          </table:table-cell>
          <table:table-cell table:number-columns-repeated="4"/>
          <table:table-cell office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>
            <text:p>Imbalanced Few-Shot Learning Framework in Pytorch</text:p>
          </table:table-cell>
          <table:table-cell table:number-columns-repeated="4"/>
          <table:table-cell office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>
            <text:p>Datasets</text:p>
          </table:table-cell>
          <table:table-cell table:number-columns-repeated="4"/>
          <table:table-cell office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>
            <text:p>DENet: a deep architecture for audio surveillance applications</text:p>
          </table:table-cell>
          <table:table-cell table:number-columns-repeated="4"/>
          <table:table-cell office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>
            <text:p>Superpixel-based Refinement for Object Proposal Generation</text:p>
          </table:table-cell>
          <table:table-cell table:number-columns-repeated="4"/>
          <table:table-cell office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>
            <text:p>FaceX-Zoo: A PyTorch Toolbox for Face Recognit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>
            <text:p>A Bayesian neural network predicts the dissolution of compact planetary systems</text:p>
          </table:table-cell>
          <table:table-cell table:number-columns-repeated="4"/>
          <table:table-cell office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>
            <text:p>Fast convolutional neural networks on FPGAs with hls4ml</text:p>
          </table:table-cell>
          <table:table-cell table:number-columns-repeated="4"/>
          <table:table-cell office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>
            <text:p>Probabilistic Metric Learning with Adaptive Margin for Top-K Recommendation</text:p>
          </table:table-cell>
          <table:table-cell table:number-columns-repeated="4"/>
          <table:table-cell office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>
            <text:p>FALDetector</text:p>
          </table:table-cell>
          <table:table-cell table:number-columns-repeated="4"/>
          <table:table-cell office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>
            <text:p>Computer Architecture-Aware Optimisation of DNA Analysis Systems</text:p>
          </table:table-cell>
          <table:table-cell table:number-columns-repeated="4"/>
          <table:table-cell office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>
            <text:p>Robustness Gym is a Python evaluation toolkit for natural language processing</text:p>
          </table:table-cell>
          <table:table-cell table:number-columns-repeated="3"/>
          <table:table-cell office:value-type="string">
            <text:p>nlp</text:p>
          </table:table-cell>
          <table:table-cell office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>
            <text:p>Temporal-Relational CrossTransformers for Few-Shot Action Recognit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>
            <text:p>Free Lunch for Few-shot Learning: Distribution Calibration</text:p>
          </table:table-cell>
          <table:table-cell table:number-columns-repeated="4"/>
          <table:table-cell office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>
            <text:p>Neural-Backed Decision Trees</text:p>
          </table:table-cell>
          <table:table-cell table:number-columns-repeated="4"/>
          <table:table-cell office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>
            <text:p>Animes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>
            <text:p>Self-Adaptive Training</text:p>
          </table:table-cell>
          <table:table-cell table:number-columns-repeated="4"/>
          <table:table-cell office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>
            <text:p>Supervision by Registration and Triangulation for Landmark Detect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>
            <text:p>TIN: Transferable Interactiveness Network</text:p>
          </table:table-cell>
          <table:table-cell table:number-columns-repeated="4"/>
          <table:table-cell office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>
            <text:p>Practical Bayesian Optimization of Machine Learning Algorithms</text:p>
          </table:table-cell>
          <table:table-cell table:number-columns-repeated="3"/>
          <table:table-cell office:value-type="string">
            <text:p>optimization</text:p>
          </table:table-cell>
          <table:table-cell office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>
            <text:p>Summarising Historical Text in Modern Languages</text:p>
          </table:table-cell>
          <table:table-cell table:number-columns-repeated="4"/>
          <table:table-cell office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>
            <text:p>Generalising via Meta-Examples for Continual Learning in the Wild</text:p>
          </table:table-cell>
          <table:table-cell table:number-columns-repeated="4"/>
          <table:table-cell office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>
            <text:p>Bottleneck Transformer - Pytorch</text:p>
          </table:table-cell>
          <table:table-cell table:number-columns-repeated="4"/>
          <table:table-cell office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>
            <text:p>Learning to Reason Over Tables from Less Data</text:p>
          </table:table-cell>
          <table:table-cell table:number-columns-repeated="4"/>
          <table:table-cell office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>
            <text:p>Tokens-to-Token ViT: Training Vision Transformers from Scratch on ImageNet</text:p>
          </table:table-cell>
          <table:table-cell table:number-columns-repeated="4"/>
          <table:table-cell office:value-type="string">
            <text:p>https://arxiv.org/abs/2101.11986</text:p>
          </table:table-cell>
          <table:table-cell office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>
            <text:p>Playable Video Generation</text:p>
          </table:table-cell>
          <table:table-cell table:number-columns-repeated="4"/>
          <table:table-cell office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>
            <text:p>Can We Automate Scientific Reviewing?</text:p>
          </table:table-cell>
          <table:table-cell table:number-columns-repeated="4"/>
          <table:table-cell office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>
            <text:p>Spectral Leakage and Rethinking the Kernel Size in CNNs</text:p>
          </table:table-cell>
          <table:table-cell table:number-columns-repeated="3"/>
          <table:table-cell office:value-type="string">
            <text:p>cnn</text:p>
          </table:table-cell>
          <table:table-cell office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>
            <text:p>Cleora: A Simple, Strong and Scalable Graph Embedding Scheme</text:p>
          </table:table-cell>
          <table:table-cell table:number-columns-repeated="4"/>
          <table:table-cell office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>
            <text:p>nlp</text:p>
          </table:table-cell>
          <table:table-cell office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>
            <text:p>Only a Matter of Style: Age Transformation Using a Style-Based Regression Model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>
            <text:p>GaitSet: Cross-view Gait Recognition through Utilizing Gait as a Deep Set</text:p>
          </table:table-cell>
          <table:table-cell table:number-columns-repeated="4"/>
          <table:table-cell office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>
            <text:p>baller2vec: A Multi-Entity Transformer For Multi-Agent Spatiotemporal Modeling</text:p>
          </table:table-cell>
          <table:table-cell table:number-columns-repeated="3"/>
          <table:table-cell office:value-type="string">
            <text:p>transformer</text:p>
          </table:table-cell>
          <table:table-cell office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>
            <text:p>MeInGame: Create a Game Character Face from a Single Portrait</text:p>
          </table:table-cell>
          <table:table-cell table:number-columns-repeated="3"/>
          <table:table-cell office:value-type="string">
            <text:p>generative</text:p>
          </table:table-cell>
          <table:table-cell office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>
            <text:p>Colorization Transformer by Google</text:p>
          </table:table-cell>
          <table:table-cell table:number-columns-repeated="4"/>
          <table:table-cell office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>
            <text:p>gan</text:p>
          </table:table-cell>
          <table:table-cell office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>
            <text:p>Deep Perceptual Audio Metric (DPAM)</text:p>
          </table:table-cell>
          <table:table-cell table:number-columns-repeated="3"/>
          <table:table-cell office:value-type="string">
            <text:p>time series</text:p>
          </table:table-cell>
          <table:table-cell office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>
            <text:p>High-Performance Large-Scale Image Recognition Without Normalizat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>
            <text:p>Adversarial Segmentation Loss for Sketch Colorizat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>
            <text:p>Alchemy: A structured task distribution for meta-reinforcement learning</text:p>
          </table:table-cell>
          <table:table-cell table:number-columns-repeated="3"/>
          <table:table-cell office:value-type="string">
            <text:p>rl</text:p>
          </table:table-cell>
          <table:table-cell office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>
            <text:p>These Neural Networks Have Superpowers! </text:p>
          </table:table-cell>
          <table:table-cell table:number-columns-repeated="4"/>
          <table:table-cell office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>
            <text:p>TransGAN: Two Transformers Can Make One Strong GAN</text:p>
          </table:table-cell>
          <table:table-cell table:number-columns-repeated="3"/>
          <table:table-cell office:value-type="string">
            <text:p>gan transformers</text:p>
          </table:table-cell>
          <table:table-cell office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>
            <text:p>Mastering Atari with Discrete World Models</text:p>
          </table:table-cell>
          <table:table-cell table:number-columns-repeated="4"/>
          <table:table-cell office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>
            <text:p>Therapeutics Data Commons: Machine Learning Datasets and Tasks for Therapeutics</text:p>
          </table:table-cell>
          <table:table-cell table:number-columns-repeated="4"/>
          <table:table-cell office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>
            <text:p>Unbiased Teacher for Semi-Supervised Object Detect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>
            <text:p>Model Search by Google</text:p>
          </table:table-cell>
          <table:table-cell table:number-columns-repeated="4"/>
          <table:table-cell office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>
            <text:p>DALL-E Zero-Shot Text-to-Image Generation</text:p>
          </table:table-cell>
          <table:table-cell table:number-columns-repeated="4"/>
          <table:table-cell office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>
            <text:p>CSTR: A Classification Perspective on Scene Text Recognition</text:p>
          </table:table-cell>
          <table:table-cell table:number-columns-repeated="3"/>
          <table:table-cell office:value-type="string">
            <text:p>nlp</text:p>
          </table:table-cell>
          <table:table-cell office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>
            <text:p>nlp</text:p>
          </table:table-cell>
          <table:table-cell office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>
            <text:p>Simple multi-dataset detection</text:p>
          </table:table-cell>
          <table:table-cell table:number-columns-repeated="3"/>
          <table:table-cell office:value-type="string">
            <text:p>dataset</text:p>
          </table:table-cell>
          <table:table-cell office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>
            <text:p>APGD for sparse adversarial attacks on image classifiers</text:p>
          </table:table-cell>
          <table:table-cell table:number-columns-repeated="3"/>
          <table:table-cell office:value-type="string">
            <text:p>adversarial</text:p>
          </table:table-cell>
          <table:table-cell office:value-type="string">
            <text:p>https://arxiv.org/abs/2103.01208v1</text:p>
          </table:table-cell>
          <table:table-cell table:number-columns-repeated="5"/>
        </table:table-row>
        <table:table-row table:style-name="ro4">
          <table:table-cell table:style-name="ce78" office:value-type="string">
            <text:p>CharacterGAN </text:p>
          </table:table-cell>
          <table:table-cell table:number-columns-repeated="3"/>
          <table:table-cell office:value-type="string">
            <text:p>gan</text:p>
          </table:table-cell>
          <table:table-cell office:value-type="string">
            <text:p>https://arxiv.org/pdf/2102.03141.pdf</text:p>
          </table:table-cell>
          <table:table-cell table:number-columns-repeated="5"/>
        </table:table-row>
        <table:table-row table:style-name="ro4">
          <table:table-cell table:style-name="ce78" office:value-type="string">
            <text:p>Unbiased Teacher for Semi-Supervised Object Detection </text:p>
          </table:table-cell>
          <table:table-cell table:number-columns-repeated="4"/>
          <table:table-cell office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>
            <text:p>CelebA-Spoof: Large-Scale Face Anti-Spoofing Dataset with Rich Annotations</text:p>
          </table:table-cell>
          <table:table-cell table:number-columns-repeated="4"/>
          <table:table-cell office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>
            <text:p>A Text-to-Speech Transformer in TensorFlow 2</text:p>
          </table:table-cell>
          <table:table-cell table:number-columns-repeated="3"/>
          <table:table-cell office:value-type="string">
            <text:p>nlp</text:p>
          </table:table-cell>
          <table:table-cell office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>
            <text:p>Multimodal Neurons in Artificial Neural Networks</text:p>
          </table:table-cell>
          <table:table-cell table:number-columns-repeated="4"/>
          <table:table-cell office:value-type="string">
            <text:p>https://distill.pub/2021/multimodal-neurons/</text:p>
          </table:table-cell>
          <table:table-cell office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>
            <text:p>Anycost GAN</text:p>
          </table:table-cell>
          <table:table-cell table:number-columns-repeated="3"/>
          <table:table-cell office:value-type="string">
            <text:p>gan</text:p>
          </table:table-cell>
          <table:table-cell office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>
            <text:p>GANsformer: Generative Adversarial Transformers</text:p>
          </table:table-cell>
          <table:table-cell table:number-columns-repeated="3"/>
          <table:table-cell office:value-type="string">
            <text:p>gan transformers</text:p>
          </table:table-cell>
          <table:table-cell office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>
            <text:p>RTAB-Map</text:p>
          </table:table-cell>
          <table:table-cell table:number-columns-repeated="4"/>
          <table:table-cell office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>
            <text:p>Precise Multi-Neuron Abstractions for Neural Network Certification</text:p>
          </table:table-cell>
          <table:table-cell table:number-columns-repeated="4"/>
          <table:table-cell office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>
            <text:p>Virtual Try-on via Distilling Appearance Flows, CVPR 2021</text:p>
          </table:table-cell>
          <table:table-cell table:number-columns-repeated="4"/>
          <table:table-cell office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>
            <text:p>Involution: Inverting the Inherence of Convolution for Visual Recognition</text:p>
          </table:table-cell>
          <table:table-cell table:number-columns-repeated="3"/>
          <table:table-cell office:value-type="string">
            <text:p>cnn, cv</text:p>
          </table:table-cell>
          <table:table-cell office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>
            <text:p>MagFace: A Universal Representation for Face Recognition and Quality Assessment</text:p>
          </table:table-cell>
          <table:table-cell table:number-columns-repeated="4"/>
          <table:table-cell office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>
            <text:p>ReDet: A Rotation-equivariant Detector for Aerial Object Detection</text:p>
          </table:table-cell>
          <table:table-cell table:number-columns-repeated="4"/>
          <table:table-cell office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>
            <text:p>Contrastive Semi-supervised Learning for ASR</text:p>
          </table:table-cell>
          <table:table-cell table:number-columns-repeated="4"/>
          <table:table-cell office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>
            <text:p>Revisiting ResNets: Improved Training and Scaling Strategies</text:p>
          </table:table-cell>
          <table:table-cell table:number-columns-repeated="4"/>
          <table:table-cell office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>
            <text:p>Random Feature Attention</text:p>
          </table:table-cell>
          <table:table-cell table:number-columns-repeated="4"/>
          <table:table-cell office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>
            <text:p>Probabilistic two-stage detection</text:p>
          </table:table-cell>
          <table:table-cell table:number-columns-repeated="4"/>
          <table:table-cell office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>
            <text:p>Large Scale Image Completion via Co-Modulated Generative Adversarial Networks</text:p>
          </table:table-cell>
          <table:table-cell table:number-columns-repeated="3"/>
          <table:table-cell office:value-type="string">
            <text:p>gan</text:p>
          </table:table-cell>
          <table:table-cell office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>
            <text:p>cv</text:p>
          </table:table-cell>
          <table:table-cell office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>
            <text:p>gan</text:p>
          </table:table-cell>
          <table:table-cell office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>
            <text:p>You Only Look One-level Feature</text:p>
          </table:table-cell>
          <table:table-cell table:number-columns-repeated="4"/>
          <table:table-cell office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>
            <text:p>Pose-Transfer</text:p>
          </table:table-cell>
          <table:table-cell table:number-columns-repeated="4"/>
          <table:table-cell office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>
            <text:p>Modular Interactive Video Object Segmentation</text:p>
          </table:table-cell>
          <table:table-cell table:number-columns-repeated="4"/>
          <table:table-cell office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>
            <text:p>Swin Transformer</text:p>
          </table:table-cell>
          <table:table-cell table:number-columns-repeated="4"/>
          <table:table-cell office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>
            <text:p>GPT Understands, Too</text:p>
          </table:table-cell>
          <table:table-cell table:number-columns-repeated="4"/>
          <table:table-cell office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>
            <text:p>UniverseNet</text:p>
          </table:table-cell>
          <table:table-cell table:number-columns-repeated="4"/>
          <table:table-cell office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>
            <text:p>Hyperbolic Graph Convolutional Auto-Encoders</text:p>
          </table:table-cell>
          <table:table-cell table:number-columns-repeated="4"/>
          <table:table-cell office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>
            <text:p>Advanced artificial agents intervene in the provision of reward</text:p>
          </table:table-cell>
          <table:table-cell table:number-columns-repeated="4"/>
          <table:table-cell office:value-type="string">
            <text:p>https://onlinelibrary.wiley.com/doi/10.1002/aaai.12064</text:p>
          </table:table-cell>
          <table:table-cell table:number-columns-repeated="5"/>
        </table:table-row>
        <table:named-expressions/>
      </table:table>
      <table:table table:name="concept_paper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>
            <text:p>Article, case</text:p>
          </table:table-cell>
          <table:table-cell table:style-name="ce18" office:value-type="string">
            <text:p>Authors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link</text:p>
          </table:table-cell>
          <table:table-cell/>
          <table:table-cell office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>
            <text:p>Is Artificial Intelligence Permanently Inscrutable?</text:p>
          </table:table-cell>
          <table:table-cell table:style-name="ce25" table:number-columns-repeated="2"/>
          <table:table-cell table:style-name="ce46"/>
          <table:table-cell/>
          <table:table-cell office:value-type="string">
            <text:p>http://nautil.us/issue/40/learning/is-artificial-intelligence-permanently-inscrutable</text:p>
          </table:table-cell>
          <table:table-cell/>
          <table:table-cell office:value-type="string">
            <text:p>in search</text:p>
          </table:table-cell>
          <table:table-cell table:style-name="ce44"/>
          <table:table-cell table:style-name="ce45" office:value-type="string">
            <text:p>papers collection</text:p>
          </table:table-cell>
          <table:table-cell table:style-name="ce45" office:value-type="string">
            <text:p>http://proceedings.mlr.press/</text:p>
          </table:table-cell>
        </table:table-row>
        <table:table-row table:style-name="ro1">
          <table:table-cell office:value-type="string">
            <text:p>Checkers, Solved!</text:p>
          </table:table-cell>
          <table:table-cell table:style-name="ce37" table:number-columns-repeated="2"/>
          <table:table-cell table:style-name="ce46"/>
          <table:table-cell/>
          <table:table-cell office:value-type="string">
            <text:p>https://spectrum.ieee.org/computing/software/checkers-solved</text:p>
          </table:table-cell>
          <table:table-cell/>
          <table:table-cell office:value-type="string">
            <text:p>complete reading</text:p>
          </table:table-cell>
          <table:table-cell table:style-name="ce40"/>
          <table:table-cell office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35" office:value-type="string">
            <text:p>How Google's AlphaGo Beat a Go World Champion</text:p>
          </table:table-cell>
          <table:table-cell table:style-name="ce38" table:number-columns-repeated="2"/>
          <table:table-cell table:style-name="ce46"/>
          <table:table-cell/>
          <table:table-cell office:value-type="string">
            <text:p>https://www.theatlantic.com/technology/archive/2016/03/the-invisible-opponent/475611/</text:p>
          </table:table-cell>
          <table:table-cell/>
          <table:table-cell office:value-type="string">
            <text:p>in process</text:p>
          </table:table-cell>
          <table:table-cell table:style-name="ce41"/>
          <table:table-cell office:value-type="string">
            <text:p>https://distill.pub/</text:p>
          </table:table-cell>
          <table:table-cell/>
        </table:table-row>
        <table:table-row table:style-name="ro1">
          <table:table-cell office:value-type="string">
            <text:p>Inside Libratus, the Poker AI That Out-Bluffed the Best Humans</text:p>
          </table:table-cell>
          <table:table-cell table:number-columns-repeated="2"/>
          <table:table-cell table:style-name="ce46"/>
          <table:table-cell/>
          <table:table-cell office:value-type="string">
            <text:p>https://www.wired.com/2017/02/libratus/</text:p>
          </table:table-cell>
          <table:table-cell/>
          <table:table-cell office:value-type="string">
            <text:p>interested</text:p>
          </table:table-cell>
          <table:table-cell office:value-type="string">
            <text:p>i</text:p>
          </table:table-cell>
          <table:table-cell office:value-type="string">
            <text:p>http://www.thegradient.pub/</text:p>
          </table:table-cell>
          <table:table-cell/>
        </table:table-row>
        <table:table-row table:style-name="ro1">
          <table:table-cell office:value-type="string">
            <text:p>Are ML and Statistics Complementary?</text:p>
          </table:table-cell>
          <table:table-cell table:number-columns-repeated="2"/>
          <table:table-cell table:style-name="ce40"/>
          <table:table-cell/>
          <table:table-cell office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>
            <text:p>not interested</text:p>
          </table:table-cell>
          <table:table-cell office:value-type="string">
            <text:p>n</text:p>
          </table:table-cell>
          <table:table-cell office:value-type="string">
            <text:p>http://www.inference.vc/</text:p>
          </table:table-cell>
          <table:table-cell/>
        </table:table-row>
        <table:table-row table:style-name="ro1">
          <table:table-cell office:value-type="string">
            <text:p>Bayes's Theorem: What's the Big Deal?</text:p>
          </table:table-cell>
          <table:table-cell table:style-name="ce25" table:number-columns-repeated="2"/>
          <table:table-cell table:style-name="ce46"/>
          <table:table-cell/>
          <table:table-cell office:value-type="string">
            <text:p>https://blogs.scientificamerican.com/cross-check/bayes-s-theorem-what-s-the-big-deal/</text:p>
          </table:table-cell>
          <table:table-cell/>
          <table:table-cell office:value-type="string">
            <text:p>partial interest</text:p>
          </table:table-cell>
          <table:table-cell office:value-type="string">
            <text:p>pi</text:p>
          </table:table-cell>
          <table:table-cell office:value-type="string">
            <text:p>http://blog.acolyer.org/</text:p>
          </table:table-cell>
          <table:table-cell/>
        </table:table-row>
        <table:table-row table:style-name="ro1">
          <table:table-cell office:value-type="string">
            <text:p>Data Mining and Statistics: What's the Connection</text:p>
          </table:table-cell>
          <table:table-cell table:number-columns-repeated="2"/>
          <table:table-cell table:style-name="ce46"/>
          <table:table-cell/>
          <table:table-cell office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>
            <text:p>http://openai.com/blog</text:p>
          </table:table-cell>
          <table:table-cell/>
        </table:table-row>
        <table:table-row table:style-name="ro1">
          <table:table-cell office:value-type="string">
            <text:p>Machine Learning that Matter</text:p>
          </table:table-cell>
          <table:table-cell table:style-name="ce25" table:number-columns-repeated="2"/>
          <table:table-cell table:style-name="ce46"/>
          <table:table-cell/>
          <table:table-cell office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>
            <text:p>http://www.ruder.io/</text:p>
          </table:table-cell>
          <table:table-cell/>
        </table:table-row>
        <table:table-row table:style-name="ro1">
          <table:table-cell office:value-type="string">
            <text:p>A Practical Guide to Support Vector Classification</text:p>
          </table:table-cell>
          <table:table-cell table:number-columns-repeated="4"/>
          <table:table-cell office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>
            <text:p>What problems will AI solve in future? An old British gameshow can help explain</text:p>
          </table:table-cell>
          <table:table-cell table:number-columns-repeated="4"/>
          <table:table-cell office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>
            <text:p>PROGRAMS WITH COMMON SENSE</text:p>
          </table:table-cell>
          <table:table-cell table:number-columns-repeated="4"/>
          <table:table-cell office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>
            <text:p>A Biographical Memoir by Nils J. Nilsson</text:p>
          </table:table-cell>
          <table:table-cell table:number-columns-repeated="4"/>
          <table:table-cell office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>
            <text:p>AI’s Language Problem</text:p>
          </table:table-cell>
          <table:table-cell table:number-columns-repeated="4"/>
          <table:table-cell office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>
            <text:p>Deep Learning</text:p>
          </table:table-cell>
          <table:table-cell table:number-columns-repeated="4"/>
          <table:table-cell office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>
            <text:p>Future Progress in Artificial Intelligence </text:p>
          </table:table-cell>
          <table:table-cell table:number-columns-repeated="4"/>
          <table:table-cell office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>
            <text:p>Research Priorities for Robust and Beneficial Artificial Intelligence</text:p>
          </table:table-cell>
          <table:table-cell table:number-columns-repeated="4"/>
          <table:table-cell office:value-type="string">
            <text:p>https://futureoflife.org/data/documents/research_priorities.pdf?x33688</text:p>
          </table:table-cell>
          <table:table-cell office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>
            <text:p>The Next Decade in AI: Four Steps Towards Robust Artificial Intelligence</text:p>
          </table:table-cell>
          <table:table-cell table:number-columns-repeated="2"/>
          <table:table-cell table:style-name="ce47"/>
          <table:table-cell/>
          <table:table-cell office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>
            <text:p>Evolutionary Game Theory</text:p>
          </table:table-cell>
          <table:table-cell table:number-columns-repeated="4"/>
          <table:table-cell office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>
            <text:p>Embodied Cognition</text:p>
          </table:table-cell>
          <table:table-cell table:number-columns-repeated="4"/>
          <table:table-cell office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>
            <text:p>Mental Imagery and the Visual System</text:p>
          </table:table-cell>
          <table:table-cell table:number-columns-repeated="4"/>
          <table:table-cell office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>
            <text:p>COMPUTING MACHINERY AND INTELLIGENCE</text:p>
          </table:table-cell>
          <table:table-cell table:number-columns-repeated="4"/>
          <table:table-cell office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>
            <text:p>Minds, brains, and programs</text:p>
          </table:table-cell>
          <table:table-cell table:number-columns-repeated="4"/>
          <table:table-cell office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>
            <text:p>Prospect theory in the wild: Evidence from the field </text:p>
          </table:table-cell>
          <table:table-cell table:number-columns-repeated="4"/>
          <table:table-cell table:style-name="ce25" office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>
            <text:p>Judgment under Uncertainty: Heuristics and Biases</text:p>
          </table:table-cell>
          <table:table-cell table:number-columns-repeated="4"/>
          <table:table-cell table:style-name="ce25" office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>
            <text:p>Prospect Theory: An Analysis of Decision under Risk</text:p>
          </table:table-cell>
          <table:table-cell office:value-type="string">
            <text:p>Kahneman </text:p>
          </table:table-cell>
          <table:table-cell table:number-columns-repeated="3"/>
          <table:table-cell table:style-name="ce25" office:value-type="string">
            <text:p><text:a xlink:href="https://scholar.princeton.edu/sites/default/files/kahneman/files/prospect_theory.pdf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>
            <text:p>Not so different after all: A cross-discipline view of trust</text:p>
          </table:table-cell>
          <table:table-cell table:number-columns-repeated="4"/>
          <table:table-cell office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>
            <text:p>Evolutionary Psychology: A Primer</text:p>
          </table:table-cell>
          <table:table-cell table:number-columns-repeated="4"/>
          <table:table-cell office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>
            <text:p>Experiments in Synthetic Psychology</text:p>
          </table:table-cell>
          <table:table-cell table:number-columns-repeated="4"/>
          <table:table-cell office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>
            <text:p>Why AI is Harder Than We Think</text:p>
          </table:table-cell>
          <table:table-cell table:number-columns-repeated="4"/>
          <table:table-cell office:value-type="string">
            <text:p>https://arxiv.org/abs/2104.12871</text:p>
          </table:table-cell>
          <table:table-cell table:number-columns-repeated="5"/>
        </table:table-row>
        <table:named-expressions/>
      </table:table>
      <table:table table:name="math_paper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default-cell-style-name="ce46"/>
        <table:table-column table:style-name="co2" table:number-columns-repeated="7" table:default-cell-style-name="Default"/>
        <table:table-row table:style-name="ro1">
          <table:table-cell table:style-name="ce18" office:value-type="string">
            <text:p>Article, case</text:p>
          </table:table-cell>
          <table:table-cell table:style-name="ce18" office:value-type="string">
            <text:p>Authors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link</text:p>
          </table:table-cell>
          <table:table-cell/>
          <table:table-cell office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>
            <text:p>A (Slightly) Improved Approximation Algorithm for Metric TSP</text:p>
          </table:table-cell>
          <table:table-cell table:style-name="ce25" table:number-columns-repeated="2"/>
          <table:table-cell table:number-columns-repeated="2"/>
          <table:table-cell office:value-type="string">
            <text:p>https://arxiv.org/abs/2007.01409</text:p>
          </table:table-cell>
          <table:table-cell/>
          <table:table-cell office:value-type="string">
            <text:p>in search</text:p>
          </table:table-cell>
          <table:table-cell table:style-name="ce44"/>
          <table:table-cell table:style-name="ce45" office:value-type="string">
            <text:p>papers collection</text:p>
          </table:table-cell>
          <table:table-cell table:style-name="ce45" office:value-type="string">
            <text:p>http://proceedings.mlr.press/</text:p>
          </table:table-cell>
        </table:table-row>
        <table:table-row table:style-name="ro1">
          <table:table-cell/>
          <table:table-cell table:style-name="ce37" table:number-columns-repeated="2"/>
          <table:table-cell table:number-columns-repeated="4"/>
          <table:table-cell office:value-type="string">
            <text:p>complete reading</text:p>
          </table:table-cell>
          <table:table-cell table:style-name="ce40"/>
          <table:table-cell office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35"/>
          <table:table-cell table:style-name="ce38" table:number-columns-repeated="2"/>
          <table:table-cell table:number-columns-repeated="4"/>
          <table:table-cell office:value-type="string">
            <text:p>in process</text:p>
          </table:table-cell>
          <table:table-cell table:style-name="ce41"/>
          <table:table-cell office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  <table:named-expressions/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>
            <text:p>Article, case</text:p>
          </table:table-cell>
          <table:table-cell table:style-name="ce18" office:value-type="string">
            <text:p>Authors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statu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link</text:p>
          </table:table-cell>
          <table:table-cell table:number-columns-repeated="7"/>
          <table:table-cell office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in search</text:p>
          </table:table-cell>
          <table:table-cell table:style-name="ce44"/>
        </table:table-row>
        <table:table-row table:style-name="ro1">
          <table:table-cell table:number-columns-repeated="13"/>
          <table:table-cell office:value-type="string">
            <text:p>complete reading</text:p>
          </table:table-cell>
          <table:table-cell table:style-name="ce40"/>
        </table:table-row>
        <table:table-row table:style-name="ro1">
          <table:table-cell table:number-columns-repeated="13"/>
          <table:table-cell office:value-type="string">
            <text:p>in process</text:p>
          </table:table-cell>
          <table:table-cell table:style-name="ce41"/>
        </table:table-row>
        <table:table-row table:style-name="ro1">
          <table:table-cell office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>
            <text:p>interested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>
            <text:p>not interested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Essentials of Game Theory: A Concise Multidisciplinary Introduction</text:p>
          </table:table-cell>
          <table:table-cell table:number-columns-repeated="4"/>
          <table:table-cell office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>
            <text:p>partial interest</text:p>
          </table:table-cell>
          <table:table-cell office:value-type="string">
            <text:p>pi</text:p>
          </table:table-cell>
        </table:table-row>
        <table:table-row table:style-name="ro1">
          <table:table-cell office:value-type="string">
            <text:p>Defining and Measuring Intelligence </text:p>
          </table:table-cell>
          <table:table-cell table:number-columns-repeated="4"/>
          <table:table-cell office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>
            <text:p>The Nature of Mental States</text:p>
          </table:table-cell>
          <table:table-cell office:value-type="string">
            <text:p>h. putnam</text:p>
          </table:table-cell>
          <table:table-cell/>
          <table:table-cell table:style-name="ce40"/>
          <table:table-cell office:value-type="string">
            <text:p>philosophy</text:p>
          </table:table-cell>
          <table:table-cell office:value-type="string">
            <text:p>http://web.csulb.edu/~cwallis/382/readings/482/putnam.nature.mental.states.pdf</text:p>
          </table:table-cell>
          <table:table-cell table:number-columns-repeated="9"/>
        </table:table-row>
        <table:named-expressions/>
      </table:table>
      <table:table table:name="resourc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libs</text:p>
          </table:table-cell>
          <table:table-cell office:value-type="string">
            <text:p>description</text:p>
          </table:table-cell>
          <table:table-cell/>
          <table:table-cell office:value-type="string">
            <text:p>code</text:p>
          </table:table-cell>
          <table:table-cell/>
          <table:table-cell office:value-type="string">
            <text:p>additional links</text:p>
          </table:table-cell>
          <table:table-cell/>
          <table:table-cell office:value-type="string">
            <text:p>Open Source</text:p>
          </table:table-cell>
          <table:table-cell/>
          <table:table-cell table:style-name="ce48" office:value-type="string">
            <text:p>personal</text:p>
          </table:table-cell>
        </table:table-row>
        <table:table-row table:style-name="ro4">
          <table:table-cell office:value-type="string">
            <text:p><text:a xlink:href="https://github.com/deepmind/trfl">https://github.com/deepmind/trfl</text:a></text:p>
          </table:table-cell>
          <table:table-cell office:value-type="string">
            <text:p>TRFL <text:s/>a library of reinforcement learning</text:p>
          </table:table-cell>
          <table:table-cell table:number-columns-repeated="3"/>
          <table:table-cell office:value-type="string">
            <text:p>Simple Deep Q Network w/Pytorch: https://youtu.be/UlJzzLYgYoE</text:p>
          </table:table-cell>
          <table:table-cell/>
          <table:table-cell office:value-type="string">
            <text:p>https://opensource.com/life/13/4/ten-ways-participate-open-source</text:p>
          </table:table-cell>
          <table:table-cell/>
          <table:table-cell table:style-name="ce48" office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>
            <text:p>Reinforcement Learning Crash Course: https://youtu.be/sOiNMW8k4T0</text:p>
          </table:table-cell>
          <table:table-cell/>
          <table:table-cell office:value-type="string">
            <text:p>https://opensource.com/life/12/11/open-source-contributions-come-all-shapes-and-sizes</text:p>
          </table:table-cell>
          <table:table-cell/>
          <table:table-cell table:style-name="ce48"/>
        </table:table-row>
        <table:table-row table:style-name="ro1">
          <table:table-cell table:number-columns-repeated="5"/>
          <table:table-cell office:value-type="string">
            <text:p>Policy Gradients w/Tensorflow: https://youtu.be/UT9pQjVhcaU</text:p>
          </table:table-cell>
          <table:table-cell/>
          <table:table-cell office:value-type="string">
            <text:p>http://opensource.guide/how-to-contribute/</text:p>
          </table:table-cell>
          <table:table-cell/>
          <table:table-cell table:style-name="ce48"/>
        </table:table-row>
        <table:table-row table:style-name="ro1">
          <table:table-cell table:number-columns-repeated="5"/>
          <table:table-cell office:value-type="string">
            <text:p>Deep Q Learning w/Tensorflow https://youtu.be/3Ggq_zoRGP4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Code Your Own RL Environments https://youtu.be/vmrqpHldAQ0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How to Spec a Deep Learning PC: https://youtu.be/xsnVlMWQj8o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Deep Q Learning w/ Pytorch: https://youtu.be/RfNxXlO6BiA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Machine Learning Freelancing https://youtu.be/6M04ZTLE_O4</text:p>
          </table:table-cell>
          <table:table-cell table:number-columns-repeated="3"/>
          <table:table-cell table:style-name="ce48"/>
        </table:table-row>
        <table:table-row table:style-name="ro1">
          <table:table-cell office:value-type="string">
            <text:p>https://lodev.org/cgtutor/filtering.html</text:p>
          </table:table-cell>
          <table:table-cell office:value-type="string">
            <text:p>convolution</text:p>
          </table:table-cell>
          <table:table-cell table:number-columns-repeated="7"/>
          <table:table-cell table:style-name="ce48"/>
        </table:table-row>
        <table:table-row table:style-name="ro1">
          <table:table-cell office:value-type="string">
            <text:p>https://github.com/ritchieng/the-incredible-pytorch</text:p>
          </table:table-cell>
          <table:table-cell table:number-columns-repeated="4"/>
          <table:table-cell office:value-type="string">
            <text:p>Code from video: https://github.com/philtabor/Youtube-Code-Repository</text:p>
          </table:table-cell>
          <table:table-cell table:number-columns-repeated="3"/>
          <table:table-cell table:style-name="ce48"/>
        </table:table-row>
        <table:table-row table:style-name="ro1">
          <table:table-cell office:value-type="string">
            <text:p>https://gombru.github.io/2018/05/23/cross_entropy_loss/</text:p>
          </table:table-cell>
          <table:table-cell office:value-type="string">
            <text:p>losses</text:p>
          </table:table-cell>
          <table:table-cell table:number-columns-repeated="7"/>
          <table:table-cell table:style-name="ce48"/>
        </table:table-row>
        <table:table-row table:style-name="ro1">
          <table:table-cell office:value-type="string">
            <text:p>https://makingcomputerdothings.com/category/ai/page/4/</text:p>
          </table:table-cell>
          <table:table-cell table:number-columns-repeated="8"/>
          <table:table-cell table:style-name="ce48"/>
        </table:table-row>
        <table:table-row table:style-name="ro4">
          <table:table-cell table:style-name="ce48" office:value-type="string">
            <text:p><text:a xlink:href="https://www.fast.ai/2019/07/08/fastai-nlp/">https://www.fast.ai/2019/07/08/fastai-nlp/</text:a></text:p>
          </table:table-cell>
          <table:table-cell table:style-name="ce48" table:number-columns-repeated="2"/>
          <table:table-cell table:style-name="ce48" office:value-type="string">
            <text:p><text:a xlink:href="https://github.com/fastai/course-nlp">https://github.com/fastai/course-nlp</text:a></text:p>
          </table:table-cell>
          <table:table-cell table:style-name="ce48"/>
          <table:table-cell table:style-name="ce48" office:value-type="string">
            <text:p><text:a xlink:href="https://www.youtube.com/playlist?list=PLtmWHNX-gukKocXQOkQjuVxglSDYWsSh9">https://www.youtube.com/playlist?list=PLtmWHNX-gukKocXQOkQjuVxglSDYWsSh9</text:a></text:p>
          </table:table-cell>
          <table:table-cell table:style-name="ce48"/>
          <table:table-cell table:number-columns-repeated="2"/>
          <table:table-cell table:style-name="ce48"/>
        </table:table-row>
        <table:table-row table:style-name="ro1">
          <table:table-cell office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48"/>
        </table:table-row>
        <table:table-row table:style-name="ro1">
          <table:table-cell office:value-type="string">
            <text:p>https://stanfordnlp.github.io/stanfordnlp/</text:p>
          </table:table-cell>
          <table:table-cell office:value-type="string">
            <text:p>StanfordNLP 0.2.0 - Python NLP Library for Many Human Languages</text:p>
          </table:table-cell>
          <table:table-cell table:number-columns-repeated="7"/>
          <table:table-cell table:style-name="ce48"/>
        </table:table-row>
        <table:table-row table:style-name="ro1">
          <table:table-cell table:number-columns-repeated="9"/>
          <table:table-cell table:style-name="ce48"/>
        </table:table-row>
        <table:table-row table:style-name="ro1">
          <table:table-cell office:value-type="string">
            <text:p>https://pytorch.org/blog/pytorch-ecosystem/</text:p>
          </table:table-cell>
          <table:table-cell table:number-columns-repeated="4"/>
          <table:table-cell office:value-type="string">
            <text:p>Botorch: https://botorch.org/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Advertorch: https://github.com/BorealisAI/advertorch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PyTorch Geometric: https://github.com/rusty1s/pytorch_geometric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Skorch: https://github.com/skorch-dev/skorch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PySyft: https://github.com/OpenMined/PySyft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PennyLane: https://pennylane.ai/</text:p>
          </table:table-cell>
          <table:table-cell table:number-columns-repeated="3"/>
          <table:table-cell table:style-name="ce48"/>
        </table:table-row>
        <table:table-row table:style-name="ro1">
          <table:table-cell table:number-columns-repeated="5"/>
          <table:table-cell office:value-type="string">
            <text:p>Flair:https://github.com/zalandoresearch/flair</text:p>
          </table:table-cell>
          <table:table-cell table:number-columns-repeated="3"/>
          <table:table-cell table:style-name="ce48"/>
        </table:table-row>
        <table:table-row table:style-name="ro1">
          <table:table-cell office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48"/>
        </table:table-row>
        <table:table-row table:style-name="ro1">
          <table:table-cell table:number-columns-repeated="9"/>
          <table:table-cell table:style-name="ce48"/>
        </table:table-row>
        <table:table-row table:style-name="ro1">
          <table:table-cell office:value-type="string">
            <text:p>https://bookauthority.org/books/new-reinforcement-learning-books</text:p>
          </table:table-cell>
          <table:table-cell table:number-columns-repeated="8"/>
          <table:table-cell table:style-name="ce48"/>
        </table:table-row>
        <table:table-row table:style-name="ro1">
          <table:table-cell office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2" office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49" office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>
            <text:p>https://habr.com/ru/post/428503/</text:p>
          </table:table-cell>
          <table:table-cell office:value-type="string">
            <text:p>SVM</text:p>
          </table:table-cell>
          <table:table-cell table:number-columns-repeated="5"/>
          <table:table-cell office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51" office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47" office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>
            <text:p>https://www.youtube.com/playlist?list=PLkFD6_40KJIwhWJpGazJ9VSj9CFMkb79A</text:p>
          </table:table-cell>
          <table:table-cell office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www.youtube.com/watch?v=atcKO15YVD8</text:p>
          </table:table-cell>
          <table:table-cell office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>
            <text:p>https://github.com/jdlc105/Must-read-papers-and-continuous-tracking-on-Graph-Neural-Network-GNN-progress</text:p>
          </table:table-cell>
          <table:table-cell office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github.com/dbaranchuk/memory-efficient-maml</text:p>
          </table:table-cell>
          <table:table-cell office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ttp://proceedings.mlr.press/v70/finn17a/finn17a.pdf</text:p>
          </table:table-cell>
          <table:table-cell office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bair.berkeley.edu/blog/2019/12/12/mbpo/</text:p>
          </table:table-cell>
          <table:table-cell office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quality-diversity.github.io/</text:p>
          </table:table-cell>
          <table:table-cell office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heartbeat.fritz.ai/best-of-machine-learning-in-2019-reddit-edition-5fbb676a808</text:p>
          </table:table-cell>
          <table:table-cell office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roberttlange.github.io/posts/2019/12/blog-post-9/</text:p>
          </table:table-cell>
          <table:table-cell office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https://habr.com/ru/post/486358/</text:p>
          </table:table-cell>
          <table:table-cell office:value-type="string">
            <text:p>http://nlp.seas.harvard.edu/2018/04/03/attention.html</text:p>
          </table:table-cell>
          <table:table-cell office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>
            <text:p>https://blog.tensorflow.org/2020/02/tensorflow-lattice-flexible-controlled-and-interpretable-ML.html</text:p>
          </table:table-cell>
          <table:table-cell office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>
            <text:p>https://www.tensorflow.org/guide/keras/rnn</text:p>
          </table:table-cell>
          <table:table-cell office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>
            <text:p>https://www.fast.ai//2020/02/13/fastai-A-Layered-API-for-Deep-Learning/</text:p>
          </table:table-cell>
          <table:table-cell office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>
            <text:p>https://openreview.net/pdf?id=HJe6uANtwH</text:p>
          </table:table-cell>
          <table:table-cell office:value-type="string">
            <text:p>Capsules with Inverted Dot-Product Attention Routing</text:p>
          </table:table-cell>
          <table:table-cell office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https://drive.google.com/file/d/1843aNpKx_rznpuh9AmEshgAKmISVdpJY/view</text:p>
          </table:table-cell>
          <table:table-cell office:value-type="string">
            <text:p>https://blog.tensorflow.org/2020/02/matrix-compression-operator-tensorflow.html</text:p>
          </table:table-cell>
          <table:table-cell office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www.tweag.io/posts/2019-10-25-mcmc-intro1.html</text:p>
          </table:table-cell>
          <table:table-cell office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w to Generate Images of Handwritten Digits using DCGAN</text:p>
          </table:table-cell>
          <table:table-cell office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40" office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0" office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50" office:value-type="string">
            <text:p>https://laconicml.com/free-artificial-intelligence-courses/?fbclid=IwAR2oQoGYdTqiQ6sOJC7LvJxpaeSVVBLwk6Fs7S-_p2iMDq-BqbrpqBUqUrc</text:p>
          </table:table-cell>
          <table:table-cell table:style-name="ce50" office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>
            <text:p>https://blog.tensorflow.org/2020/06/estimating-pitch-with-spice-and-tensorflow-hub.html</text:p>
          </table:table-cell>
          <table:table-cell office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40" office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>
            <text:p>https://data-flair.training/blogs/face-mask-detection-with-python/</text:p>
          </table:table-cell>
          <table:table-cell table:number-columns-repeated="5"/>
          <table:table-cell office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ttps://vk.com/wall-17796776_9068</text:p>
          </table:table-cell>
          <table:table-cell table:number-columns-repeated="4"/>
        </table:table-row>
        <table:named-expressions/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>
            <text:p>http://ai.googleblog.com/2021/02/evaluating-design-trade-offs-in-visual.html</text:p>
          </table:table-cell>
          <table:table-cell table:number-columns-repeated="8"/>
          <table:table-cell office:value-type="string">
            <text:p>ai.googleblog</text:p>
          </table:table-cell>
        </table:table-row>
        <table:table-row table:style-name="ro1">
          <table:table-cell office:value-type="string">
            <text:p>https://www.kdnuggets.com/2021/02/saving-loading-models-tensorflow.html</text:p>
          </table:table-cell>
          <table:table-cell table:number-columns-repeated="8"/>
          <table:table-cell office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>
            <text:p>https://blog.paperspace.com/absolute-guide-to-tensorflow/</text:p>
          </table:table-cell>
          <table:table-cell table:number-columns-repeated="8"/>
          <table:table-cell office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>
            <text:p>https://www.tensorflow.org/xla</text:p>
          </table:table-cell>
          <table:table-cell/>
          <table:table-cell office:value-type="string">
            <text:p>XLA: Optimizing Compiler for Machine Learning</text:p>
          </table:table-cell>
          <table:table-cell office:value-type="string">
            <text:p>https://www.tensorflow.org/xla/tutorials/jit_compile</text:p>
          </table:table-cell>
          <table:table-cell table:number-columns-repeated="5"/>
          <table:table-cell office:value-type="string">
            <text:p>http://ai.googleblog.com/2019/07/google-at-acl-2019.html</text:p>
          </table:table-cell>
        </table:table-row>
        <table:table-row table:style-name="ro1">
          <table:table-cell office:value-type="string">
            <text:p>http://ai.googleblog.com/2021/03/a-new-lens-on-understanding.html</text:p>
          </table:table-cell>
          <table:table-cell table:number-columns-repeated="8"/>
          <table:table-cell office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>
            <text:p>https://www.tensorflow.org/tfx/tutorials/serving/rest_simple</text:p>
          </table:table-cell>
          <table:table-cell table:number-columns-repeated="8"/>
          <table:table-cell office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>
            <text:p>https://www.tensorflow.org/tfx/tutorials/serving/rest_simple</text:p>
          </table:table-cell>
          <table:table-cell table:number-columns-repeated="8"/>
          <table:table-cell office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51" office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>
            <text:p>https://ai.googleblog.com/2021/03/leveraging-machine-learning-for-game.html</text:p>
          </table:table-cell>
        </table:table-row>
        <table:named-expressions/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>
            <text:p>https://pytorch.org/tutorials/beginner/transfer_learning_tutorial.html</text:p>
          </table:table-cell>
          <table:table-cell table:number-columns-repeated="8"/>
          <table:table-cell office:value-type="string">
            <text:p>AI/facebook</text:p>
          </table:table-cell>
        </table:table-row>
        <table:table-row table:style-name="ro1">
          <table:table-cell office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>
            <text:p>https://atcold.github.io/pytorch-Deep-Learning/</text:p>
          </table:table-cell>
          <table:table-cell table:number-columns-repeated="8"/>
          <table:table-cell office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>
            <text:p>https://ai.facebook.com/blog/advances-in-conversational-ai/</text:p>
          </table:table-cell>
        </table:table-row>
        <table:named-expressions/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>
            <text:p>https://medium.com/swlh/python-can-be-faster-than-c-2372c627068</text:p>
          </table:table-cell>
        </table:table-row>
        <table:table-row table:style-name="ro1">
          <table:table-cell office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>
            <text:p>https://medium.com/better-programming/numpy-illustrated-the-visual-guide-to-numpy-3b1d4976de1d</text:p>
          </table:table-cell>
          <table:table-cell table:number-columns-repeated="12"/>
        </table:table-row>
        <table:named-expressions/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>
            <text:p>svm</text:p>
          </table:table-cell>
        </table:table-row>
        <table:table-row table:style-name="ro1">
          <table:table-cell office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>
            <text:p>https://towardsdatascience.com/jupyterlab-2-0-edd4155ab897</text:p>
          </table:table-cell>
          <table:table-cell table:number-columns-repeated="11"/>
          <table:table-cell office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https://towardsdatascience.com/introduction-to-reinforcement-learning-markov-decision-process-44c533ebf8da</text:p>
          </table:table-cell>
          <table:table-cell/>
          <table:table-cell office:value-type="string">
            <text:p>RL</text:p>
          </table:table-cell>
          <table:table-cell table:number-columns-repeated="10"/>
        </table:table-row>
        <table:table-row table:style-name="ro1">
          <table:table-cell office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41" office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https://towardsdatascience.com/r-vs-python-vs-julia-90456a2bcbab</text:p>
          </table:table-cell>
          <table:table-cell table:number-columns-repeated="12"/>
        </table:table-row>
        <table:named-expressions/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>
            <text:p>gan</text:p>
          </table:table-cell>
          <table:table-cell/>
          <table:table-cell office:value-type="string">
            <text:p>scikit</text:p>
          </table:table-cell>
        </table:table-row>
        <table:table-row table:style-name="ro1">
          <table:table-cell office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start-here/</text:p>
          </table:table-cell>
          <table:table-cell table:number-columns-repeated="9"/>
          <table:table-cell office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a-gentle-introduction-to-jensens-inequality/</text:p>
          </table:table-cell>
          <table:table-cell table:number-columns-repeated="9"/>
          <table:table-cell office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uncertainty-in-machine-learning/</text:p>
          </table:table-cell>
          <table:table-cell table:number-columns-repeated="9"/>
          <table:table-cell office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what-are-probability-distributions/</text:p>
          </table:table-cell>
          <table:table-cell table:number-columns-repeated="9"/>
          <table:table-cell office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>
            <text:p>https://machinelearningmastery.com/continuous-probability-distributions-for-machine-learning/</text:p>
          </table:table-cell>
          <table:table-cell table:number-columns-repeated="12"/>
        </table:table-row>
        <table:named-expressions/>
      </table:table>
      <table:table table:name="cheatsheet" table:style-name="ta1" table:print="false">
        <table:table-column table:style-name="co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>
            <text:p>ideas</text:p>
          </table:table-cell>
        </table:table-row>
        <table:table-row table:style-name="ro9">
          <table:table-cell/>
          <table:table-cell office:value-type="string">
            <text:p>https://www.kdnuggets.com/2017/09/essential-data-science-machine-learning-deep-learning-cheat-sheets.html/3</text:p>
          </table:table-cell>
          <table:table-cell table:style-name="ce25" office:value-type="string">
            <text:p>30 Essential Data Science, Machine Learning &amp; Deep Learning Cheat Sheets </text:p>
          </table:table-cell>
          <table:table-cell table:number-columns-repeated="4"/>
          <table:table-cell office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>
            <text:p>https://nuancesprog.ru/p/7949/</text:p>
          </table:table-cell>
          <table:table-cell office:value-type="string">
            <text:p>3 weapons of python</text:p>
          </table:table-cell>
          <table:table-cell table:number-columns-repeated="4"/>
          <table:table-cell office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>
            <text:p>https://www.dezyre.com/recipes/</text:p>
          </table:table-cell>
          <table:table-cell table:number-columns-repeated="5"/>
          <table:table-cell office:value-type="string">
            <text:p>https://42papers.com/</text:p>
          </table:table-cell>
        </table:table-row>
        <table:table-row table:style-name="ro1">
          <table:table-cell/>
          <table:table-cell office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habr.com/ru/post/467825/</text:p>
          </table:table-cell>
          <table:table-cell office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2ch.hk/pr/arch/2016-06-15/res/733276.html</text:p>
          </table:table-cell>
          <table:table-cell office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nbviewer.jupyter.org/github/urtrial/neural_ode/blob/master/Neural%20ODEs%20(Russian).ipynb</text:p>
          </table:table-cell>
          <table:table-cell office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nbviewer.jupyter.org/github/msurtsukov/neural-ode/blob/master/Neural%20ODEs.ipynb</text:p>
          </table:table-cell>
          <table:table-cell office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  <table:named-expressions/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>
            <text:p>https://data-flair.training/blogs/data-science-projects-code/</text:p>
          </table:table-cell>
          <table:table-cell table:number-columns-repeated="5"/>
          <table:table-cell office:value-type="string">
            <text:p>https://data-flair.training/blogs/machine-learning-tutorials-home/</text:p>
          </table:table-cell>
          <table:table-cell office:value-type="string">
            <text:p>tutorials</text:p>
          </table:table-cell>
        </table:table-row>
        <table:table-row table:style-name="ro1">
          <table:table-cell office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  <table:named-expressions/>
      </table:table>
      <table:table table:name="ml_tutorials" table:style-name="ta1" table:print="false">
        <table:table-column table:style-name="co24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https://habr.com/ru/post/135281/</text:p>
          </table:table-cell>
          <table:table-cell office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>
            <text:p>https://pair-code.github.io/interpretability/bert-tree/</text:p>
          </table:table-cell>
          <table:table-cell table:number-columns-repeated="8"/>
          <table:table-cell office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https://christophm.github.io/interpretable-ml-book/intro.html</text:p>
          </table:table-cell>
          <table:table-cell table:number-columns-repeated="8"/>
          <table:table-cell office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>
            <text:p>https://interpretable-ml-class.github.io/</text:p>
          </table:table-cell>
          <table:table-cell table:number-columns-repeated="8"/>
          <table:table-cell office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>
            <text:p>https://habr.com/ru/company/ods/blog/322626/</text:p>
          </table:table-cell>
          <table:table-cell office:value-type="string">
            <text:p>Открытый курс машинного обучения</text:p>
          </table:table-cell>
          <table:table-cell table:number-columns-repeated="7"/>
          <table:table-cell office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>
            <text:p>https://habr.com/ru/post/208090/</text:p>
          </table:table-cell>
          <table:table-cell office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>
            <text:p>https://www.starai.io/course/</text:p>
          </table:table-cell>
          <table:table-cell table:number-columns-repeated="8"/>
          <table:table-cell office:value-type="string">
            <text:p>https://leimao.github.io/blog/PyTorch-Static-Quantization/</text:p>
          </table:table-cell>
          <table:table-cell office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>
            <text:p>https://drsleep.github.io/projects/</text:p>
          </table:table-cell>
          <table:table-cell table:number-columns-repeated="8"/>
          <table:table-cell office:value-type="string">
            <text:p>https://uvaml1.github.io/</text:p>
          </table:table-cell>
          <table:table-cell/>
        </table:table-row>
        <table:table-row table:style-name="ro1">
          <table:table-cell office:value-type="string">
            <text:p>https://proglib.io/p/neural-nets-guide/</text:p>
          </table:table-cell>
          <table:table-cell table:number-columns-repeated="8"/>
          <table:table-cell office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>
            <text:p>https://workshape.github.io/visual-graph-algorithms/</text:p>
          </table:table-cell>
          <table:table-cell table:number-columns-repeated="8"/>
          <table:table-cell office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>
            <text:p>https://realpython.com/face-recognition-with-python/</text:p>
          </table:table-cell>
          <table:table-cell table:number-columns-repeated="8"/>
          <table:table-cell office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>
            <text:p>https://www.kdnuggets.com/2020/09/introduction-time-series-analysis-python.html</text:p>
          </table:table-cell>
          <table:table-cell table:number-columns-repeated="8"/>
          <table:table-cell office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>
            <text:p>https://www.kdnuggets.com/2020/11/dalex-explain-tensorflow-model.html</text:p>
          </table:table-cell>
          <table:table-cell table:number-columns-repeated="8"/>
          <table:table-cell office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>
            <text:p>https://lab-ml.com/labml_nn/optimizers/adam.html</text:p>
          </table:table-cell>
          <table:table-cell office:value-type="string">
            <text:p>Implementation of Adam and AMSGrad Optimizers</text:p>
          </table:table-cell>
          <table:table-cell office:value-type="string">
            <text:p>https://lab-ml.com/labml_nn/optimizers/amsgrad.html</text:p>
          </table:table-cell>
          <table:table-cell office:value-type="string">
            <text:p>https://github.com/lab-ml/nn</text:p>
          </table:table-cell>
          <table:table-cell office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  <table:named-expressions/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>
            <text:p>https://www.youtube.com/watch?v=IoD8PzIOZ4I</text:p>
          </table:table-cell>
          <table:table-cell table:number-columns-repeated="10"/>
        </table:table-row>
        <table:named-expressions/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>
            <text:p>https://proglib.io/p/python-digest/</text:p>
          </table:table-cell>
          <table:table-cell table:number-columns-repeated="5"/>
          <table:table-cell office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>
            <text:p>https://developers.google.com/edu/python/</text:p>
          </table:table-cell>
          <table:table-cell table:number-columns-repeated="5"/>
          <table:table-cell office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>
            <text:p>https://realpython.com/python-bindings-overview/</text:p>
          </table:table-cell>
          <table:table-cell table:number-columns-repeated="5"/>
          <table:table-cell office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>
            <text:p>https://www.youtube.com/playlist?list=PLlWXhlUMyoob9tyunorO83QWi5GWAD8Zh</text:p>
          </table:table-cell>
          <table:table-cell table:number-columns-repeated="6"/>
        </table:table-row>
        <table:named-expressions/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>
            <text:p>https://floating-point-gui.de/basic/</text:p>
          </table:table-cell>
          <table:table-cell/>
        </table:table-row>
        <table:table-row table:style-name="ro1">
          <table:table-cell office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>
            <text:p>https://250bpm.com/blog:153/</text:p>
          </table:table-cell>
          <table:table-cell office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>
            <text:p>https://nuancesprog.ru/p/7833/</text:p>
          </table:table-cell>
          <table:table-cell office:value-type="string">
            <text:p>tests</text:p>
          </table:table-cell>
        </table:table-row>
        <table:named-expressions/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>
            <text:p>https://sites.math.rutgers.edu/~ajl213/CLRS/CLRS.html</text:p>
          </table:table-cell>
        </table:table-row>
        <table:table-row table:style-name="ro1">
          <table:table-cell office:value-type="string">
            <text:p>https://walkccc.github.io/CLRS/</text:p>
          </table:table-cell>
        </table:table-row>
        <table:table-row table:style-name="ro1">
          <table:table-cell office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>
            <text:p>http://wiki.c2.com/?FizzBuzzTest</text:p>
          </table:table-cell>
        </table:table-row>
        <table:named-expressions/>
      </table:table>
      <table:named-expressions>
        <table:named-range table:name="Agents" table:base-cell-address="$coursera.$E$13" table:cell-range-address="$'AI textbooks'.$E$15"/>
        <table:named-range table:name="Planning" table:base-cell-address="$coursera.$E$20" table:cell-range-address="$'AI textbooks'.$E$22"/>
        <table:named-range table:name="Search" table:base-cell-address="$coursera.$E$26" table:cell-range-address="$'AI textbooks'.$E$28"/>
        <table:named-range table:name="Logic" table:base-cell-address="$coursera.$E$31" table:cell-range-address="$'AI textbooks'.$E$33"/>
        <table:named-range table:name="Uncertainty" table:base-cell-address="$coursera.$E$38" table:cell-range-address="$'AI textbooks'.$E$40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Robotics" table:base-cell-address="$coursera.$F$67" table:cell-range-address="$'AI textbooks'.$F$6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Lisp Programming" table:base-cell-address="$coursera.$E$94" table:cell-range-address="$'AI textbooks'.$E$96"/>
        <table:named-range table:name="Prolog Programming" table:base-cell-address="$coursera.$A$106" table:cell-range-address="$'AI textbooks'.$A$108"/>
        <table:named-range table:name="C++/Java/Python" table:base-cell-address="$coursera.$F$113" table:cell-range-address="$'AI textbooks'.$F$115"/>
        <table:named-range table:name="Reference" table:base-cell-address="$coursera.$F$117" table:cell-range-address="$'AI textbooks'.$F$1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Medi" svg:font-family="NimbusRomNo9L-Medi"/>
    <style:font-face style:name="AdvPS9B31" svg:font-family="AdvPS9B31" style:font-family-generic="roman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3">13.01.2023</text:date>, <text:time>16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8DT8H18M57S</meta:editing-duration>
    <meta:editing-cycles>872</meta:editing-cycles>
    <meta:generator>OpenOffice/4.1.11$Win32 OpenOffice.org_project/4111m1$Build-9808</meta:generator>
    <dc:date>2023-01-13T16:05:11.58</dc:date>
    <meta:document-statistic meta:table-count="21" meta:cell-count="314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